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SQL comman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&quot;insert into `usbong_kms`.`inventory` (`inventory_id`, `item_id`, `quantity_in_stock`, `expiration_date`, `added_datetime_stamp`) values (null, '&quot;&amp;[.A2]&amp;&quot;', '-1', '0000-00-00', current_timestamp);&quot;" office:value-type="string" office:string-value="insert into `usbong_kms`.`inventory` (`inventory_id`, `item_id`, `quantity_in_stock`, `expiration_date`, `added_datetime_stamp`) values (null, '102', '-1', '0000-00-00', current_timestamp);" calcext:value-type="string">
            <text:p>insert into `usbong_kms`.`inventory` (`inventory_id`, `item_id`, `quantity_in_stock`, `expiration_date`, `added_datetime_stamp`) values (null, '102', '-1', '0000-00-00', current_timestamp);</text:p>
          </table:table-cell>
        </table:table-row>
        <table:table-row table:style-name="ro1">
          <table:table-cell table:formula="of:=[.A2]+1" office:value-type="float" office:value="103" calcext:value-type="float">
            <text:p>103</text:p>
          </table:table-cell>
          <table:table-cell table:formula="of:=&quot;insert into `usbong_kms`.`inventory` (`inventory_id`, `item_id`, `quantity_in_stock`, `expiration_date`, `added_datetime_stamp`) values (null, '&quot;&amp;[.A3]&amp;&quot;', '-1', '0000-00-00', current_timestamp);&quot;" office:value-type="string" office:string-value="insert into `usbong_kms`.`inventory` (`inventory_id`, `item_id`, `quantity_in_stock`, `expiration_date`, `added_datetime_stamp`) values (null, '103', '-1', '0000-00-00', current_timestamp);" calcext:value-type="string">
            <text:p>insert into `usbong_kms`.`inventory` (`inventory_id`, `item_id`, `quantity_in_stock`, `expiration_date`, `added_datetime_stamp`) values (null, '103', '-1', '0000-00-00', current_timestamp);</text:p>
          </table:table-cell>
        </table:table-row>
        <table:table-row table:style-name="ro1">
          <table:table-cell table:formula="of:=[.A3]+1" office:value-type="float" office:value="104" calcext:value-type="float">
            <text:p>104</text:p>
          </table:table-cell>
          <table:table-cell table:formula="of:=&quot;insert into `usbong_kms`.`inventory` (`inventory_id`, `item_id`, `quantity_in_stock`, `expiration_date`, `added_datetime_stamp`) values (null, '&quot;&amp;[.A4]&amp;&quot;', '-1', '0000-00-00', current_timestamp);&quot;" office:value-type="string" office:string-value="insert into `usbong_kms`.`inventory` (`inventory_id`, `item_id`, `quantity_in_stock`, `expiration_date`, `added_datetime_stamp`) values (null, '104', '-1', '0000-00-00', current_timestamp);" calcext:value-type="string">
            <text:p>insert into `usbong_kms`.`inventory` (`inventory_id`, `item_id`, `quantity_in_stock`, `expiration_date`, `added_datetime_stamp`) values (null, '104', '-1', '0000-00-00', current_timestamp);</text:p>
          </table:table-cell>
        </table:table-row>
        <table:table-row table:style-name="ro1">
          <table:table-cell table:formula="of:=[.A4]+1" office:value-type="float" office:value="105" calcext:value-type="float">
            <text:p>105</text:p>
          </table:table-cell>
          <table:table-cell table:formula="of:=&quot;insert into `usbong_kms`.`inventory` (`inventory_id`, `item_id`, `quantity_in_stock`, `expiration_date`, `added_datetime_stamp`) values (null, '&quot;&amp;[.A5]&amp;&quot;', '-1', '0000-00-00', current_timestamp);&quot;" office:value-type="string" office:string-value="insert into `usbong_kms`.`inventory` (`inventory_id`, `item_id`, `quantity_in_stock`, `expiration_date`, `added_datetime_stamp`) values (null, '105', '-1', '0000-00-00', current_timestamp);" calcext:value-type="string">
            <text:p>insert into `usbong_kms`.`inventory` (`inventory_id`, `item_id`, `quantity_in_stock`, `expiration_date`, `added_datetime_stamp`) values (null, '105', '-1', '0000-00-00', current_timestamp);</text:p>
          </table:table-cell>
        </table:table-row>
        <table:table-row table:style-name="ro1">
          <table:table-cell table:formula="of:=[.A5]+1" office:value-type="float" office:value="106" calcext:value-type="float">
            <text:p>106</text:p>
          </table:table-cell>
          <table:table-cell table:formula="of:=&quot;insert into `usbong_kms`.`inventory` (`inventory_id`, `item_id`, `quantity_in_stock`, `expiration_date`, `added_datetime_stamp`) values (null, '&quot;&amp;[.A6]&amp;&quot;', '-1', '0000-00-00', current_timestamp);&quot;" office:value-type="string" office:string-value="insert into `usbong_kms`.`inventory` (`inventory_id`, `item_id`, `quantity_in_stock`, `expiration_date`, `added_datetime_stamp`) values (null, '106', '-1', '0000-00-00', current_timestamp);" calcext:value-type="string">
            <text:p>insert into `usbong_kms`.`inventory` (`inventory_id`, `item_id`, `quantity_in_stock`, `expiration_date`, `added_datetime_stamp`) values (null, '106', '-1', '0000-00-00', current_timestamp);</text:p>
          </table:table-cell>
        </table:table-row>
        <table:table-row table:style-name="ro1">
          <table:table-cell table:formula="of:=[.A6]+1" office:value-type="float" office:value="107" calcext:value-type="float">
            <text:p>107</text:p>
          </table:table-cell>
          <table:table-cell table:formula="of:=&quot;insert into `usbong_kms`.`inventory` (`inventory_id`, `item_id`, `quantity_in_stock`, `expiration_date`, `added_datetime_stamp`) values (null, '&quot;&amp;[.A7]&amp;&quot;', '-1', '0000-00-00', current_timestamp);&quot;" office:value-type="string" office:string-value="insert into `usbong_kms`.`inventory` (`inventory_id`, `item_id`, `quantity_in_stock`, `expiration_date`, `added_datetime_stamp`) values (null, '107', '-1', '0000-00-00', current_timestamp);" calcext:value-type="string">
            <text:p>insert into `usbong_kms`.`inventory` (`inventory_id`, `item_id`, `quantity_in_stock`, `expiration_date`, `added_datetime_stamp`) values (null, '107', '-1', '0000-00-00', current_timestamp);</text:p>
          </table:table-cell>
        </table:table-row>
        <table:table-row table:style-name="ro1">
          <table:table-cell table:formula="of:=[.A7]+1" office:value-type="float" office:value="108" calcext:value-type="float">
            <text:p>108</text:p>
          </table:table-cell>
          <table:table-cell table:formula="of:=&quot;insert into `usbong_kms`.`inventory` (`inventory_id`, `item_id`, `quantity_in_stock`, `expiration_date`, `added_datetime_stamp`) values (null, '&quot;&amp;[.A8]&amp;&quot;', '-1', '0000-00-00', current_timestamp);&quot;" office:value-type="string" office:string-value="insert into `usbong_kms`.`inventory` (`inventory_id`, `item_id`, `quantity_in_stock`, `expiration_date`, `added_datetime_stamp`) values (null, '108', '-1', '0000-00-00', current_timestamp);" calcext:value-type="string">
            <text:p>insert into `usbong_kms`.`inventory` (`inventory_id`, `item_id`, `quantity_in_stock`, `expiration_date`, `added_datetime_stamp`) values (null, '108', '-1', '0000-00-00', current_timestamp);</text:p>
          </table:table-cell>
        </table:table-row>
        <table:table-row table:style-name="ro1">
          <table:table-cell table:formula="of:=[.A8]+1" office:value-type="float" office:value="109" calcext:value-type="float">
            <text:p>109</text:p>
          </table:table-cell>
          <table:table-cell table:formula="of:=&quot;insert into `usbong_kms`.`inventory` (`inventory_id`, `item_id`, `quantity_in_stock`, `expiration_date`, `added_datetime_stamp`) values (null, '&quot;&amp;[.A9]&amp;&quot;', '-1', '0000-00-00', current_timestamp);&quot;" office:value-type="string" office:string-value="insert into `usbong_kms`.`inventory` (`inventory_id`, `item_id`, `quantity_in_stock`, `expiration_date`, `added_datetime_stamp`) values (null, '109', '-1', '0000-00-00', current_timestamp);" calcext:value-type="string">
            <text:p>insert into `usbong_kms`.`inventory` (`inventory_id`, `item_id`, `quantity_in_stock`, `expiration_date`, `added_datetime_stamp`) values (null, '109', '-1', '0000-00-00', current_timestamp);</text:p>
          </table:table-cell>
        </table:table-row>
        <table:table-row table:style-name="ro1">
          <table:table-cell table:formula="of:=[.A9]+1" office:value-type="float" office:value="110" calcext:value-type="float">
            <text:p>110</text:p>
          </table:table-cell>
          <table:table-cell table:formula="of:=&quot;insert into `usbong_kms`.`inventory` (`inventory_id`, `item_id`, `quantity_in_stock`, `expiration_date`, `added_datetime_stamp`) values (null, '&quot;&amp;[.A10]&amp;&quot;', '-1', '0000-00-00', current_timestamp);&quot;" office:value-type="string" office:string-value="insert into `usbong_kms`.`inventory` (`inventory_id`, `item_id`, `quantity_in_stock`, `expiration_date`, `added_datetime_stamp`) values (null, '110', '-1', '0000-00-00', current_timestamp);" calcext:value-type="string">
            <text:p>insert into `usbong_kms`.`inventory` (`inventory_id`, `item_id`, `quantity_in_stock`, `expiration_date`, `added_datetime_stamp`) values (null, '110', '-1', '0000-00-00', current_timestamp);</text:p>
          </table:table-cell>
        </table:table-row>
        <table:table-row table:style-name="ro1">
          <table:table-cell table:formula="of:=[.A10]+1" office:value-type="float" office:value="111" calcext:value-type="float">
            <text:p>111</text:p>
          </table:table-cell>
          <table:table-cell table:formula="of:=&quot;insert into `usbong_kms`.`inventory` (`inventory_id`, `item_id`, `quantity_in_stock`, `expiration_date`, `added_datetime_stamp`) values (null, '&quot;&amp;[.A11]&amp;&quot;', '-1', '0000-00-00', current_timestamp);&quot;" office:value-type="string" office:string-value="insert into `usbong_kms`.`inventory` (`inventory_id`, `item_id`, `quantity_in_stock`, `expiration_date`, `added_datetime_stamp`) values (null, '111', '-1', '0000-00-00', current_timestamp);" calcext:value-type="string">
            <text:p>insert into `usbong_kms`.`inventory` (`inventory_id`, `item_id`, `quantity_in_stock`, `expiration_date`, `added_datetime_stamp`) values (null, '111', '-1', '0000-00-00', current_timestamp);</text:p>
          </table:table-cell>
        </table:table-row>
        <table:table-row table:style-name="ro1">
          <table:table-cell table:formula="of:=[.A11]+1" office:value-type="float" office:value="112" calcext:value-type="float">
            <text:p>112</text:p>
          </table:table-cell>
          <table:table-cell table:formula="of:=&quot;insert into `usbong_kms`.`inventory` (`inventory_id`, `item_id`, `quantity_in_stock`, `expiration_date`, `added_datetime_stamp`) values (null, '&quot;&amp;[.A12]&amp;&quot;', '-1', '0000-00-00', current_timestamp);&quot;" office:value-type="string" office:string-value="insert into `usbong_kms`.`inventory` (`inventory_id`, `item_id`, `quantity_in_stock`, `expiration_date`, `added_datetime_stamp`) values (null, '112', '-1', '0000-00-00', current_timestamp);" calcext:value-type="string">
            <text:p>insert into `usbong_kms`.`inventory` (`inventory_id`, `item_id`, `quantity_in_stock`, `expiration_date`, `added_datetime_stamp`) values (null, '112', '-1', '0000-00-00', current_timestamp);</text:p>
          </table:table-cell>
        </table:table-row>
        <table:table-row table:style-name="ro1">
          <table:table-cell table:formula="of:=[.A12]+1" office:value-type="float" office:value="113" calcext:value-type="float">
            <text:p>113</text:p>
          </table:table-cell>
          <table:table-cell table:formula="of:=&quot;insert into `usbong_kms`.`inventory` (`inventory_id`, `item_id`, `quantity_in_stock`, `expiration_date`, `added_datetime_stamp`) values (null, '&quot;&amp;[.A13]&amp;&quot;', '-1', '0000-00-00', current_timestamp);&quot;" office:value-type="string" office:string-value="insert into `usbong_kms`.`inventory` (`inventory_id`, `item_id`, `quantity_in_stock`, `expiration_date`, `added_datetime_stamp`) values (null, '113', '-1', '0000-00-00', current_timestamp);" calcext:value-type="string">
            <text:p>insert into `usbong_kms`.`inventory` (`inventory_id`, `item_id`, `quantity_in_stock`, `expiration_date`, `added_datetime_stamp`) values (null, '113', '-1', '0000-00-00', current_timestamp);</text:p>
          </table:table-cell>
        </table:table-row>
        <table:table-row table:style-name="ro1">
          <table:table-cell table:formula="of:=[.A13]+1" office:value-type="float" office:value="114" calcext:value-type="float">
            <text:p>114</text:p>
          </table:table-cell>
          <table:table-cell table:formula="of:=&quot;insert into `usbong_kms`.`inventory` (`inventory_id`, `item_id`, `quantity_in_stock`, `expiration_date`, `added_datetime_stamp`) values (null, '&quot;&amp;[.A14]&amp;&quot;', '-1', '0000-00-00', current_timestamp);&quot;" office:value-type="string" office:string-value="insert into `usbong_kms`.`inventory` (`inventory_id`, `item_id`, `quantity_in_stock`, `expiration_date`, `added_datetime_stamp`) values (null, '114', '-1', '0000-00-00', current_timestamp);" calcext:value-type="string">
            <text:p>insert into `usbong_kms`.`inventory` (`inventory_id`, `item_id`, `quantity_in_stock`, `expiration_date`, `added_datetime_stamp`) values (null, '114', '-1', '0000-00-00', current_timestamp);</text:p>
          </table:table-cell>
        </table:table-row>
        <table:table-row table:style-name="ro1">
          <table:table-cell table:formula="of:=[.A14]+1" office:value-type="float" office:value="115" calcext:value-type="float">
            <text:p>115</text:p>
          </table:table-cell>
          <table:table-cell table:formula="of:=&quot;insert into `usbong_kms`.`inventory` (`inventory_id`, `item_id`, `quantity_in_stock`, `expiration_date`, `added_datetime_stamp`) values (null, '&quot;&amp;[.A15]&amp;&quot;', '-1', '0000-00-00', current_timestamp);&quot;" office:value-type="string" office:string-value="insert into `usbong_kms`.`inventory` (`inventory_id`, `item_id`, `quantity_in_stock`, `expiration_date`, `added_datetime_stamp`) values (null, '115', '-1', '0000-00-00', current_timestamp);" calcext:value-type="string">
            <text:p>insert into `usbong_kms`.`inventory` (`inventory_id`, `item_id`, `quantity_in_stock`, `expiration_date`, `added_datetime_stamp`) values (null, '115', '-1', '0000-00-00', current_timestamp);</text:p>
          </table:table-cell>
        </table:table-row>
        <table:table-row table:style-name="ro1">
          <table:table-cell table:formula="of:=[.A15]+1" office:value-type="float" office:value="116" calcext:value-type="float">
            <text:p>116</text:p>
          </table:table-cell>
          <table:table-cell table:formula="of:=&quot;insert into `usbong_kms`.`inventory` (`inventory_id`, `item_id`, `quantity_in_stock`, `expiration_date`, `added_datetime_stamp`) values (null, '&quot;&amp;[.A16]&amp;&quot;', '-1', '0000-00-00', current_timestamp);&quot;" office:value-type="string" office:string-value="insert into `usbong_kms`.`inventory` (`inventory_id`, `item_id`, `quantity_in_stock`, `expiration_date`, `added_datetime_stamp`) values (null, '116', '-1', '0000-00-00', current_timestamp);" calcext:value-type="string">
            <text:p>insert into `usbong_kms`.`inventory` (`inventory_id`, `item_id`, `quantity_in_stock`, `expiration_date`, `added_datetime_stamp`) values (null, '116', '-1', '0000-00-00', current_timestamp);</text:p>
          </table:table-cell>
        </table:table-row>
        <table:table-row table:style-name="ro1">
          <table:table-cell table:formula="of:=[.A16]+1" office:value-type="float" office:value="117" calcext:value-type="float">
            <text:p>117</text:p>
          </table:table-cell>
          <table:table-cell table:formula="of:=&quot;insert into `usbong_kms`.`inventory` (`inventory_id`, `item_id`, `quantity_in_stock`, `expiration_date`, `added_datetime_stamp`) values (null, '&quot;&amp;[.A17]&amp;&quot;', '-1', '0000-00-00', current_timestamp);&quot;" office:value-type="string" office:string-value="insert into `usbong_kms`.`inventory` (`inventory_id`, `item_id`, `quantity_in_stock`, `expiration_date`, `added_datetime_stamp`) values (null, '117', '-1', '0000-00-00', current_timestamp);" calcext:value-type="string">
            <text:p>insert into `usbong_kms`.`inventory` (`inventory_id`, `item_id`, `quantity_in_stock`, `expiration_date`, `added_datetime_stamp`) values (null, '117', '-1', '0000-00-00', current_timestamp);</text:p>
          </table:table-cell>
        </table:table-row>
        <table:table-row table:style-name="ro1">
          <table:table-cell table:formula="of:=[.A17]+1" office:value-type="float" office:value="118" calcext:value-type="float">
            <text:p>118</text:p>
          </table:table-cell>
          <table:table-cell table:formula="of:=&quot;insert into `usbong_kms`.`inventory` (`inventory_id`, `item_id`, `quantity_in_stock`, `expiration_date`, `added_datetime_stamp`) values (null, '&quot;&amp;[.A18]&amp;&quot;', '-1', '0000-00-00', current_timestamp);&quot;" office:value-type="string" office:string-value="insert into `usbong_kms`.`inventory` (`inventory_id`, `item_id`, `quantity_in_stock`, `expiration_date`, `added_datetime_stamp`) values (null, '118', '-1', '0000-00-00', current_timestamp);" calcext:value-type="string">
            <text:p>insert into `usbong_kms`.`inventory` (`inventory_id`, `item_id`, `quantity_in_stock`, `expiration_date`, `added_datetime_stamp`) values (null, '118', '-1', '0000-00-00', current_timestamp);</text:p>
          </table:table-cell>
        </table:table-row>
        <table:table-row table:style-name="ro1">
          <table:table-cell table:formula="of:=[.A18]+1" office:value-type="float" office:value="119" calcext:value-type="float">
            <text:p>119</text:p>
          </table:table-cell>
          <table:table-cell table:formula="of:=&quot;insert into `usbong_kms`.`inventory` (`inventory_id`, `item_id`, `quantity_in_stock`, `expiration_date`, `added_datetime_stamp`) values (null, '&quot;&amp;[.A19]&amp;&quot;', '-1', '0000-00-00', current_timestamp);&quot;" office:value-type="string" office:string-value="insert into `usbong_kms`.`inventory` (`inventory_id`, `item_id`, `quantity_in_stock`, `expiration_date`, `added_datetime_stamp`) values (null, '119', '-1', '0000-00-00', current_timestamp);" calcext:value-type="string">
            <text:p>insert into `usbong_kms`.`inventory` (`inventory_id`, `item_id`, `quantity_in_stock`, `expiration_date`, `added_datetime_stamp`) values (null, '119', '-1', '0000-00-00', current_timestamp);</text:p>
          </table:table-cell>
        </table:table-row>
        <table:table-row table:style-name="ro1">
          <table:table-cell table:formula="of:=[.A19]+1" office:value-type="float" office:value="120" calcext:value-type="float">
            <text:p>120</text:p>
          </table:table-cell>
          <table:table-cell table:formula="of:=&quot;insert into `usbong_kms`.`inventory` (`inventory_id`, `item_id`, `quantity_in_stock`, `expiration_date`, `added_datetime_stamp`) values (null, '&quot;&amp;[.A20]&amp;&quot;', '-1', '0000-00-00', current_timestamp);&quot;" office:value-type="string" office:string-value="insert into `usbong_kms`.`inventory` (`inventory_id`, `item_id`, `quantity_in_stock`, `expiration_date`, `added_datetime_stamp`) values (null, '120', '-1', '0000-00-00', current_timestamp);" calcext:value-type="string">
            <text:p>insert into `usbong_kms`.`inventory` (`inventory_id`, `item_id`, `quantity_in_stock`, `expiration_date`, `added_datetime_stamp`) values (null, '120', '-1', '0000-00-00', current_timestamp);</text:p>
          </table:table-cell>
        </table:table-row>
        <table:table-row table:style-name="ro1">
          <table:table-cell table:formula="of:=[.A20]+1" office:value-type="float" office:value="121" calcext:value-type="float">
            <text:p>121</text:p>
          </table:table-cell>
          <table:table-cell table:formula="of:=&quot;insert into `usbong_kms`.`inventory` (`inventory_id`, `item_id`, `quantity_in_stock`, `expiration_date`, `added_datetime_stamp`) values (null, '&quot;&amp;[.A21]&amp;&quot;', '-1', '0000-00-00', current_timestamp);&quot;" office:value-type="string" office:string-value="insert into `usbong_kms`.`inventory` (`inventory_id`, `item_id`, `quantity_in_stock`, `expiration_date`, `added_datetime_stamp`) values (null, '121', '-1', '0000-00-00', current_timestamp);" calcext:value-type="string">
            <text:p>insert into `usbong_kms`.`inventory` (`inventory_id`, `item_id`, `quantity_in_stock`, `expiration_date`, `added_datetime_stamp`) values (null, '121', '-1', '0000-00-00', current_timestamp);</text:p>
          </table:table-cell>
        </table:table-row>
        <table:table-row table:style-name="ro1">
          <table:table-cell table:formula="of:=[.A21]+1" office:value-type="float" office:value="122" calcext:value-type="float">
            <text:p>122</text:p>
          </table:table-cell>
          <table:table-cell table:formula="of:=&quot;insert into `usbong_kms`.`inventory` (`inventory_id`, `item_id`, `quantity_in_stock`, `expiration_date`, `added_datetime_stamp`) values (null, '&quot;&amp;[.A22]&amp;&quot;', '-1', '0000-00-00', current_timestamp);&quot;" office:value-type="string" office:string-value="insert into `usbong_kms`.`inventory` (`inventory_id`, `item_id`, `quantity_in_stock`, `expiration_date`, `added_datetime_stamp`) values (null, '122', '-1', '0000-00-00', current_timestamp);" calcext:value-type="string">
            <text:p>insert into `usbong_kms`.`inventory` (`inventory_id`, `item_id`, `quantity_in_stock`, `expiration_date`, `added_datetime_stamp`) values (null, '122', '-1', '0000-00-00', current_timestamp);</text:p>
          </table:table-cell>
        </table:table-row>
        <table:table-row table:style-name="ro1">
          <table:table-cell table:formula="of:=[.A22]+1" office:value-type="float" office:value="123" calcext:value-type="float">
            <text:p>123</text:p>
          </table:table-cell>
          <table:table-cell table:formula="of:=&quot;insert into `usbong_kms`.`inventory` (`inventory_id`, `item_id`, `quantity_in_stock`, `expiration_date`, `added_datetime_stamp`) values (null, '&quot;&amp;[.A23]&amp;&quot;', '-1', '0000-00-00', current_timestamp);&quot;" office:value-type="string" office:string-value="insert into `usbong_kms`.`inventory` (`inventory_id`, `item_id`, `quantity_in_stock`, `expiration_date`, `added_datetime_stamp`) values (null, '123', '-1', '0000-00-00', current_timestamp);" calcext:value-type="string">
            <text:p>insert into `usbong_kms`.`inventory` (`inventory_id`, `item_id`, `quantity_in_stock`, `expiration_date`, `added_datetime_stamp`) values (null, '123', '-1', '0000-00-00', current_timestamp);</text:p>
          </table:table-cell>
        </table:table-row>
        <table:table-row table:style-name="ro1">
          <table:table-cell table:formula="of:=[.A23]+1" office:value-type="float" office:value="124" calcext:value-type="float">
            <text:p>124</text:p>
          </table:table-cell>
          <table:table-cell table:formula="of:=&quot;insert into `usbong_kms`.`inventory` (`inventory_id`, `item_id`, `quantity_in_stock`, `expiration_date`, `added_datetime_stamp`) values (null, '&quot;&amp;[.A24]&amp;&quot;', '-1', '0000-00-00', current_timestamp);&quot;" office:value-type="string" office:string-value="insert into `usbong_kms`.`inventory` (`inventory_id`, `item_id`, `quantity_in_stock`, `expiration_date`, `added_datetime_stamp`) values (null, '124', '-1', '0000-00-00', current_timestamp);" calcext:value-type="string">
            <text:p>insert into `usbong_kms`.`inventory` (`inventory_id`, `item_id`, `quantity_in_stock`, `expiration_date`, `added_datetime_stamp`) values (null, '124', '-1', '0000-00-00', current_timestamp);</text:p>
          </table:table-cell>
        </table:table-row>
        <table:table-row table:style-name="ro1">
          <table:table-cell table:formula="of:=[.A24]+1" office:value-type="float" office:value="125" calcext:value-type="float">
            <text:p>125</text:p>
          </table:table-cell>
          <table:table-cell table:formula="of:=&quot;insert into `usbong_kms`.`inventory` (`inventory_id`, `item_id`, `quantity_in_stock`, `expiration_date`, `added_datetime_stamp`) values (null, '&quot;&amp;[.A25]&amp;&quot;', '-1', '0000-00-00', current_timestamp);&quot;" office:value-type="string" office:string-value="insert into `usbong_kms`.`inventory` (`inventory_id`, `item_id`, `quantity_in_stock`, `expiration_date`, `added_datetime_stamp`) values (null, '125', '-1', '0000-00-00', current_timestamp);" calcext:value-type="string">
            <text:p>insert into `usbong_kms`.`inventory` (`inventory_id`, `item_id`, `quantity_in_stock`, `expiration_date`, `added_datetime_stamp`) values (null, '125', '-1', '0000-00-00', current_timestamp);</text:p>
          </table:table-cell>
        </table:table-row>
        <table:table-row table:style-name="ro1">
          <table:table-cell table:formula="of:=[.A25]+1" office:value-type="float" office:value="126" calcext:value-type="float">
            <text:p>126</text:p>
          </table:table-cell>
          <table:table-cell table:formula="of:=&quot;insert into `usbong_kms`.`inventory` (`inventory_id`, `item_id`, `quantity_in_stock`, `expiration_date`, `added_datetime_stamp`) values (null, '&quot;&amp;[.A26]&amp;&quot;', '-1', '0000-00-00', current_timestamp);&quot;" office:value-type="string" office:string-value="insert into `usbong_kms`.`inventory` (`inventory_id`, `item_id`, `quantity_in_stock`, `expiration_date`, `added_datetime_stamp`) values (null, '126', '-1', '0000-00-00', current_timestamp);" calcext:value-type="string">
            <text:p>insert into `usbong_kms`.`inventory` (`inventory_id`, `item_id`, `quantity_in_stock`, `expiration_date`, `added_datetime_stamp`) values (null, '126', '-1', '0000-00-00', current_timestamp);</text:p>
          </table:table-cell>
        </table:table-row>
        <table:table-row table:style-name="ro1">
          <table:table-cell table:formula="of:=[.A26]+1" office:value-type="float" office:value="127" calcext:value-type="float">
            <text:p>127</text:p>
          </table:table-cell>
          <table:table-cell table:formula="of:=&quot;insert into `usbong_kms`.`inventory` (`inventory_id`, `item_id`, `quantity_in_stock`, `expiration_date`, `added_datetime_stamp`) values (null, '&quot;&amp;[.A27]&amp;&quot;', '-1', '0000-00-00', current_timestamp);&quot;" office:value-type="string" office:string-value="insert into `usbong_kms`.`inventory` (`inventory_id`, `item_id`, `quantity_in_stock`, `expiration_date`, `added_datetime_stamp`) values (null, '127', '-1', '0000-00-00', current_timestamp);" calcext:value-type="string">
            <text:p>insert into `usbong_kms`.`inventory` (`inventory_id`, `item_id`, `quantity_in_stock`, `expiration_date`, `added_datetime_stamp`) values (null, '127', '-1', '0000-00-00', current_timestamp);</text:p>
          </table:table-cell>
        </table:table-row>
        <table:table-row table:style-name="ro1">
          <table:table-cell table:formula="of:=[.A27]+1" office:value-type="float" office:value="128" calcext:value-type="float">
            <text:p>128</text:p>
          </table:table-cell>
          <table:table-cell table:formula="of:=&quot;insert into `usbong_kms`.`inventory` (`inventory_id`, `item_id`, `quantity_in_stock`, `expiration_date`, `added_datetime_stamp`) values (null, '&quot;&amp;[.A28]&amp;&quot;', '-1', '0000-00-00', current_timestamp);&quot;" office:value-type="string" office:string-value="insert into `usbong_kms`.`inventory` (`inventory_id`, `item_id`, `quantity_in_stock`, `expiration_date`, `added_datetime_stamp`) values (null, '128', '-1', '0000-00-00', current_timestamp);" calcext:value-type="string">
            <text:p>insert into `usbong_kms`.`inventory` (`inventory_id`, `item_id`, `quantity_in_stock`, `expiration_date`, `added_datetime_stamp`) values (null, '128', '-1', '0000-00-00', current_timestamp);</text:p>
          </table:table-cell>
        </table:table-row>
        <table:table-row table:style-name="ro1">
          <table:table-cell table:formula="of:=[.A28]+1" office:value-type="float" office:value="129" calcext:value-type="float">
            <text:p>129</text:p>
          </table:table-cell>
          <table:table-cell table:formula="of:=&quot;insert into `usbong_kms`.`inventory` (`inventory_id`, `item_id`, `quantity_in_stock`, `expiration_date`, `added_datetime_stamp`) values (null, '&quot;&amp;[.A29]&amp;&quot;', '-1', '0000-00-00', current_timestamp);&quot;" office:value-type="string" office:string-value="insert into `usbong_kms`.`inventory` (`inventory_id`, `item_id`, `quantity_in_stock`, `expiration_date`, `added_datetime_stamp`) values (null, '129', '-1', '0000-00-00', current_timestamp);" calcext:value-type="string">
            <text:p>insert into `usbong_kms`.`inventory` (`inventory_id`, `item_id`, `quantity_in_stock`, `expiration_date`, `added_datetime_stamp`) values (null, '129', '-1', '0000-00-00', current_timestamp);</text:p>
          </table:table-cell>
        </table:table-row>
        <table:table-row table:style-name="ro1">
          <table:table-cell table:formula="of:=[.A29]+1" office:value-type="float" office:value="130" calcext:value-type="float">
            <text:p>130</text:p>
          </table:table-cell>
          <table:table-cell table:formula="of:=&quot;insert into `usbong_kms`.`inventory` (`inventory_id`, `item_id`, `quantity_in_stock`, `expiration_date`, `added_datetime_stamp`) values (null, '&quot;&amp;[.A30]&amp;&quot;', '-1', '0000-00-00', current_timestamp);&quot;" office:value-type="string" office:string-value="insert into `usbong_kms`.`inventory` (`inventory_id`, `item_id`, `quantity_in_stock`, `expiration_date`, `added_datetime_stamp`) values (null, '130', '-1', '0000-00-00', current_timestamp);" calcext:value-type="string">
            <text:p>insert into `usbong_kms`.`inventory` (`inventory_id`, `item_id`, `quantity_in_stock`, `expiration_date`, `added_datetime_stamp`) values (null, '130', '-1', '0000-00-00', current_timestamp);</text:p>
          </table:table-cell>
        </table:table-row>
        <table:table-row table:style-name="ro1">
          <table:table-cell table:formula="of:=[.A30]+1" office:value-type="float" office:value="131" calcext:value-type="float">
            <text:p>131</text:p>
          </table:table-cell>
          <table:table-cell table:formula="of:=&quot;insert into `usbong_kms`.`inventory` (`inventory_id`, `item_id`, `quantity_in_stock`, `expiration_date`, `added_datetime_stamp`) values (null, '&quot;&amp;[.A31]&amp;&quot;', '-1', '0000-00-00', current_timestamp);&quot;" office:value-type="string" office:string-value="insert into `usbong_kms`.`inventory` (`inventory_id`, `item_id`, `quantity_in_stock`, `expiration_date`, `added_datetime_stamp`) values (null, '131', '-1', '0000-00-00', current_timestamp);" calcext:value-type="string">
            <text:p>insert into `usbong_kms`.`inventory` (`inventory_id`, `item_id`, `quantity_in_stock`, `expiration_date`, `added_datetime_stamp`) values (null, '131', '-1', '0000-00-00', current_timestamp);</text:p>
          </table:table-cell>
        </table:table-row>
        <table:table-row table:style-name="ro1">
          <table:table-cell table:formula="of:=[.A31]+1" office:value-type="float" office:value="132" calcext:value-type="float">
            <text:p>132</text:p>
          </table:table-cell>
          <table:table-cell table:formula="of:=&quot;insert into `usbong_kms`.`inventory` (`inventory_id`, `item_id`, `quantity_in_stock`, `expiration_date`, `added_datetime_stamp`) values (null, '&quot;&amp;[.A32]&amp;&quot;', '-1', '0000-00-00', current_timestamp);&quot;" office:value-type="string" office:string-value="insert into `usbong_kms`.`inventory` (`inventory_id`, `item_id`, `quantity_in_stock`, `expiration_date`, `added_datetime_stamp`) values (null, '132', '-1', '0000-00-00', current_timestamp);" calcext:value-type="string">
            <text:p>insert into `usbong_kms`.`inventory` (`inventory_id`, `item_id`, `quantity_in_stock`, `expiration_date`, `added_datetime_stamp`) values (null, '132', '-1', '0000-00-00', current_timestamp);</text:p>
          </table:table-cell>
        </table:table-row>
        <table:table-row table:style-name="ro1">
          <table:table-cell table:formula="of:=[.A32]+1" office:value-type="float" office:value="133" calcext:value-type="float">
            <text:p>133</text:p>
          </table:table-cell>
          <table:table-cell table:formula="of:=&quot;insert into `usbong_kms`.`inventory` (`inventory_id`, `item_id`, `quantity_in_stock`, `expiration_date`, `added_datetime_stamp`) values (null, '&quot;&amp;[.A33]&amp;&quot;', '-1', '0000-00-00', current_timestamp);&quot;" office:value-type="string" office:string-value="insert into `usbong_kms`.`inventory` (`inventory_id`, `item_id`, `quantity_in_stock`, `expiration_date`, `added_datetime_stamp`) values (null, '133', '-1', '0000-00-00', current_timestamp);" calcext:value-type="string">
            <text:p>insert into `usbong_kms`.`inventory` (`inventory_id`, `item_id`, `quantity_in_stock`, `expiration_date`, `added_datetime_stamp`) values (null, '133', '-1', '0000-00-00', current_timestamp);</text:p>
          </table:table-cell>
        </table:table-row>
        <table:table-row table:style-name="ro1">
          <table:table-cell table:formula="of:=[.A33]+1" office:value-type="float" office:value="134" calcext:value-type="float">
            <text:p>134</text:p>
          </table:table-cell>
          <table:table-cell table:formula="of:=&quot;insert into `usbong_kms`.`inventory` (`inventory_id`, `item_id`, `quantity_in_stock`, `expiration_date`, `added_datetime_stamp`) values (null, '&quot;&amp;[.A34]&amp;&quot;', '-1', '0000-00-00', current_timestamp);&quot;" office:value-type="string" office:string-value="insert into `usbong_kms`.`inventory` (`inventory_id`, `item_id`, `quantity_in_stock`, `expiration_date`, `added_datetime_stamp`) values (null, '134', '-1', '0000-00-00', current_timestamp);" calcext:value-type="string">
            <text:p>insert into `usbong_kms`.`inventory` (`inventory_id`, `item_id`, `quantity_in_stock`, `expiration_date`, `added_datetime_stamp`) values (null, '134', '-1', '0000-00-00', current_timestamp);</text:p>
          </table:table-cell>
        </table:table-row>
        <table:table-row table:style-name="ro1">
          <table:table-cell table:formula="of:=[.A34]+1" office:value-type="float" office:value="135" calcext:value-type="float">
            <text:p>135</text:p>
          </table:table-cell>
          <table:table-cell table:formula="of:=&quot;insert into `usbong_kms`.`inventory` (`inventory_id`, `item_id`, `quantity_in_stock`, `expiration_date`, `added_datetime_stamp`) values (null, '&quot;&amp;[.A35]&amp;&quot;', '-1', '0000-00-00', current_timestamp);&quot;" office:value-type="string" office:string-value="insert into `usbong_kms`.`inventory` (`inventory_id`, `item_id`, `quantity_in_stock`, `expiration_date`, `added_datetime_stamp`) values (null, '135', '-1', '0000-00-00', current_timestamp);" calcext:value-type="string">
            <text:p>insert into `usbong_kms`.`inventory` (`inventory_id`, `item_id`, `quantity_in_stock`, `expiration_date`, `added_datetime_stamp`) values (null, '135', '-1', '0000-00-00', current_timestamp);</text:p>
          </table:table-cell>
        </table:table-row>
        <table:table-row table:style-name="ro1">
          <table:table-cell table:formula="of:=[.A35]+1" office:value-type="float" office:value="136" calcext:value-type="float">
            <text:p>136</text:p>
          </table:table-cell>
          <table:table-cell table:formula="of:=&quot;insert into `usbong_kms`.`inventory` (`inventory_id`, `item_id`, `quantity_in_stock`, `expiration_date`, `added_datetime_stamp`) values (null, '&quot;&amp;[.A36]&amp;&quot;', '-1', '0000-00-00', current_timestamp);&quot;" office:value-type="string" office:string-value="insert into `usbong_kms`.`inventory` (`inventory_id`, `item_id`, `quantity_in_stock`, `expiration_date`, `added_datetime_stamp`) values (null, '136', '-1', '0000-00-00', current_timestamp);" calcext:value-type="string">
            <text:p>insert into `usbong_kms`.`inventory` (`inventory_id`, `item_id`, `quantity_in_stock`, `expiration_date`, `added_datetime_stamp`) values (null, '136', '-1', '0000-00-00', current_timestamp);</text:p>
          </table:table-cell>
        </table:table-row>
        <table:table-row table:style-name="ro1">
          <table:table-cell table:formula="of:=[.A36]+1" office:value-type="float" office:value="137" calcext:value-type="float">
            <text:p>137</text:p>
          </table:table-cell>
          <table:table-cell table:formula="of:=&quot;insert into `usbong_kms`.`inventory` (`inventory_id`, `item_id`, `quantity_in_stock`, `expiration_date`, `added_datetime_stamp`) values (null, '&quot;&amp;[.A37]&amp;&quot;', '-1', '0000-00-00', current_timestamp);&quot;" office:value-type="string" office:string-value="insert into `usbong_kms`.`inventory` (`inventory_id`, `item_id`, `quantity_in_stock`, `expiration_date`, `added_datetime_stamp`) values (null, '137', '-1', '0000-00-00', current_timestamp);" calcext:value-type="string">
            <text:p>insert into `usbong_kms`.`inventory` (`inventory_id`, `item_id`, `quantity_in_stock`, `expiration_date`, `added_datetime_stamp`) values (null, '137', '-1', '0000-00-00', current_timestamp);</text:p>
          </table:table-cell>
        </table:table-row>
        <table:table-row table:style-name="ro1">
          <table:table-cell table:formula="of:=[.A37]+1" office:value-type="float" office:value="138" calcext:value-type="float">
            <text:p>138</text:p>
          </table:table-cell>
          <table:table-cell table:formula="of:=&quot;insert into `usbong_kms`.`inventory` (`inventory_id`, `item_id`, `quantity_in_stock`, `expiration_date`, `added_datetime_stamp`) values (null, '&quot;&amp;[.A38]&amp;&quot;', '-1', '0000-00-00', current_timestamp);&quot;" office:value-type="string" office:string-value="insert into `usbong_kms`.`inventory` (`inventory_id`, `item_id`, `quantity_in_stock`, `expiration_date`, `added_datetime_stamp`) values (null, '138', '-1', '0000-00-00', current_timestamp);" calcext:value-type="string">
            <text:p>insert into `usbong_kms`.`inventory` (`inventory_id`, `item_id`, `quantity_in_stock`, `expiration_date`, `added_datetime_stamp`) values (null, '138', '-1', '0000-00-00', current_timestamp);</text:p>
          </table:table-cell>
        </table:table-row>
        <table:table-row table:style-name="ro1">
          <table:table-cell table:formula="of:=[.A38]+1" office:value-type="float" office:value="139" calcext:value-type="float">
            <text:p>139</text:p>
          </table:table-cell>
          <table:table-cell table:formula="of:=&quot;insert into `usbong_kms`.`inventory` (`inventory_id`, `item_id`, `quantity_in_stock`, `expiration_date`, `added_datetime_stamp`) values (null, '&quot;&amp;[.A39]&amp;&quot;', '-1', '0000-00-00', current_timestamp);&quot;" office:value-type="string" office:string-value="insert into `usbong_kms`.`inventory` (`inventory_id`, `item_id`, `quantity_in_stock`, `expiration_date`, `added_datetime_stamp`) values (null, '139', '-1', '0000-00-00', current_timestamp);" calcext:value-type="string">
            <text:p>insert into `usbong_kms`.`inventory` (`inventory_id`, `item_id`, `quantity_in_stock`, `expiration_date`, `added_datetime_stamp`) values (null, '139', '-1', '0000-00-00', current_timestamp);</text:p>
          </table:table-cell>
        </table:table-row>
        <table:table-row table:style-name="ro1">
          <table:table-cell table:formula="of:=[.A39]+1" office:value-type="float" office:value="140" calcext:value-type="float">
            <text:p>140</text:p>
          </table:table-cell>
          <table:table-cell table:formula="of:=&quot;insert into `usbong_kms`.`inventory` (`inventory_id`, `item_id`, `quantity_in_stock`, `expiration_date`, `added_datetime_stamp`) values (null, '&quot;&amp;[.A40]&amp;&quot;', '-1', '0000-00-00', current_timestamp);&quot;" office:value-type="string" office:string-value="insert into `usbong_kms`.`inventory` (`inventory_id`, `item_id`, `quantity_in_stock`, `expiration_date`, `added_datetime_stamp`) values (null, '140', '-1', '0000-00-00', current_timestamp);" calcext:value-type="string">
            <text:p>insert into `usbong_kms`.`inventory` (`inventory_id`, `item_id`, `quantity_in_stock`, `expiration_date`, `added_datetime_stamp`) values (null, '140', '-1', '0000-00-00', current_timestamp);</text:p>
          </table:table-cell>
        </table:table-row>
        <table:table-row table:style-name="ro1">
          <table:table-cell table:formula="of:=[.A40]+1" office:value-type="float" office:value="141" calcext:value-type="float">
            <text:p>141</text:p>
          </table:table-cell>
          <table:table-cell table:formula="of:=&quot;insert into `usbong_kms`.`inventory` (`inventory_id`, `item_id`, `quantity_in_stock`, `expiration_date`, `added_datetime_stamp`) values (null, '&quot;&amp;[.A41]&amp;&quot;', '-1', '0000-00-00', current_timestamp);&quot;" office:value-type="string" office:string-value="insert into `usbong_kms`.`inventory` (`inventory_id`, `item_id`, `quantity_in_stock`, `expiration_date`, `added_datetime_stamp`) values (null, '141', '-1', '0000-00-00', current_timestamp);" calcext:value-type="string">
            <text:p>insert into `usbong_kms`.`inventory` (`inventory_id`, `item_id`, `quantity_in_stock`, `expiration_date`, `added_datetime_stamp`) values (null, '141', '-1', '0000-00-00', current_timestamp);</text:p>
          </table:table-cell>
        </table:table-row>
        <table:table-row table:style-name="ro1">
          <table:table-cell table:formula="of:=[.A41]+1" office:value-type="float" office:value="142" calcext:value-type="float">
            <text:p>142</text:p>
          </table:table-cell>
          <table:table-cell table:formula="of:=&quot;insert into `usbong_kms`.`inventory` (`inventory_id`, `item_id`, `quantity_in_stock`, `expiration_date`, `added_datetime_stamp`) values (null, '&quot;&amp;[.A42]&amp;&quot;', '-1', '0000-00-00', current_timestamp);&quot;" office:value-type="string" office:string-value="insert into `usbong_kms`.`inventory` (`inventory_id`, `item_id`, `quantity_in_stock`, `expiration_date`, `added_datetime_stamp`) values (null, '142', '-1', '0000-00-00', current_timestamp);" calcext:value-type="string">
            <text:p>insert into `usbong_kms`.`inventory` (`inventory_id`, `item_id`, `quantity_in_stock`, `expiration_date`, `added_datetime_stamp`) values (null, '142', '-1', '0000-00-00', current_timestamp);</text:p>
          </table:table-cell>
        </table:table-row>
        <table:table-row table:style-name="ro1">
          <table:table-cell table:formula="of:=[.A42]+1" office:value-type="float" office:value="143" calcext:value-type="float">
            <text:p>143</text:p>
          </table:table-cell>
          <table:table-cell table:formula="of:=&quot;insert into `usbong_kms`.`inventory` (`inventory_id`, `item_id`, `quantity_in_stock`, `expiration_date`, `added_datetime_stamp`) values (null, '&quot;&amp;[.A43]&amp;&quot;', '-1', '0000-00-00', current_timestamp);&quot;" office:value-type="string" office:string-value="insert into `usbong_kms`.`inventory` (`inventory_id`, `item_id`, `quantity_in_stock`, `expiration_date`, `added_datetime_stamp`) values (null, '143', '-1', '0000-00-00', current_timestamp);" calcext:value-type="string">
            <text:p>insert into `usbong_kms`.`inventory` (`inventory_id`, `item_id`, `quantity_in_stock`, `expiration_date`, `added_datetime_stamp`) values (null, '143', '-1', '0000-00-00', current_timestamp);</text:p>
          </table:table-cell>
        </table:table-row>
        <table:table-row table:style-name="ro1">
          <table:table-cell table:formula="of:=[.A43]+1" office:value-type="float" office:value="144" calcext:value-type="float">
            <text:p>144</text:p>
          </table:table-cell>
          <table:table-cell table:formula="of:=&quot;insert into `usbong_kms`.`inventory` (`inventory_id`, `item_id`, `quantity_in_stock`, `expiration_date`, `added_datetime_stamp`) values (null, '&quot;&amp;[.A44]&amp;&quot;', '-1', '0000-00-00', current_timestamp);&quot;" office:value-type="string" office:string-value="insert into `usbong_kms`.`inventory` (`inventory_id`, `item_id`, `quantity_in_stock`, `expiration_date`, `added_datetime_stamp`) values (null, '144', '-1', '0000-00-00', current_timestamp);" calcext:value-type="string">
            <text:p>insert into `usbong_kms`.`inventory` (`inventory_id`, `item_id`, `quantity_in_stock`, `expiration_date`, `added_datetime_stamp`) values (null, '144', '-1', '0000-00-00', current_timestamp);</text:p>
          </table:table-cell>
        </table:table-row>
        <table:table-row table:style-name="ro1">
          <table:table-cell table:formula="of:=[.A44]+1" office:value-type="float" office:value="145" calcext:value-type="float">
            <text:p>145</text:p>
          </table:table-cell>
          <table:table-cell table:formula="of:=&quot;insert into `usbong_kms`.`inventory` (`inventory_id`, `item_id`, `quantity_in_stock`, `expiration_date`, `added_datetime_stamp`) values (null, '&quot;&amp;[.A45]&amp;&quot;', '-1', '0000-00-00', current_timestamp);&quot;" office:value-type="string" office:string-value="insert into `usbong_kms`.`inventory` (`inventory_id`, `item_id`, `quantity_in_stock`, `expiration_date`, `added_datetime_stamp`) values (null, '145', '-1', '0000-00-00', current_timestamp);" calcext:value-type="string">
            <text:p>insert into `usbong_kms`.`inventory` (`inventory_id`, `item_id`, `quantity_in_stock`, `expiration_date`, `added_datetime_stamp`) values (null, '145', '-1', '0000-00-00', current_timestamp);</text:p>
          </table:table-cell>
        </table:table-row>
        <table:table-row table:style-name="ro1">
          <table:table-cell table:formula="of:=[.A45]+1" office:value-type="float" office:value="146" calcext:value-type="float">
            <text:p>146</text:p>
          </table:table-cell>
          <table:table-cell table:formula="of:=&quot;insert into `usbong_kms`.`inventory` (`inventory_id`, `item_id`, `quantity_in_stock`, `expiration_date`, `added_datetime_stamp`) values (null, '&quot;&amp;[.A46]&amp;&quot;', '-1', '0000-00-00', current_timestamp);&quot;" office:value-type="string" office:string-value="insert into `usbong_kms`.`inventory` (`inventory_id`, `item_id`, `quantity_in_stock`, `expiration_date`, `added_datetime_stamp`) values (null, '146', '-1', '0000-00-00', current_timestamp);" calcext:value-type="string">
            <text:p>insert into `usbong_kms`.`inventory` (`inventory_id`, `item_id`, `quantity_in_stock`, `expiration_date`, `added_datetime_stamp`) values (null, '146', '-1', '0000-00-00', current_timestamp);</text:p>
          </table:table-cell>
        </table:table-row>
        <table:table-row table:style-name="ro1">
          <table:table-cell table:formula="of:=[.A46]+1" office:value-type="float" office:value="147" calcext:value-type="float">
            <text:p>147</text:p>
          </table:table-cell>
          <table:table-cell table:formula="of:=&quot;insert into `usbong_kms`.`inventory` (`inventory_id`, `item_id`, `quantity_in_stock`, `expiration_date`, `added_datetime_stamp`) values (null, '&quot;&amp;[.A47]&amp;&quot;', '-1', '0000-00-00', current_timestamp);&quot;" office:value-type="string" office:string-value="insert into `usbong_kms`.`inventory` (`inventory_id`, `item_id`, `quantity_in_stock`, `expiration_date`, `added_datetime_stamp`) values (null, '147', '-1', '0000-00-00', current_timestamp);" calcext:value-type="string">
            <text:p>insert into `usbong_kms`.`inventory` (`inventory_id`, `item_id`, `quantity_in_stock`, `expiration_date`, `added_datetime_stamp`) values (null, '147', '-1', '0000-00-00', current_timestamp);</text:p>
          </table:table-cell>
        </table:table-row>
        <table:table-row table:style-name="ro1">
          <table:table-cell table:formula="of:=[.A47]+1" office:value-type="float" office:value="148" calcext:value-type="float">
            <text:p>148</text:p>
          </table:table-cell>
          <table:table-cell table:formula="of:=&quot;insert into `usbong_kms`.`inventory` (`inventory_id`, `item_id`, `quantity_in_stock`, `expiration_date`, `added_datetime_stamp`) values (null, '&quot;&amp;[.A48]&amp;&quot;', '-1', '0000-00-00', current_timestamp);&quot;" office:value-type="string" office:string-value="insert into `usbong_kms`.`inventory` (`inventory_id`, `item_id`, `quantity_in_stock`, `expiration_date`, `added_datetime_stamp`) values (null, '148', '-1', '0000-00-00', current_timestamp);" calcext:value-type="string">
            <text:p>insert into `usbong_kms`.`inventory` (`inventory_id`, `item_id`, `quantity_in_stock`, `expiration_date`, `added_datetime_stamp`) values (null, '148', '-1', '0000-00-00', current_timestamp);</text:p>
          </table:table-cell>
        </table:table-row>
        <table:table-row table:style-name="ro1">
          <table:table-cell table:formula="of:=[.A48]+1" office:value-type="float" office:value="149" calcext:value-type="float">
            <text:p>149</text:p>
          </table:table-cell>
          <table:table-cell table:formula="of:=&quot;insert into `usbong_kms`.`inventory` (`inventory_id`, `item_id`, `quantity_in_stock`, `expiration_date`, `added_datetime_stamp`) values (null, '&quot;&amp;[.A49]&amp;&quot;', '-1', '0000-00-00', current_timestamp);&quot;" office:value-type="string" office:string-value="insert into `usbong_kms`.`inventory` (`inventory_id`, `item_id`, `quantity_in_stock`, `expiration_date`, `added_datetime_stamp`) values (null, '149', '-1', '0000-00-00', current_timestamp);" calcext:value-type="string">
            <text:p>insert into `usbong_kms`.`inventory` (`inventory_id`, `item_id`, `quantity_in_stock`, `expiration_date`, `added_datetime_stamp`) values (null, '149', '-1', '0000-00-00', current_timestamp);</text:p>
          </table:table-cell>
        </table:table-row>
        <table:table-row table:style-name="ro1">
          <table:table-cell table:formula="of:=[.A49]+1" office:value-type="float" office:value="150" calcext:value-type="float">
            <text:p>150</text:p>
          </table:table-cell>
          <table:table-cell table:formula="of:=&quot;insert into `usbong_kms`.`inventory` (`inventory_id`, `item_id`, `quantity_in_stock`, `expiration_date`, `added_datetime_stamp`) values (null, '&quot;&amp;[.A50]&amp;&quot;', '-1', '0000-00-00', current_timestamp);&quot;" office:value-type="string" office:string-value="insert into `usbong_kms`.`inventory` (`inventory_id`, `item_id`, `quantity_in_stock`, `expiration_date`, `added_datetime_stamp`) values (null, '150', '-1', '0000-00-00', current_timestamp);" calcext:value-type="string">
            <text:p>insert into `usbong_kms`.`inventory` (`inventory_id`, `item_id`, `quantity_in_stock`, `expiration_date`, `added_datetime_stamp`) values (null, '150', '-1', '0000-00-00', current_timestamp);</text:p>
          </table:table-cell>
        </table:table-row>
        <table:table-row table:style-name="ro1">
          <table:table-cell table:formula="of:=[.A50]+1" office:value-type="float" office:value="151" calcext:value-type="float">
            <text:p>151</text:p>
          </table:table-cell>
          <table:table-cell table:formula="of:=&quot;insert into `usbong_kms`.`inventory` (`inventory_id`, `item_id`, `quantity_in_stock`, `expiration_date`, `added_datetime_stamp`) values (null, '&quot;&amp;[.A51]&amp;&quot;', '-1', '0000-00-00', current_timestamp);&quot;" office:value-type="string" office:string-value="insert into `usbong_kms`.`inventory` (`inventory_id`, `item_id`, `quantity_in_stock`, `expiration_date`, `added_datetime_stamp`) values (null, '151', '-1', '0000-00-00', current_timestamp);" calcext:value-type="string">
            <text:p>insert into `usbong_kms`.`inventory` (`inventory_id`, `item_id`, `quantity_in_stock`, `expiration_date`, `added_datetime_stamp`) values (null, '151', '-1', '0000-00-00', current_timestamp);</text:p>
          </table:table-cell>
        </table:table-row>
        <table:table-row table:style-name="ro1">
          <table:table-cell table:formula="of:=[.A51]+1" office:value-type="float" office:value="152" calcext:value-type="float">
            <text:p>152</text:p>
          </table:table-cell>
          <table:table-cell table:formula="of:=&quot;insert into `usbong_kms`.`inventory` (`inventory_id`, `item_id`, `quantity_in_stock`, `expiration_date`, `added_datetime_stamp`) values (null, '&quot;&amp;[.A52]&amp;&quot;', '-1', '0000-00-00', current_timestamp);&quot;" office:value-type="string" office:string-value="insert into `usbong_kms`.`inventory` (`inventory_id`, `item_id`, `quantity_in_stock`, `expiration_date`, `added_datetime_stamp`) values (null, '152', '-1', '0000-00-00', current_timestamp);" calcext:value-type="string">
            <text:p>insert into `usbong_kms`.`inventory` (`inventory_id`, `item_id`, `quantity_in_stock`, `expiration_date`, `added_datetime_stamp`) values (null, '152', '-1', '0000-00-00', current_timestamp);</text:p>
          </table:table-cell>
        </table:table-row>
        <table:table-row table:style-name="ro1">
          <table:table-cell table:formula="of:=[.A52]+1" office:value-type="float" office:value="153" calcext:value-type="float">
            <text:p>153</text:p>
          </table:table-cell>
          <table:table-cell table:formula="of:=&quot;insert into `usbong_kms`.`inventory` (`inventory_id`, `item_id`, `quantity_in_stock`, `expiration_date`, `added_datetime_stamp`) values (null, '&quot;&amp;[.A53]&amp;&quot;', '-1', '0000-00-00', current_timestamp);&quot;" office:value-type="string" office:string-value="insert into `usbong_kms`.`inventory` (`inventory_id`, `item_id`, `quantity_in_stock`, `expiration_date`, `added_datetime_stamp`) values (null, '153', '-1', '0000-00-00', current_timestamp);" calcext:value-type="string">
            <text:p>insert into `usbong_kms`.`inventory` (`inventory_id`, `item_id`, `quantity_in_stock`, `expiration_date`, `added_datetime_stamp`) values (null, '153', '-1', '0000-00-00', current_timestamp);</text:p>
          </table:table-cell>
        </table:table-row>
        <table:table-row table:style-name="ro1">
          <table:table-cell table:formula="of:=[.A53]+1" office:value-type="float" office:value="154" calcext:value-type="float">
            <text:p>154</text:p>
          </table:table-cell>
          <table:table-cell table:formula="of:=&quot;insert into `usbong_kms`.`inventory` (`inventory_id`, `item_id`, `quantity_in_stock`, `expiration_date`, `added_datetime_stamp`) values (null, '&quot;&amp;[.A54]&amp;&quot;', '-1', '0000-00-00', current_timestamp);&quot;" office:value-type="string" office:string-value="insert into `usbong_kms`.`inventory` (`inventory_id`, `item_id`, `quantity_in_stock`, `expiration_date`, `added_datetime_stamp`) values (null, '154', '-1', '0000-00-00', current_timestamp);" calcext:value-type="string">
            <text:p>insert into `usbong_kms`.`inventory` (`inventory_id`, `item_id`, `quantity_in_stock`, `expiration_date`, `added_datetime_stamp`) values (null, '154', '-1', '0000-00-00', current_timestamp);</text:p>
          </table:table-cell>
        </table:table-row>
        <table:table-row table:style-name="ro1">
          <table:table-cell table:formula="of:=[.A54]+1" office:value-type="float" office:value="155" calcext:value-type="float">
            <text:p>155</text:p>
          </table:table-cell>
          <table:table-cell table:formula="of:=&quot;insert into `usbong_kms`.`inventory` (`inventory_id`, `item_id`, `quantity_in_stock`, `expiration_date`, `added_datetime_stamp`) values (null, '&quot;&amp;[.A55]&amp;&quot;', '-1', '0000-00-00', current_timestamp);&quot;" office:value-type="string" office:string-value="insert into `usbong_kms`.`inventory` (`inventory_id`, `item_id`, `quantity_in_stock`, `expiration_date`, `added_datetime_stamp`) values (null, '155', '-1', '0000-00-00', current_timestamp);" calcext:value-type="string">
            <text:p>insert into `usbong_kms`.`inventory` (`inventory_id`, `item_id`, `quantity_in_stock`, `expiration_date`, `added_datetime_stamp`) values (null, '155', '-1', '0000-00-00', current_timestamp);</text:p>
          </table:table-cell>
        </table:table-row>
        <table:table-row table:style-name="ro1">
          <table:table-cell table:formula="of:=[.A55]+1" office:value-type="float" office:value="156" calcext:value-type="float">
            <text:p>156</text:p>
          </table:table-cell>
          <table:table-cell table:formula="of:=&quot;insert into `usbong_kms`.`inventory` (`inventory_id`, `item_id`, `quantity_in_stock`, `expiration_date`, `added_datetime_stamp`) values (null, '&quot;&amp;[.A56]&amp;&quot;', '-1', '0000-00-00', current_timestamp);&quot;" office:value-type="string" office:string-value="insert into `usbong_kms`.`inventory` (`inventory_id`, `item_id`, `quantity_in_stock`, `expiration_date`, `added_datetime_stamp`) values (null, '156', '-1', '0000-00-00', current_timestamp);" calcext:value-type="string">
            <text:p>insert into `usbong_kms`.`inventory` (`inventory_id`, `item_id`, `quantity_in_stock`, `expiration_date`, `added_datetime_stamp`) values (null, '156', '-1', '0000-00-00', current_timestamp);</text:p>
          </table:table-cell>
        </table:table-row>
        <table:table-row table:style-name="ro1">
          <table:table-cell table:formula="of:=[.A56]+1" office:value-type="float" office:value="157" calcext:value-type="float">
            <text:p>157</text:p>
          </table:table-cell>
          <table:table-cell table:formula="of:=&quot;insert into `usbong_kms`.`inventory` (`inventory_id`, `item_id`, `quantity_in_stock`, `expiration_date`, `added_datetime_stamp`) values (null, '&quot;&amp;[.A57]&amp;&quot;', '-1', '0000-00-00', current_timestamp);&quot;" office:value-type="string" office:string-value="insert into `usbong_kms`.`inventory` (`inventory_id`, `item_id`, `quantity_in_stock`, `expiration_date`, `added_datetime_stamp`) values (null, '157', '-1', '0000-00-00', current_timestamp);" calcext:value-type="string">
            <text:p>insert into `usbong_kms`.`inventory` (`inventory_id`, `item_id`, `quantity_in_stock`, `expiration_date`, `added_datetime_stamp`) values (null, '157', '-1', '0000-00-00', current_timestamp);</text:p>
          </table:table-cell>
        </table:table-row>
        <table:table-row table:style-name="ro1">
          <table:table-cell table:formula="of:=[.A57]+1" office:value-type="float" office:value="158" calcext:value-type="float">
            <text:p>158</text:p>
          </table:table-cell>
          <table:table-cell table:formula="of:=&quot;insert into `usbong_kms`.`inventory` (`inventory_id`, `item_id`, `quantity_in_stock`, `expiration_date`, `added_datetime_stamp`) values (null, '&quot;&amp;[.A58]&amp;&quot;', '-1', '0000-00-00', current_timestamp);&quot;" office:value-type="string" office:string-value="insert into `usbong_kms`.`inventory` (`inventory_id`, `item_id`, `quantity_in_stock`, `expiration_date`, `added_datetime_stamp`) values (null, '158', '-1', '0000-00-00', current_timestamp);" calcext:value-type="string">
            <text:p>insert into `usbong_kms`.`inventory` (`inventory_id`, `item_id`, `quantity_in_stock`, `expiration_date`, `added_datetime_stamp`) values (null, '158', '-1', '0000-00-00', current_timestamp);</text:p>
          </table:table-cell>
        </table:table-row>
        <table:table-row table:style-name="ro1">
          <table:table-cell table:formula="of:=[.A58]+1" office:value-type="float" office:value="159" calcext:value-type="float">
            <text:p>159</text:p>
          </table:table-cell>
          <table:table-cell table:formula="of:=&quot;insert into `usbong_kms`.`inventory` (`inventory_id`, `item_id`, `quantity_in_stock`, `expiration_date`, `added_datetime_stamp`) values (null, '&quot;&amp;[.A59]&amp;&quot;', '-1', '0000-00-00', current_timestamp);&quot;" office:value-type="string" office:string-value="insert into `usbong_kms`.`inventory` (`inventory_id`, `item_id`, `quantity_in_stock`, `expiration_date`, `added_datetime_stamp`) values (null, '159', '-1', '0000-00-00', current_timestamp);" calcext:value-type="string">
            <text:p>insert into `usbong_kms`.`inventory` (`inventory_id`, `item_id`, `quantity_in_stock`, `expiration_date`, `added_datetime_stamp`) values (null, '159', '-1', '0000-00-00', current_timestamp);</text:p>
          </table:table-cell>
        </table:table-row>
        <table:table-row table:style-name="ro1">
          <table:table-cell table:formula="of:=[.A59]+1" office:value-type="float" office:value="160" calcext:value-type="float">
            <text:p>160</text:p>
          </table:table-cell>
          <table:table-cell table:formula="of:=&quot;insert into `usbong_kms`.`inventory` (`inventory_id`, `item_id`, `quantity_in_stock`, `expiration_date`, `added_datetime_stamp`) values (null, '&quot;&amp;[.A60]&amp;&quot;', '-1', '0000-00-00', current_timestamp);&quot;" office:value-type="string" office:string-value="insert into `usbong_kms`.`inventory` (`inventory_id`, `item_id`, `quantity_in_stock`, `expiration_date`, `added_datetime_stamp`) values (null, '160', '-1', '0000-00-00', current_timestamp);" calcext:value-type="string">
            <text:p>insert into `usbong_kms`.`inventory` (`inventory_id`, `item_id`, `quantity_in_stock`, `expiration_date`, `added_datetime_stamp`) values (null, '160', '-1', '0000-00-00', current_timestamp);</text:p>
          </table:table-cell>
        </table:table-row>
        <table:table-row table:style-name="ro1">
          <table:table-cell table:formula="of:=[.A60]+1" office:value-type="float" office:value="161" calcext:value-type="float">
            <text:p>161</text:p>
          </table:table-cell>
          <table:table-cell table:formula="of:=&quot;insert into `usbong_kms`.`inventory` (`inventory_id`, `item_id`, `quantity_in_stock`, `expiration_date`, `added_datetime_stamp`) values (null, '&quot;&amp;[.A61]&amp;&quot;', '-1', '0000-00-00', current_timestamp);&quot;" office:value-type="string" office:string-value="insert into `usbong_kms`.`inventory` (`inventory_id`, `item_id`, `quantity_in_stock`, `expiration_date`, `added_datetime_stamp`) values (null, '161', '-1', '0000-00-00', current_timestamp);" calcext:value-type="string">
            <text:p>insert into `usbong_kms`.`inventory` (`inventory_id`, `item_id`, `quantity_in_stock`, `expiration_date`, `added_datetime_stamp`) values (null, '161', '-1', '0000-00-00', current_timestamp);</text:p>
          </table:table-cell>
        </table:table-row>
        <table:table-row table:style-name="ro1">
          <table:table-cell table:formula="of:=[.A61]+1" office:value-type="float" office:value="162" calcext:value-type="float">
            <text:p>162</text:p>
          </table:table-cell>
          <table:table-cell table:formula="of:=&quot;insert into `usbong_kms`.`inventory` (`inventory_id`, `item_id`, `quantity_in_stock`, `expiration_date`, `added_datetime_stamp`) values (null, '&quot;&amp;[.A62]&amp;&quot;', '-1', '0000-00-00', current_timestamp);&quot;" office:value-type="string" office:string-value="insert into `usbong_kms`.`inventory` (`inventory_id`, `item_id`, `quantity_in_stock`, `expiration_date`, `added_datetime_stamp`) values (null, '162', '-1', '0000-00-00', current_timestamp);" calcext:value-type="string">
            <text:p>insert into `usbong_kms`.`inventory` (`inventory_id`, `item_id`, `quantity_in_stock`, `expiration_date`, `added_datetime_stamp`) values (null, '162', '-1', '0000-00-00', current_timestamp);</text:p>
          </table:table-cell>
        </table:table-row>
        <table:table-row table:style-name="ro1">
          <table:table-cell table:formula="of:=[.A62]+1" office:value-type="float" office:value="163" calcext:value-type="float">
            <text:p>163</text:p>
          </table:table-cell>
          <table:table-cell table:formula="of:=&quot;insert into `usbong_kms`.`inventory` (`inventory_id`, `item_id`, `quantity_in_stock`, `expiration_date`, `added_datetime_stamp`) values (null, '&quot;&amp;[.A63]&amp;&quot;', '-1', '0000-00-00', current_timestamp);&quot;" office:value-type="string" office:string-value="insert into `usbong_kms`.`inventory` (`inventory_id`, `item_id`, `quantity_in_stock`, `expiration_date`, `added_datetime_stamp`) values (null, '163', '-1', '0000-00-00', current_timestamp);" calcext:value-type="string">
            <text:p>insert into `usbong_kms`.`inventory` (`inventory_id`, `item_id`, `quantity_in_stock`, `expiration_date`, `added_datetime_stamp`) values (null, '163', '-1', '0000-00-00', current_timestamp);</text:p>
          </table:table-cell>
        </table:table-row>
        <table:table-row table:style-name="ro1">
          <table:table-cell table:formula="of:=[.A63]+1" office:value-type="float" office:value="164" calcext:value-type="float">
            <text:p>164</text:p>
          </table:table-cell>
          <table:table-cell table:formula="of:=&quot;insert into `usbong_kms`.`inventory` (`inventory_id`, `item_id`, `quantity_in_stock`, `expiration_date`, `added_datetime_stamp`) values (null, '&quot;&amp;[.A64]&amp;&quot;', '-1', '0000-00-00', current_timestamp);&quot;" office:value-type="string" office:string-value="insert into `usbong_kms`.`inventory` (`inventory_id`, `item_id`, `quantity_in_stock`, `expiration_date`, `added_datetime_stamp`) values (null, '164', '-1', '0000-00-00', current_timestamp);" calcext:value-type="string">
            <text:p>insert into `usbong_kms`.`inventory` (`inventory_id`, `item_id`, `quantity_in_stock`, `expiration_date`, `added_datetime_stamp`) values (null, '164', '-1', '0000-00-00', current_timestamp);</text:p>
          </table:table-cell>
        </table:table-row>
        <table:table-row table:style-name="ro1">
          <table:table-cell table:formula="of:=[.A64]+1" office:value-type="float" office:value="165" calcext:value-type="float">
            <text:p>165</text:p>
          </table:table-cell>
          <table:table-cell table:formula="of:=&quot;insert into `usbong_kms`.`inventory` (`inventory_id`, `item_id`, `quantity_in_stock`, `expiration_date`, `added_datetime_stamp`) values (null, '&quot;&amp;[.A65]&amp;&quot;', '-1', '0000-00-00', current_timestamp);&quot;" office:value-type="string" office:string-value="insert into `usbong_kms`.`inventory` (`inventory_id`, `item_id`, `quantity_in_stock`, `expiration_date`, `added_datetime_stamp`) values (null, '165', '-1', '0000-00-00', current_timestamp);" calcext:value-type="string">
            <text:p>insert into `usbong_kms`.`inventory` (`inventory_id`, `item_id`, `quantity_in_stock`, `expiration_date`, `added_datetime_stamp`) values (null, '165', '-1', '0000-00-00', current_timestamp);</text:p>
          </table:table-cell>
        </table:table-row>
        <table:table-row table:style-name="ro1">
          <table:table-cell table:formula="of:=[.A65]+1" office:value-type="float" office:value="166" calcext:value-type="float">
            <text:p>166</text:p>
          </table:table-cell>
          <table:table-cell table:formula="of:=&quot;insert into `usbong_kms`.`inventory` (`inventory_id`, `item_id`, `quantity_in_stock`, `expiration_date`, `added_datetime_stamp`) values (null, '&quot;&amp;[.A66]&amp;&quot;', '-1', '0000-00-00', current_timestamp);&quot;" office:value-type="string" office:string-value="insert into `usbong_kms`.`inventory` (`inventory_id`, `item_id`, `quantity_in_stock`, `expiration_date`, `added_datetime_stamp`) values (null, '166', '-1', '0000-00-00', current_timestamp);" calcext:value-type="string">
            <text:p>insert into `usbong_kms`.`inventory` (`inventory_id`, `item_id`, `quantity_in_stock`, `expiration_date`, `added_datetime_stamp`) values (null, '166', '-1', '0000-00-00', current_timestamp);</text:p>
          </table:table-cell>
        </table:table-row>
        <table:table-row table:style-name="ro1">
          <table:table-cell table:formula="of:=[.A66]+1" office:value-type="float" office:value="167" calcext:value-type="float">
            <text:p>167</text:p>
          </table:table-cell>
          <table:table-cell table:formula="of:=&quot;insert into `usbong_kms`.`inventory` (`inventory_id`, `item_id`, `quantity_in_stock`, `expiration_date`, `added_datetime_stamp`) values (null, '&quot;&amp;[.A67]&amp;&quot;', '-1', '0000-00-00', current_timestamp);&quot;" office:value-type="string" office:string-value="insert into `usbong_kms`.`inventory` (`inventory_id`, `item_id`, `quantity_in_stock`, `expiration_date`, `added_datetime_stamp`) values (null, '167', '-1', '0000-00-00', current_timestamp);" calcext:value-type="string">
            <text:p>insert into `usbong_kms`.`inventory` (`inventory_id`, `item_id`, `quantity_in_stock`, `expiration_date`, `added_datetime_stamp`) values (null, '167', '-1', '0000-00-00', current_timestamp);</text:p>
          </table:table-cell>
        </table:table-row>
        <table:table-row table:style-name="ro1">
          <table:table-cell table:formula="of:=[.A67]+1" office:value-type="float" office:value="168" calcext:value-type="float">
            <text:p>168</text:p>
          </table:table-cell>
          <table:table-cell table:formula="of:=&quot;insert into `usbong_kms`.`inventory` (`inventory_id`, `item_id`, `quantity_in_stock`, `expiration_date`, `added_datetime_stamp`) values (null, '&quot;&amp;[.A68]&amp;&quot;', '-1', '0000-00-00', current_timestamp);&quot;" office:value-type="string" office:string-value="insert into `usbong_kms`.`inventory` (`inventory_id`, `item_id`, `quantity_in_stock`, `expiration_date`, `added_datetime_stamp`) values (null, '168', '-1', '0000-00-00', current_timestamp);" calcext:value-type="string">
            <text:p>insert into `usbong_kms`.`inventory` (`inventory_id`, `item_id`, `quantity_in_stock`, `expiration_date`, `added_datetime_stamp`) values (null, '168', '-1', '0000-00-00', current_timestamp);</text:p>
          </table:table-cell>
        </table:table-row>
        <table:table-row table:style-name="ro1">
          <table:table-cell table:formula="of:=[.A68]+1" office:value-type="float" office:value="169" calcext:value-type="float">
            <text:p>169</text:p>
          </table:table-cell>
          <table:table-cell table:formula="of:=&quot;insert into `usbong_kms`.`inventory` (`inventory_id`, `item_id`, `quantity_in_stock`, `expiration_date`, `added_datetime_stamp`) values (null, '&quot;&amp;[.A69]&amp;&quot;', '-1', '0000-00-00', current_timestamp);&quot;" office:value-type="string" office:string-value="insert into `usbong_kms`.`inventory` (`inventory_id`, `item_id`, `quantity_in_stock`, `expiration_date`, `added_datetime_stamp`) values (null, '169', '-1', '0000-00-00', current_timestamp);" calcext:value-type="string">
            <text:p>insert into `usbong_kms`.`inventory` (`inventory_id`, `item_id`, `quantity_in_stock`, `expiration_date`, `added_datetime_stamp`) values (null, '169', '-1', '0000-00-00', current_timestamp);</text:p>
          </table:table-cell>
        </table:table-row>
        <table:table-row table:style-name="ro1">
          <table:table-cell table:formula="of:=[.A69]+1" office:value-type="float" office:value="170" calcext:value-type="float">
            <text:p>170</text:p>
          </table:table-cell>
          <table:table-cell table:formula="of:=&quot;insert into `usbong_kms`.`inventory` (`inventory_id`, `item_id`, `quantity_in_stock`, `expiration_date`, `added_datetime_stamp`) values (null, '&quot;&amp;[.A70]&amp;&quot;', '-1', '0000-00-00', current_timestamp);&quot;" office:value-type="string" office:string-value="insert into `usbong_kms`.`inventory` (`inventory_id`, `item_id`, `quantity_in_stock`, `expiration_date`, `added_datetime_stamp`) values (null, '170', '-1', '0000-00-00', current_timestamp);" calcext:value-type="string">
            <text:p>insert into `usbong_kms`.`inventory` (`inventory_id`, `item_id`, `quantity_in_stock`, `expiration_date`, `added_datetime_stamp`) values (null, '170', '-1', '0000-00-00', current_timestamp);</text:p>
          </table:table-cell>
        </table:table-row>
        <table:table-row table:style-name="ro1">
          <table:table-cell table:formula="of:=[.A70]+1" office:value-type="float" office:value="171" calcext:value-type="float">
            <text:p>171</text:p>
          </table:table-cell>
          <table:table-cell table:formula="of:=&quot;insert into `usbong_kms`.`inventory` (`inventory_id`, `item_id`, `quantity_in_stock`, `expiration_date`, `added_datetime_stamp`) values (null, '&quot;&amp;[.A71]&amp;&quot;', '-1', '0000-00-00', current_timestamp);&quot;" office:value-type="string" office:string-value="insert into `usbong_kms`.`inventory` (`inventory_id`, `item_id`, `quantity_in_stock`, `expiration_date`, `added_datetime_stamp`) values (null, '171', '-1', '0000-00-00', current_timestamp);" calcext:value-type="string">
            <text:p>insert into `usbong_kms`.`inventory` (`inventory_id`, `item_id`, `quantity_in_stock`, `expiration_date`, `added_datetime_stamp`) values (null, '171', '-1', '0000-00-00', current_timestamp);</text:p>
          </table:table-cell>
        </table:table-row>
        <table:table-row table:style-name="ro1">
          <table:table-cell table:formula="of:=[.A71]+1" office:value-type="float" office:value="172" calcext:value-type="float">
            <text:p>172</text:p>
          </table:table-cell>
          <table:table-cell table:formula="of:=&quot;insert into `usbong_kms`.`inventory` (`inventory_id`, `item_id`, `quantity_in_stock`, `expiration_date`, `added_datetime_stamp`) values (null, '&quot;&amp;[.A72]&amp;&quot;', '-1', '0000-00-00', current_timestamp);&quot;" office:value-type="string" office:string-value="insert into `usbong_kms`.`inventory` (`inventory_id`, `item_id`, `quantity_in_stock`, `expiration_date`, `added_datetime_stamp`) values (null, '172', '-1', '0000-00-00', current_timestamp);" calcext:value-type="string">
            <text:p>insert into `usbong_kms`.`inventory` (`inventory_id`, `item_id`, `quantity_in_stock`, `expiration_date`, `added_datetime_stamp`) values (null, '172', '-1', '0000-00-00', current_timestamp);</text:p>
          </table:table-cell>
        </table:table-row>
        <table:table-row table:style-name="ro1">
          <table:table-cell table:formula="of:=[.A72]+1" office:value-type="float" office:value="173" calcext:value-type="float">
            <text:p>173</text:p>
          </table:table-cell>
          <table:table-cell table:formula="of:=&quot;insert into `usbong_kms`.`inventory` (`inventory_id`, `item_id`, `quantity_in_stock`, `expiration_date`, `added_datetime_stamp`) values (null, '&quot;&amp;[.A73]&amp;&quot;', '-1', '0000-00-00', current_timestamp);&quot;" office:value-type="string" office:string-value="insert into `usbong_kms`.`inventory` (`inventory_id`, `item_id`, `quantity_in_stock`, `expiration_date`, `added_datetime_stamp`) values (null, '173', '-1', '0000-00-00', current_timestamp);" calcext:value-type="string">
            <text:p>insert into `usbong_kms`.`inventory` (`inventory_id`, `item_id`, `quantity_in_stock`, `expiration_date`, `added_datetime_stamp`) values (null, '173', '-1', '0000-00-00', current_timestamp);</text:p>
          </table:table-cell>
        </table:table-row>
        <table:table-row table:style-name="ro1">
          <table:table-cell table:formula="of:=[.A73]+1" office:value-type="float" office:value="174" calcext:value-type="float">
            <text:p>174</text:p>
          </table:table-cell>
          <table:table-cell table:formula="of:=&quot;insert into `usbong_kms`.`inventory` (`inventory_id`, `item_id`, `quantity_in_stock`, `expiration_date`, `added_datetime_stamp`) values (null, '&quot;&amp;[.A74]&amp;&quot;', '-1', '0000-00-00', current_timestamp);&quot;" office:value-type="string" office:string-value="insert into `usbong_kms`.`inventory` (`inventory_id`, `item_id`, `quantity_in_stock`, `expiration_date`, `added_datetime_stamp`) values (null, '174', '-1', '0000-00-00', current_timestamp);" calcext:value-type="string">
            <text:p>insert into `usbong_kms`.`inventory` (`inventory_id`, `item_id`, `quantity_in_stock`, `expiration_date`, `added_datetime_stamp`) values (null, '174', '-1', '0000-00-00', current_timestamp);</text:p>
          </table:table-cell>
        </table:table-row>
        <table:table-row table:style-name="ro1">
          <table:table-cell table:formula="of:=[.A74]+1" office:value-type="float" office:value="175" calcext:value-type="float">
            <text:p>175</text:p>
          </table:table-cell>
          <table:table-cell table:formula="of:=&quot;insert into `usbong_kms`.`inventory` (`inventory_id`, `item_id`, `quantity_in_stock`, `expiration_date`, `added_datetime_stamp`) values (null, '&quot;&amp;[.A75]&amp;&quot;', '-1', '0000-00-00', current_timestamp);&quot;" office:value-type="string" office:string-value="insert into `usbong_kms`.`inventory` (`inventory_id`, `item_id`, `quantity_in_stock`, `expiration_date`, `added_datetime_stamp`) values (null, '175', '-1', '0000-00-00', current_timestamp);" calcext:value-type="string">
            <text:p>insert into `usbong_kms`.`inventory` (`inventory_id`, `item_id`, `quantity_in_stock`, `expiration_date`, `added_datetime_stamp`) values (null, '175', '-1', '0000-00-00', current_timestamp);</text:p>
          </table:table-cell>
        </table:table-row>
        <table:table-row table:style-name="ro1">
          <table:table-cell table:formula="of:=[.A75]+1" office:value-type="float" office:value="176" calcext:value-type="float">
            <text:p>176</text:p>
          </table:table-cell>
          <table:table-cell table:formula="of:=&quot;insert into `usbong_kms`.`inventory` (`inventory_id`, `item_id`, `quantity_in_stock`, `expiration_date`, `added_datetime_stamp`) values (null, '&quot;&amp;[.A76]&amp;&quot;', '-1', '0000-00-00', current_timestamp);&quot;" office:value-type="string" office:string-value="insert into `usbong_kms`.`inventory` (`inventory_id`, `item_id`, `quantity_in_stock`, `expiration_date`, `added_datetime_stamp`) values (null, '176', '-1', '0000-00-00', current_timestamp);" calcext:value-type="string">
            <text:p>insert into `usbong_kms`.`inventory` (`inventory_id`, `item_id`, `quantity_in_stock`, `expiration_date`, `added_datetime_stamp`) values (null, '176', '-1', '0000-00-00', current_timestamp);</text:p>
          </table:table-cell>
        </table:table-row>
        <table:table-row table:style-name="ro1">
          <table:table-cell table:formula="of:=[.A76]+1" office:value-type="float" office:value="177" calcext:value-type="float">
            <text:p>177</text:p>
          </table:table-cell>
          <table:table-cell table:formula="of:=&quot;insert into `usbong_kms`.`inventory` (`inventory_id`, `item_id`, `quantity_in_stock`, `expiration_date`, `added_datetime_stamp`) values (null, '&quot;&amp;[.A77]&amp;&quot;', '-1', '0000-00-00', current_timestamp);&quot;" office:value-type="string" office:string-value="insert into `usbong_kms`.`inventory` (`inventory_id`, `item_id`, `quantity_in_stock`, `expiration_date`, `added_datetime_stamp`) values (null, '177', '-1', '0000-00-00', current_timestamp);" calcext:value-type="string">
            <text:p>insert into `usbong_kms`.`inventory` (`inventory_id`, `item_id`, `quantity_in_stock`, `expiration_date`, `added_datetime_stamp`) values (null, '177', '-1', '0000-00-00', current_timestamp);</text:p>
          </table:table-cell>
        </table:table-row>
        <table:table-row table:style-name="ro1">
          <table:table-cell table:formula="of:=[.A77]+1" office:value-type="float" office:value="178" calcext:value-type="float">
            <text:p>178</text:p>
          </table:table-cell>
          <table:table-cell table:formula="of:=&quot;insert into `usbong_kms`.`inventory` (`inventory_id`, `item_id`, `quantity_in_stock`, `expiration_date`, `added_datetime_stamp`) values (null, '&quot;&amp;[.A78]&amp;&quot;', '-1', '0000-00-00', current_timestamp);&quot;" office:value-type="string" office:string-value="insert into `usbong_kms`.`inventory` (`inventory_id`, `item_id`, `quantity_in_stock`, `expiration_date`, `added_datetime_stamp`) values (null, '178', '-1', '0000-00-00', current_timestamp);" calcext:value-type="string">
            <text:p>insert into `usbong_kms`.`inventory` (`inventory_id`, `item_id`, `quantity_in_stock`, `expiration_date`, `added_datetime_stamp`) values (null, '178', '-1', '0000-00-00', current_timestamp);</text:p>
          </table:table-cell>
        </table:table-row>
        <table:table-row table:style-name="ro1">
          <table:table-cell table:formula="of:=[.A78]+1" office:value-type="float" office:value="179" calcext:value-type="float">
            <text:p>179</text:p>
          </table:table-cell>
          <table:table-cell table:formula="of:=&quot;insert into `usbong_kms`.`inventory` (`inventory_id`, `item_id`, `quantity_in_stock`, `expiration_date`, `added_datetime_stamp`) values (null, '&quot;&amp;[.A79]&amp;&quot;', '-1', '0000-00-00', current_timestamp);&quot;" office:value-type="string" office:string-value="insert into `usbong_kms`.`inventory` (`inventory_id`, `item_id`, `quantity_in_stock`, `expiration_date`, `added_datetime_stamp`) values (null, '179', '-1', '0000-00-00', current_timestamp);" calcext:value-type="string">
            <text:p>insert into `usbong_kms`.`inventory` (`inventory_id`, `item_id`, `quantity_in_stock`, `expiration_date`, `added_datetime_stamp`) values (null, '179', '-1', '0000-00-00', current_timestamp);</text:p>
          </table:table-cell>
        </table:table-row>
        <table:table-row table:style-name="ro1">
          <table:table-cell table:formula="of:=[.A79]+1" office:value-type="float" office:value="180" calcext:value-type="float">
            <text:p>180</text:p>
          </table:table-cell>
          <table:table-cell table:formula="of:=&quot;insert into `usbong_kms`.`inventory` (`inventory_id`, `item_id`, `quantity_in_stock`, `expiration_date`, `added_datetime_stamp`) values (null, '&quot;&amp;[.A80]&amp;&quot;', '-1', '0000-00-00', current_timestamp);&quot;" office:value-type="string" office:string-value="insert into `usbong_kms`.`inventory` (`inventory_id`, `item_id`, `quantity_in_stock`, `expiration_date`, `added_datetime_stamp`) values (null, '180', '-1', '0000-00-00', current_timestamp);" calcext:value-type="string">
            <text:p>insert into `usbong_kms`.`inventory` (`inventory_id`, `item_id`, `quantity_in_stock`, `expiration_date`, `added_datetime_stamp`) values (null, '180', '-1', '0000-00-00', current_timestamp);</text:p>
          </table:table-cell>
        </table:table-row>
        <table:table-row table:style-name="ro1">
          <table:table-cell table:formula="of:=[.A80]+1" office:value-type="float" office:value="181" calcext:value-type="float">
            <text:p>181</text:p>
          </table:table-cell>
          <table:table-cell table:formula="of:=&quot;insert into `usbong_kms`.`inventory` (`inventory_id`, `item_id`, `quantity_in_stock`, `expiration_date`, `added_datetime_stamp`) values (null, '&quot;&amp;[.A81]&amp;&quot;', '-1', '0000-00-00', current_timestamp);&quot;" office:value-type="string" office:string-value="insert into `usbong_kms`.`inventory` (`inventory_id`, `item_id`, `quantity_in_stock`, `expiration_date`, `added_datetime_stamp`) values (null, '181', '-1', '0000-00-00', current_timestamp);" calcext:value-type="string">
            <text:p>insert into `usbong_kms`.`inventory` (`inventory_id`, `item_id`, `quantity_in_stock`, `expiration_date`, `added_datetime_stamp`) values (null, '181', '-1', '0000-00-00', current_timestamp);</text:p>
          </table:table-cell>
        </table:table-row>
        <table:table-row table:style-name="ro1">
          <table:table-cell table:formula="of:=[.A81]+1" office:value-type="float" office:value="182" calcext:value-type="float">
            <text:p>182</text:p>
          </table:table-cell>
          <table:table-cell table:formula="of:=&quot;insert into `usbong_kms`.`inventory` (`inventory_id`, `item_id`, `quantity_in_stock`, `expiration_date`, `added_datetime_stamp`) values (null, '&quot;&amp;[.A82]&amp;&quot;', '-1', '0000-00-00', current_timestamp);&quot;" office:value-type="string" office:string-value="insert into `usbong_kms`.`inventory` (`inventory_id`, `item_id`, `quantity_in_stock`, `expiration_date`, `added_datetime_stamp`) values (null, '182', '-1', '0000-00-00', current_timestamp);" calcext:value-type="string">
            <text:p>insert into `usbong_kms`.`inventory` (`inventory_id`, `item_id`, `quantity_in_stock`, `expiration_date`, `added_datetime_stamp`) values (null, '182', '-1', '0000-00-00', current_timestamp);</text:p>
          </table:table-cell>
        </table:table-row>
        <table:table-row table:style-name="ro1">
          <table:table-cell table:formula="of:=[.A82]+1" office:value-type="float" office:value="183" calcext:value-type="float">
            <text:p>183</text:p>
          </table:table-cell>
          <table:table-cell table:formula="of:=&quot;insert into `usbong_kms`.`inventory` (`inventory_id`, `item_id`, `quantity_in_stock`, `expiration_date`, `added_datetime_stamp`) values (null, '&quot;&amp;[.A83]&amp;&quot;', '-1', '0000-00-00', current_timestamp);&quot;" office:value-type="string" office:string-value="insert into `usbong_kms`.`inventory` (`inventory_id`, `item_id`, `quantity_in_stock`, `expiration_date`, `added_datetime_stamp`) values (null, '183', '-1', '0000-00-00', current_timestamp);" calcext:value-type="string">
            <text:p>insert into `usbong_kms`.`inventory` (`inventory_id`, `item_id`, `quantity_in_stock`, `expiration_date`, `added_datetime_stamp`) values (null, '183', '-1', '0000-00-00', current_timestamp);</text:p>
          </table:table-cell>
        </table:table-row>
        <table:table-row table:style-name="ro1">
          <table:table-cell table:formula="of:=[.A83]+1" office:value-type="float" office:value="184" calcext:value-type="float">
            <text:p>184</text:p>
          </table:table-cell>
          <table:table-cell table:formula="of:=&quot;insert into `usbong_kms`.`inventory` (`inventory_id`, `item_id`, `quantity_in_stock`, `expiration_date`, `added_datetime_stamp`) values (null, '&quot;&amp;[.A84]&amp;&quot;', '-1', '0000-00-00', current_timestamp);&quot;" office:value-type="string" office:string-value="insert into `usbong_kms`.`inventory` (`inventory_id`, `item_id`, `quantity_in_stock`, `expiration_date`, `added_datetime_stamp`) values (null, '184', '-1', '0000-00-00', current_timestamp);" calcext:value-type="string">
            <text:p>insert into `usbong_kms`.`inventory` (`inventory_id`, `item_id`, `quantity_in_stock`, `expiration_date`, `added_datetime_stamp`) values (null, '184', '-1', '0000-00-00', current_timestamp);</text:p>
          </table:table-cell>
        </table:table-row>
        <table:table-row table:style-name="ro1">
          <table:table-cell table:formula="of:=[.A84]+1" office:value-type="float" office:value="185" calcext:value-type="float">
            <text:p>185</text:p>
          </table:table-cell>
          <table:table-cell table:formula="of:=&quot;insert into `usbong_kms`.`inventory` (`inventory_id`, `item_id`, `quantity_in_stock`, `expiration_date`, `added_datetime_stamp`) values (null, '&quot;&amp;[.A85]&amp;&quot;', '-1', '0000-00-00', current_timestamp);&quot;" office:value-type="string" office:string-value="insert into `usbong_kms`.`inventory` (`inventory_id`, `item_id`, `quantity_in_stock`, `expiration_date`, `added_datetime_stamp`) values (null, '185', '-1', '0000-00-00', current_timestamp);" calcext:value-type="string">
            <text:p>insert into `usbong_kms`.`inventory` (`inventory_id`, `item_id`, `quantity_in_stock`, `expiration_date`, `added_datetime_stamp`) values (null, '185', '-1', '0000-00-00', current_timestamp);</text:p>
          </table:table-cell>
        </table:table-row>
        <table:table-row table:style-name="ro1">
          <table:table-cell table:formula="of:=[.A85]+1" office:value-type="float" office:value="186" calcext:value-type="float">
            <text:p>186</text:p>
          </table:table-cell>
          <table:table-cell table:formula="of:=&quot;insert into `usbong_kms`.`inventory` (`inventory_id`, `item_id`, `quantity_in_stock`, `expiration_date`, `added_datetime_stamp`) values (null, '&quot;&amp;[.A86]&amp;&quot;', '-1', '0000-00-00', current_timestamp);&quot;" office:value-type="string" office:string-value="insert into `usbong_kms`.`inventory` (`inventory_id`, `item_id`, `quantity_in_stock`, `expiration_date`, `added_datetime_stamp`) values (null, '186', '-1', '0000-00-00', current_timestamp);" calcext:value-type="string">
            <text:p>insert into `usbong_kms`.`inventory` (`inventory_id`, `item_id`, `quantity_in_stock`, `expiration_date`, `added_datetime_stamp`) values (null, '186', '-1', '0000-00-00', current_timestamp);</text:p>
          </table:table-cell>
        </table:table-row>
        <table:table-row table:style-name="ro1">
          <table:table-cell table:formula="of:=[.A86]+1" office:value-type="float" office:value="187" calcext:value-type="float">
            <text:p>187</text:p>
          </table:table-cell>
          <table:table-cell table:formula="of:=&quot;insert into `usbong_kms`.`inventory` (`inventory_id`, `item_id`, `quantity_in_stock`, `expiration_date`, `added_datetime_stamp`) values (null, '&quot;&amp;[.A87]&amp;&quot;', '-1', '0000-00-00', current_timestamp);&quot;" office:value-type="string" office:string-value="insert into `usbong_kms`.`inventory` (`inventory_id`, `item_id`, `quantity_in_stock`, `expiration_date`, `added_datetime_stamp`) values (null, '187', '-1', '0000-00-00', current_timestamp);" calcext:value-type="string">
            <text:p>insert into `usbong_kms`.`inventory` (`inventory_id`, `item_id`, `quantity_in_stock`, `expiration_date`, `added_datetime_stamp`) values (null, '187', '-1', '0000-00-00', current_timestamp);</text:p>
          </table:table-cell>
        </table:table-row>
        <table:table-row table:style-name="ro1">
          <table:table-cell table:formula="of:=[.A87]+1" office:value-type="float" office:value="188" calcext:value-type="float">
            <text:p>188</text:p>
          </table:table-cell>
          <table:table-cell table:formula="of:=&quot;insert into `usbong_kms`.`inventory` (`inventory_id`, `item_id`, `quantity_in_stock`, `expiration_date`, `added_datetime_stamp`) values (null, '&quot;&amp;[.A88]&amp;&quot;', '-1', '0000-00-00', current_timestamp);&quot;" office:value-type="string" office:string-value="insert into `usbong_kms`.`inventory` (`inventory_id`, `item_id`, `quantity_in_stock`, `expiration_date`, `added_datetime_stamp`) values (null, '188', '-1', '0000-00-00', current_timestamp);" calcext:value-type="string">
            <text:p>insert into `usbong_kms`.`inventory` (`inventory_id`, `item_id`, `quantity_in_stock`, `expiration_date`, `added_datetime_stamp`) values (null, '188', '-1', '0000-00-00', current_timestamp);</text:p>
          </table:table-cell>
        </table:table-row>
        <table:table-row table:style-name="ro1">
          <table:table-cell table:formula="of:=[.A88]+1" office:value-type="float" office:value="189" calcext:value-type="float">
            <text:p>189</text:p>
          </table:table-cell>
          <table:table-cell table:formula="of:=&quot;insert into `usbong_kms`.`inventory` (`inventory_id`, `item_id`, `quantity_in_stock`, `expiration_date`, `added_datetime_stamp`) values (null, '&quot;&amp;[.A89]&amp;&quot;', '-1', '0000-00-00', current_timestamp);&quot;" office:value-type="string" office:string-value="insert into `usbong_kms`.`inventory` (`inventory_id`, `item_id`, `quantity_in_stock`, `expiration_date`, `added_datetime_stamp`) values (null, '189', '-1', '0000-00-00', current_timestamp);" calcext:value-type="string">
            <text:p>insert into `usbong_kms`.`inventory` (`inventory_id`, `item_id`, `quantity_in_stock`, `expiration_date`, `added_datetime_stamp`) values (null, '189', '-1', '0000-00-00', current_timestamp);</text:p>
          </table:table-cell>
        </table:table-row>
        <table:table-row table:style-name="ro1">
          <table:table-cell table:formula="of:=[.A89]+1" office:value-type="float" office:value="190" calcext:value-type="float">
            <text:p>190</text:p>
          </table:table-cell>
          <table:table-cell table:formula="of:=&quot;insert into `usbong_kms`.`inventory` (`inventory_id`, `item_id`, `quantity_in_stock`, `expiration_date`, `added_datetime_stamp`) values (null, '&quot;&amp;[.A90]&amp;&quot;', '-1', '0000-00-00', current_timestamp);&quot;" office:value-type="string" office:string-value="insert into `usbong_kms`.`inventory` (`inventory_id`, `item_id`, `quantity_in_stock`, `expiration_date`, `added_datetime_stamp`) values (null, '190', '-1', '0000-00-00', current_timestamp);" calcext:value-type="string">
            <text:p>insert into `usbong_kms`.`inventory` (`inventory_id`, `item_id`, `quantity_in_stock`, `expiration_date`, `added_datetime_stamp`) values (null, '190', '-1', '0000-00-00', current_timestamp);</text:p>
          </table:table-cell>
        </table:table-row>
        <table:table-row table:style-name="ro1">
          <table:table-cell table:formula="of:=[.A90]+1" office:value-type="float" office:value="191" calcext:value-type="float">
            <text:p>191</text:p>
          </table:table-cell>
          <table:table-cell table:formula="of:=&quot;insert into `usbong_kms`.`inventory` (`inventory_id`, `item_id`, `quantity_in_stock`, `expiration_date`, `added_datetime_stamp`) values (null, '&quot;&amp;[.A91]&amp;&quot;', '-1', '0000-00-00', current_timestamp);&quot;" office:value-type="string" office:string-value="insert into `usbong_kms`.`inventory` (`inventory_id`, `item_id`, `quantity_in_stock`, `expiration_date`, `added_datetime_stamp`) values (null, '191', '-1', '0000-00-00', current_timestamp);" calcext:value-type="string">
            <text:p>insert into `usbong_kms`.`inventory` (`inventory_id`, `item_id`, `quantity_in_stock`, `expiration_date`, `added_datetime_stamp`) values (null, '191', '-1', '0000-00-00', current_timestamp);</text:p>
          </table:table-cell>
        </table:table-row>
        <table:table-row table:style-name="ro1">
          <table:table-cell table:formula="of:=[.A91]+1" office:value-type="float" office:value="192" calcext:value-type="float">
            <text:p>192</text:p>
          </table:table-cell>
          <table:table-cell table:formula="of:=&quot;insert into `usbong_kms`.`inventory` (`inventory_id`, `item_id`, `quantity_in_stock`, `expiration_date`, `added_datetime_stamp`) values (null, '&quot;&amp;[.A92]&amp;&quot;', '-1', '0000-00-00', current_timestamp);&quot;" office:value-type="string" office:string-value="insert into `usbong_kms`.`inventory` (`inventory_id`, `item_id`, `quantity_in_stock`, `expiration_date`, `added_datetime_stamp`) values (null, '192', '-1', '0000-00-00', current_timestamp);" calcext:value-type="string">
            <text:p>insert into `usbong_kms`.`inventory` (`inventory_id`, `item_id`, `quantity_in_stock`, `expiration_date`, `added_datetime_stamp`) values (null, '192', '-1', '0000-00-00', current_timestamp);</text:p>
          </table:table-cell>
        </table:table-row>
        <table:table-row table:style-name="ro1">
          <table:table-cell table:formula="of:=[.A92]+1" office:value-type="float" office:value="193" calcext:value-type="float">
            <text:p>193</text:p>
          </table:table-cell>
          <table:table-cell table:formula="of:=&quot;insert into `usbong_kms`.`inventory` (`inventory_id`, `item_id`, `quantity_in_stock`, `expiration_date`, `added_datetime_stamp`) values (null, '&quot;&amp;[.A93]&amp;&quot;', '-1', '0000-00-00', current_timestamp);&quot;" office:value-type="string" office:string-value="insert into `usbong_kms`.`inventory` (`inventory_id`, `item_id`, `quantity_in_stock`, `expiration_date`, `added_datetime_stamp`) values (null, '193', '-1', '0000-00-00', current_timestamp);" calcext:value-type="string">
            <text:p>insert into `usbong_kms`.`inventory` (`inventory_id`, `item_id`, `quantity_in_stock`, `expiration_date`, `added_datetime_stamp`) values (null, '193', '-1', '0000-00-00', current_timestamp);</text:p>
          </table:table-cell>
        </table:table-row>
        <table:table-row table:style-name="ro1">
          <table:table-cell table:formula="of:=[.A93]+1" office:value-type="float" office:value="194" calcext:value-type="float">
            <text:p>194</text:p>
          </table:table-cell>
          <table:table-cell table:formula="of:=&quot;insert into `usbong_kms`.`inventory` (`inventory_id`, `item_id`, `quantity_in_stock`, `expiration_date`, `added_datetime_stamp`) values (null, '&quot;&amp;[.A94]&amp;&quot;', '-1', '0000-00-00', current_timestamp);&quot;" office:value-type="string" office:string-value="insert into `usbong_kms`.`inventory` (`inventory_id`, `item_id`, `quantity_in_stock`, `expiration_date`, `added_datetime_stamp`) values (null, '194', '-1', '0000-00-00', current_timestamp);" calcext:value-type="string">
            <text:p>insert into `usbong_kms`.`inventory` (`inventory_id`, `item_id`, `quantity_in_stock`, `expiration_date`, `added_datetime_stamp`) values (null, '194', '-1', '0000-00-00', current_timestamp);</text:p>
          </table:table-cell>
        </table:table-row>
        <table:table-row table:style-name="ro1">
          <table:table-cell table:formula="of:=[.A94]+1" office:value-type="float" office:value="195" calcext:value-type="float">
            <text:p>195</text:p>
          </table:table-cell>
          <table:table-cell table:formula="of:=&quot;insert into `usbong_kms`.`inventory` (`inventory_id`, `item_id`, `quantity_in_stock`, `expiration_date`, `added_datetime_stamp`) values (null, '&quot;&amp;[.A95]&amp;&quot;', '-1', '0000-00-00', current_timestamp);&quot;" office:value-type="string" office:string-value="insert into `usbong_kms`.`inventory` (`inventory_id`, `item_id`, `quantity_in_stock`, `expiration_date`, `added_datetime_stamp`) values (null, '195', '-1', '0000-00-00', current_timestamp);" calcext:value-type="string">
            <text:p>insert into `usbong_kms`.`inventory` (`inventory_id`, `item_id`, `quantity_in_stock`, `expiration_date`, `added_datetime_stamp`) values (null, '195', '-1', '0000-00-00', current_timestamp);</text:p>
          </table:table-cell>
        </table:table-row>
        <table:table-row table:style-name="ro1">
          <table:table-cell table:formula="of:=[.A95]+1" office:value-type="float" office:value="196" calcext:value-type="float">
            <text:p>196</text:p>
          </table:table-cell>
          <table:table-cell table:formula="of:=&quot;insert into `usbong_kms`.`inventory` (`inventory_id`, `item_id`, `quantity_in_stock`, `expiration_date`, `added_datetime_stamp`) values (null, '&quot;&amp;[.A96]&amp;&quot;', '-1', '0000-00-00', current_timestamp);&quot;" office:value-type="string" office:string-value="insert into `usbong_kms`.`inventory` (`inventory_id`, `item_id`, `quantity_in_stock`, `expiration_date`, `added_datetime_stamp`) values (null, '196', '-1', '0000-00-00', current_timestamp);" calcext:value-type="string">
            <text:p>insert into `usbong_kms`.`inventory` (`inventory_id`, `item_id`, `quantity_in_stock`, `expiration_date`, `added_datetime_stamp`) values (null, '196', '-1', '0000-00-00', current_timestamp);</text:p>
          </table:table-cell>
        </table:table-row>
        <table:table-row table:style-name="ro1">
          <table:table-cell table:formula="of:=[.A96]+1" office:value-type="float" office:value="197" calcext:value-type="float">
            <text:p>197</text:p>
          </table:table-cell>
          <table:table-cell table:formula="of:=&quot;insert into `usbong_kms`.`inventory` (`inventory_id`, `item_id`, `quantity_in_stock`, `expiration_date`, `added_datetime_stamp`) values (null, '&quot;&amp;[.A97]&amp;&quot;', '-1', '0000-00-00', current_timestamp);&quot;" office:value-type="string" office:string-value="insert into `usbong_kms`.`inventory` (`inventory_id`, `item_id`, `quantity_in_stock`, `expiration_date`, `added_datetime_stamp`) values (null, '197', '-1', '0000-00-00', current_timestamp);" calcext:value-type="string">
            <text:p>insert into `usbong_kms`.`inventory` (`inventory_id`, `item_id`, `quantity_in_stock`, `expiration_date`, `added_datetime_stamp`) values (null, '197', '-1', '0000-00-00', current_timestamp);</text:p>
          </table:table-cell>
        </table:table-row>
        <table:table-row table:style-name="ro1">
          <table:table-cell table:formula="of:=[.A97]+1" office:value-type="float" office:value="198" calcext:value-type="float">
            <text:p>198</text:p>
          </table:table-cell>
          <table:table-cell table:formula="of:=&quot;insert into `usbong_kms`.`inventory` (`inventory_id`, `item_id`, `quantity_in_stock`, `expiration_date`, `added_datetime_stamp`) values (null, '&quot;&amp;[.A98]&amp;&quot;', '-1', '0000-00-00', current_timestamp);&quot;" office:value-type="string" office:string-value="insert into `usbong_kms`.`inventory` (`inventory_id`, `item_id`, `quantity_in_stock`, `expiration_date`, `added_datetime_stamp`) values (null, '198', '-1', '0000-00-00', current_timestamp);" calcext:value-type="string">
            <text:p>insert into `usbong_kms`.`inventory` (`inventory_id`, `item_id`, `quantity_in_stock`, `expiration_date`, `added_datetime_stamp`) values (null, '198', '-1', '0000-00-00', current_timestamp);</text:p>
          </table:table-cell>
        </table:table-row>
        <table:table-row table:style-name="ro1">
          <table:table-cell table:formula="of:=[.A98]+1" office:value-type="float" office:value="199" calcext:value-type="float">
            <text:p>199</text:p>
          </table:table-cell>
          <table:table-cell table:formula="of:=&quot;insert into `usbong_kms`.`inventory` (`inventory_id`, `item_id`, `quantity_in_stock`, `expiration_date`, `added_datetime_stamp`) values (null, '&quot;&amp;[.A99]&amp;&quot;', '-1', '0000-00-00', current_timestamp);&quot;" office:value-type="string" office:string-value="insert into `usbong_kms`.`inventory` (`inventory_id`, `item_id`, `quantity_in_stock`, `expiration_date`, `added_datetime_stamp`) values (null, '199', '-1', '0000-00-00', current_timestamp);" calcext:value-type="string">
            <text:p>insert into `usbong_kms`.`inventory` (`inventory_id`, `item_id`, `quantity_in_stock`, `expiration_date`, `added_datetime_stamp`) values (null, '199', '-1', '0000-00-00', current_timestamp);</text:p>
          </table:table-cell>
        </table:table-row>
        <table:table-row table:style-name="ro1">
          <table:table-cell table:formula="of:=[.A99]+1" office:value-type="float" office:value="200" calcext:value-type="float">
            <text:p>200</text:p>
          </table:table-cell>
          <table:table-cell table:formula="of:=&quot;insert into `usbong_kms`.`inventory` (`inventory_id`, `item_id`, `quantity_in_stock`, `expiration_date`, `added_datetime_stamp`) values (null, '&quot;&amp;[.A100]&amp;&quot;', '-1', '0000-00-00', current_timestamp);&quot;" office:value-type="string" office:string-value="insert into `usbong_kms`.`inventory` (`inventory_id`, `item_id`, `quantity_in_stock`, `expiration_date`, `added_datetime_stamp`) values (null, '200', '-1', '0000-00-00', current_timestamp);" calcext:value-type="string">
            <text:p>insert into `usbong_kms`.`inventory` (`inventory_id`, `item_id`, `quantity_in_stock`, `expiration_date`, `added_datetime_stamp`) values (null, '200', '-1', '0000-00-00', current_timestamp);</text:p>
          </table:table-cell>
        </table:table-row>
        <table:table-row table:style-name="ro1">
          <table:table-cell table:formula="of:=[.A100]+1" office:value-type="float" office:value="201" calcext:value-type="float">
            <text:p>201</text:p>
          </table:table-cell>
          <table:table-cell table:formula="of:=&quot;insert into `usbong_kms`.`inventory` (`inventory_id`, `item_id`, `quantity_in_stock`, `expiration_date`, `added_datetime_stamp`) values (null, '&quot;&amp;[.A101]&amp;&quot;', '-1', '0000-00-00', current_timestamp);&quot;" office:value-type="string" office:string-value="insert into `usbong_kms`.`inventory` (`inventory_id`, `item_id`, `quantity_in_stock`, `expiration_date`, `added_datetime_stamp`) values (null, '201', '-1', '0000-00-00', current_timestamp);" calcext:value-type="string">
            <text:p>insert into `usbong_kms`.`inventory` (`inventory_id`, `item_id`, `quantity_in_stock`, `expiration_date`, `added_datetime_stamp`) values (null, '201', '-1', '0000-00-00', current_timestamp);</text:p>
          </table:table-cell>
        </table:table-row>
        <table:table-row table:style-name="ro1">
          <table:table-cell table:formula="of:=[.A101]+1" office:value-type="float" office:value="202" calcext:value-type="float">
            <text:p>202</text:p>
          </table:table-cell>
          <table:table-cell table:formula="of:=&quot;insert into `usbong_kms`.`inventory` (`inventory_id`, `item_id`, `quantity_in_stock`, `expiration_date`, `added_datetime_stamp`) values (null, '&quot;&amp;[.A102]&amp;&quot;', '-1', '0000-00-00', current_timestamp);&quot;" office:value-type="string" office:string-value="insert into `usbong_kms`.`inventory` (`inventory_id`, `item_id`, `quantity_in_stock`, `expiration_date`, `added_datetime_stamp`) values (null, '202', '-1', '0000-00-00', current_timestamp);" calcext:value-type="string">
            <text:p>insert into `usbong_kms`.`inventory` (`inventory_id`, `item_id`, `quantity_in_stock`, `expiration_date`, `added_datetime_stamp`) values (null, '202', '-1', '0000-00-00', current_timestamp);</text:p>
          </table:table-cell>
        </table:table-row>
        <table:table-row table:style-name="ro1">
          <table:table-cell table:formula="of:=[.A102]+1" office:value-type="float" office:value="203" calcext:value-type="float">
            <text:p>203</text:p>
          </table:table-cell>
          <table:table-cell table:formula="of:=&quot;insert into `usbong_kms`.`inventory` (`inventory_id`, `item_id`, `quantity_in_stock`, `expiration_date`, `added_datetime_stamp`) values (null, '&quot;&amp;[.A103]&amp;&quot;', '-1', '0000-00-00', current_timestamp);&quot;" office:value-type="string" office:string-value="insert into `usbong_kms`.`inventory` (`inventory_id`, `item_id`, `quantity_in_stock`, `expiration_date`, `added_datetime_stamp`) values (null, '203', '-1', '0000-00-00', current_timestamp);" calcext:value-type="string">
            <text:p>insert into `usbong_kms`.`inventory` (`inventory_id`, `item_id`, `quantity_in_stock`, `expiration_date`, `added_datetime_stamp`) values (null, '203', '-1', '0000-00-00', current_timestamp);</text:p>
          </table:table-cell>
        </table:table-row>
        <table:table-row table:style-name="ro1">
          <table:table-cell table:formula="of:=[.A103]+1" office:value-type="float" office:value="204" calcext:value-type="float">
            <text:p>204</text:p>
          </table:table-cell>
          <table:table-cell table:formula="of:=&quot;insert into `usbong_kms`.`inventory` (`inventory_id`, `item_id`, `quantity_in_stock`, `expiration_date`, `added_datetime_stamp`) values (null, '&quot;&amp;[.A104]&amp;&quot;', '-1', '0000-00-00', current_timestamp);&quot;" office:value-type="string" office:string-value="insert into `usbong_kms`.`inventory` (`inventory_id`, `item_id`, `quantity_in_stock`, `expiration_date`, `added_datetime_stamp`) values (null, '204', '-1', '0000-00-00', current_timestamp);" calcext:value-type="string">
            <text:p>insert into `usbong_kms`.`inventory` (`inventory_id`, `item_id`, `quantity_in_stock`, `expiration_date`, `added_datetime_stamp`) values (null, '204', '-1', '0000-00-00', current_timestamp);</text:p>
          </table:table-cell>
        </table:table-row>
        <table:table-row table:style-name="ro1">
          <table:table-cell table:formula="of:=[.A104]+1" office:value-type="float" office:value="205" calcext:value-type="float">
            <text:p>205</text:p>
          </table:table-cell>
          <table:table-cell table:formula="of:=&quot;insert into `usbong_kms`.`inventory` (`inventory_id`, `item_id`, `quantity_in_stock`, `expiration_date`, `added_datetime_stamp`) values (null, '&quot;&amp;[.A105]&amp;&quot;', '-1', '0000-00-00', current_timestamp);&quot;" office:value-type="string" office:string-value="insert into `usbong_kms`.`inventory` (`inventory_id`, `item_id`, `quantity_in_stock`, `expiration_date`, `added_datetime_stamp`) values (null, '205', '-1', '0000-00-00', current_timestamp);" calcext:value-type="string">
            <text:p>insert into `usbong_kms`.`inventory` (`inventory_id`, `item_id`, `quantity_in_stock`, `expiration_date`, `added_datetime_stamp`) values (null, '205', '-1', '0000-00-00', current_timestamp);</text:p>
          </table:table-cell>
        </table:table-row>
        <table:table-row table:style-name="ro1">
          <table:table-cell table:formula="of:=[.A105]+1" office:value-type="float" office:value="206" calcext:value-type="float">
            <text:p>206</text:p>
          </table:table-cell>
          <table:table-cell table:formula="of:=&quot;insert into `usbong_kms`.`inventory` (`inventory_id`, `item_id`, `quantity_in_stock`, `expiration_date`, `added_datetime_stamp`) values (null, '&quot;&amp;[.A106]&amp;&quot;', '-1', '0000-00-00', current_timestamp);&quot;" office:value-type="string" office:string-value="insert into `usbong_kms`.`inventory` (`inventory_id`, `item_id`, `quantity_in_stock`, `expiration_date`, `added_datetime_stamp`) values (null, '206', '-1', '0000-00-00', current_timestamp);" calcext:value-type="string">
            <text:p>insert into `usbong_kms`.`inventory` (`inventory_id`, `item_id`, `quantity_in_stock`, `expiration_date`, `added_datetime_stamp`) values (null, '206', '-1', '0000-00-00', current_timestamp);</text:p>
          </table:table-cell>
        </table:table-row>
        <table:table-row table:style-name="ro1">
          <table:table-cell table:formula="of:=[.A106]+1" office:value-type="float" office:value="207" calcext:value-type="float">
            <text:p>207</text:p>
          </table:table-cell>
          <table:table-cell table:formula="of:=&quot;insert into `usbong_kms`.`inventory` (`inventory_id`, `item_id`, `quantity_in_stock`, `expiration_date`, `added_datetime_stamp`) values (null, '&quot;&amp;[.A107]&amp;&quot;', '-1', '0000-00-00', current_timestamp);&quot;" office:value-type="string" office:string-value="insert into `usbong_kms`.`inventory` (`inventory_id`, `item_id`, `quantity_in_stock`, `expiration_date`, `added_datetime_stamp`) values (null, '207', '-1', '0000-00-00', current_timestamp);" calcext:value-type="string">
            <text:p>insert into `usbong_kms`.`inventory` (`inventory_id`, `item_id`, `quantity_in_stock`, `expiration_date`, `added_datetime_stamp`) values (null, '207', '-1', '0000-00-00', current_timestamp);</text:p>
          </table:table-cell>
        </table:table-row>
        <table:table-row table:style-name="ro1">
          <table:table-cell table:formula="of:=[.A107]+1" office:value-type="float" office:value="208" calcext:value-type="float">
            <text:p>208</text:p>
          </table:table-cell>
          <table:table-cell table:formula="of:=&quot;insert into `usbong_kms`.`inventory` (`inventory_id`, `item_id`, `quantity_in_stock`, `expiration_date`, `added_datetime_stamp`) values (null, '&quot;&amp;[.A108]&amp;&quot;', '-1', '0000-00-00', current_timestamp);&quot;" office:value-type="string" office:string-value="insert into `usbong_kms`.`inventory` (`inventory_id`, `item_id`, `quantity_in_stock`, `expiration_date`, `added_datetime_stamp`) values (null, '208', '-1', '0000-00-00', current_timestamp);" calcext:value-type="string">
            <text:p>insert into `usbong_kms`.`inventory` (`inventory_id`, `item_id`, `quantity_in_stock`, `expiration_date`, `added_datetime_stamp`) values (null, '208', '-1', '0000-00-00', current_timestamp);</text:p>
          </table:table-cell>
        </table:table-row>
        <table:table-row table:style-name="ro1">
          <table:table-cell table:formula="of:=[.A108]+1" office:value-type="float" office:value="209" calcext:value-type="float">
            <text:p>209</text:p>
          </table:table-cell>
          <table:table-cell table:formula="of:=&quot;insert into `usbong_kms`.`inventory` (`inventory_id`, `item_id`, `quantity_in_stock`, `expiration_date`, `added_datetime_stamp`) values (null, '&quot;&amp;[.A109]&amp;&quot;', '-1', '0000-00-00', current_timestamp);&quot;" office:value-type="string" office:string-value="insert into `usbong_kms`.`inventory` (`inventory_id`, `item_id`, `quantity_in_stock`, `expiration_date`, `added_datetime_stamp`) values (null, '209', '-1', '0000-00-00', current_timestamp);" calcext:value-type="string">
            <text:p>insert into `usbong_kms`.`inventory` (`inventory_id`, `item_id`, `quantity_in_stock`, `expiration_date`, `added_datetime_stamp`) values (null, '209', '-1', '0000-00-00', current_timestamp);</text:p>
          </table:table-cell>
        </table:table-row>
        <table:table-row table:style-name="ro1">
          <table:table-cell table:formula="of:=[.A109]+1" office:value-type="float" office:value="210" calcext:value-type="float">
            <text:p>210</text:p>
          </table:table-cell>
          <table:table-cell table:formula="of:=&quot;insert into `usbong_kms`.`inventory` (`inventory_id`, `item_id`, `quantity_in_stock`, `expiration_date`, `added_datetime_stamp`) values (null, '&quot;&amp;[.A110]&amp;&quot;', '-1', '0000-00-00', current_timestamp);&quot;" office:value-type="string" office:string-value="insert into `usbong_kms`.`inventory` (`inventory_id`, `item_id`, `quantity_in_stock`, `expiration_date`, `added_datetime_stamp`) values (null, '210', '-1', '0000-00-00', current_timestamp);" calcext:value-type="string">
            <text:p>insert into `usbong_kms`.`inventory` (`inventory_id`, `item_id`, `quantity_in_stock`, `expiration_date`, `added_datetime_stamp`) values (null, '210', '-1', '0000-00-00', current_timestamp);</text:p>
          </table:table-cell>
        </table:table-row>
        <table:table-row table:style-name="ro1">
          <table:table-cell table:formula="of:=[.A110]+1" office:value-type="float" office:value="211" calcext:value-type="float">
            <text:p>211</text:p>
          </table:table-cell>
          <table:table-cell table:formula="of:=&quot;insert into `usbong_kms`.`inventory` (`inventory_id`, `item_id`, `quantity_in_stock`, `expiration_date`, `added_datetime_stamp`) values (null, '&quot;&amp;[.A111]&amp;&quot;', '-1', '0000-00-00', current_timestamp);&quot;" office:value-type="string" office:string-value="insert into `usbong_kms`.`inventory` (`inventory_id`, `item_id`, `quantity_in_stock`, `expiration_date`, `added_datetime_stamp`) values (null, '211', '-1', '0000-00-00', current_timestamp);" calcext:value-type="string">
            <text:p>insert into `usbong_kms`.`inventory` (`inventory_id`, `item_id`, `quantity_in_stock`, `expiration_date`, `added_datetime_stamp`) values (null, '211', '-1', '0000-00-00', current_timestamp);</text:p>
          </table:table-cell>
        </table:table-row>
        <table:table-row table:style-name="ro1">
          <table:table-cell table:formula="of:=[.A111]+1" office:value-type="float" office:value="212" calcext:value-type="float">
            <text:p>212</text:p>
          </table:table-cell>
          <table:table-cell table:formula="of:=&quot;insert into `usbong_kms`.`inventory` (`inventory_id`, `item_id`, `quantity_in_stock`, `expiration_date`, `added_datetime_stamp`) values (null, '&quot;&amp;[.A112]&amp;&quot;', '-1', '0000-00-00', current_timestamp);&quot;" office:value-type="string" office:string-value="insert into `usbong_kms`.`inventory` (`inventory_id`, `item_id`, `quantity_in_stock`, `expiration_date`, `added_datetime_stamp`) values (null, '212', '-1', '0000-00-00', current_timestamp);" calcext:value-type="string">
            <text:p>insert into `usbong_kms`.`inventory` (`inventory_id`, `item_id`, `quantity_in_stock`, `expiration_date`, `added_datetime_stamp`) values (null, '212', '-1', '0000-00-00', current_timestamp);</text:p>
          </table:table-cell>
        </table:table-row>
        <table:table-row table:style-name="ro1">
          <table:table-cell table:formula="of:=[.A112]+1" office:value-type="float" office:value="213" calcext:value-type="float">
            <text:p>213</text:p>
          </table:table-cell>
          <table:table-cell table:formula="of:=&quot;insert into `usbong_kms`.`inventory` (`inventory_id`, `item_id`, `quantity_in_stock`, `expiration_date`, `added_datetime_stamp`) values (null, '&quot;&amp;[.A113]&amp;&quot;', '-1', '0000-00-00', current_timestamp);&quot;" office:value-type="string" office:string-value="insert into `usbong_kms`.`inventory` (`inventory_id`, `item_id`, `quantity_in_stock`, `expiration_date`, `added_datetime_stamp`) values (null, '213', '-1', '0000-00-00', current_timestamp);" calcext:value-type="string">
            <text:p>insert into `usbong_kms`.`inventory` (`inventory_id`, `item_id`, `quantity_in_stock`, `expiration_date`, `added_datetime_stamp`) values (null, '213', '-1', '0000-00-00', current_timestamp);</text:p>
          </table:table-cell>
        </table:table-row>
        <table:table-row table:style-name="ro1">
          <table:table-cell table:formula="of:=[.A113]+1" office:value-type="float" office:value="214" calcext:value-type="float">
            <text:p>214</text:p>
          </table:table-cell>
          <table:table-cell table:formula="of:=&quot;insert into `usbong_kms`.`inventory` (`inventory_id`, `item_id`, `quantity_in_stock`, `expiration_date`, `added_datetime_stamp`) values (null, '&quot;&amp;[.A114]&amp;&quot;', '-1', '0000-00-00', current_timestamp);&quot;" office:value-type="string" office:string-value="insert into `usbong_kms`.`inventory` (`inventory_id`, `item_id`, `quantity_in_stock`, `expiration_date`, `added_datetime_stamp`) values (null, '214', '-1', '0000-00-00', current_timestamp);" calcext:value-type="string">
            <text:p>insert into `usbong_kms`.`inventory` (`inventory_id`, `item_id`, `quantity_in_stock`, `expiration_date`, `added_datetime_stamp`) values (null, '214', '-1', '0000-00-00', current_timestamp);</text:p>
          </table:table-cell>
        </table:table-row>
        <table:table-row table:style-name="ro1">
          <table:table-cell table:formula="of:=[.A114]+1" office:value-type="float" office:value="215" calcext:value-type="float">
            <text:p>215</text:p>
          </table:table-cell>
          <table:table-cell table:formula="of:=&quot;insert into `usbong_kms`.`inventory` (`inventory_id`, `item_id`, `quantity_in_stock`, `expiration_date`, `added_datetime_stamp`) values (null, '&quot;&amp;[.A115]&amp;&quot;', '-1', '0000-00-00', current_timestamp);&quot;" office:value-type="string" office:string-value="insert into `usbong_kms`.`inventory` (`inventory_id`, `item_id`, `quantity_in_stock`, `expiration_date`, `added_datetime_stamp`) values (null, '215', '-1', '0000-00-00', current_timestamp);" calcext:value-type="string">
            <text:p>insert into `usbong_kms`.`inventory` (`inventory_id`, `item_id`, `quantity_in_stock`, `expiration_date`, `added_datetime_stamp`) values (null, '215', '-1', '0000-00-00', current_timestamp);</text:p>
          </table:table-cell>
        </table:table-row>
        <table:table-row table:style-name="ro1">
          <table:table-cell table:formula="of:=[.A115]+1" office:value-type="float" office:value="216" calcext:value-type="float">
            <text:p>216</text:p>
          </table:table-cell>
          <table:table-cell table:formula="of:=&quot;insert into `usbong_kms`.`inventory` (`inventory_id`, `item_id`, `quantity_in_stock`, `expiration_date`, `added_datetime_stamp`) values (null, '&quot;&amp;[.A116]&amp;&quot;', '-1', '0000-00-00', current_timestamp);&quot;" office:value-type="string" office:string-value="insert into `usbong_kms`.`inventory` (`inventory_id`, `item_id`, `quantity_in_stock`, `expiration_date`, `added_datetime_stamp`) values (null, '216', '-1', '0000-00-00', current_timestamp);" calcext:value-type="string">
            <text:p>insert into `usbong_kms`.`inventory` (`inventory_id`, `item_id`, `quantity_in_stock`, `expiration_date`, `added_datetime_stamp`) values (null, '216', '-1', '0000-00-00', current_timestamp);</text:p>
          </table:table-cell>
        </table:table-row>
        <table:table-row table:style-name="ro1">
          <table:table-cell table:formula="of:=[.A116]+1" office:value-type="float" office:value="217" calcext:value-type="float">
            <text:p>217</text:p>
          </table:table-cell>
          <table:table-cell table:formula="of:=&quot;insert into `usbong_kms`.`inventory` (`inventory_id`, `item_id`, `quantity_in_stock`, `expiration_date`, `added_datetime_stamp`) values (null, '&quot;&amp;[.A117]&amp;&quot;', '-1', '0000-00-00', current_timestamp);&quot;" office:value-type="string" office:string-value="insert into `usbong_kms`.`inventory` (`inventory_id`, `item_id`, `quantity_in_stock`, `expiration_date`, `added_datetime_stamp`) values (null, '217', '-1', '0000-00-00', current_timestamp);" calcext:value-type="string">
            <text:p>insert into `usbong_kms`.`inventory` (`inventory_id`, `item_id`, `quantity_in_stock`, `expiration_date`, `added_datetime_stamp`) values (null, '217', '-1', '0000-00-00', current_timestamp);</text:p>
          </table:table-cell>
        </table:table-row>
        <table:table-row table:style-name="ro1">
          <table:table-cell table:formula="of:=[.A117]+1" office:value-type="float" office:value="218" calcext:value-type="float">
            <text:p>218</text:p>
          </table:table-cell>
          <table:table-cell table:formula="of:=&quot;insert into `usbong_kms`.`inventory` (`inventory_id`, `item_id`, `quantity_in_stock`, `expiration_date`, `added_datetime_stamp`) values (null, '&quot;&amp;[.A118]&amp;&quot;', '-1', '0000-00-00', current_timestamp);&quot;" office:value-type="string" office:string-value="insert into `usbong_kms`.`inventory` (`inventory_id`, `item_id`, `quantity_in_stock`, `expiration_date`, `added_datetime_stamp`) values (null, '218', '-1', '0000-00-00', current_timestamp);" calcext:value-type="string">
            <text:p>insert into `usbong_kms`.`inventory` (`inventory_id`, `item_id`, `quantity_in_stock`, `expiration_date`, `added_datetime_stamp`) values (null, '218', '-1', '0000-00-00', current_timestamp);</text:p>
          </table:table-cell>
        </table:table-row>
        <table:table-row table:style-name="ro1">
          <table:table-cell table:formula="of:=[.A118]+1" office:value-type="float" office:value="219" calcext:value-type="float">
            <text:p>219</text:p>
          </table:table-cell>
          <table:table-cell table:formula="of:=&quot;insert into `usbong_kms`.`inventory` (`inventory_id`, `item_id`, `quantity_in_stock`, `expiration_date`, `added_datetime_stamp`) values (null, '&quot;&amp;[.A119]&amp;&quot;', '-1', '0000-00-00', current_timestamp);&quot;" office:value-type="string" office:string-value="insert into `usbong_kms`.`inventory` (`inventory_id`, `item_id`, `quantity_in_stock`, `expiration_date`, `added_datetime_stamp`) values (null, '219', '-1', '0000-00-00', current_timestamp);" calcext:value-type="string">
            <text:p>insert into `usbong_kms`.`inventory` (`inventory_id`, `item_id`, `quantity_in_stock`, `expiration_date`, `added_datetime_stamp`) values (null, '219', '-1', '0000-00-00', current_timestamp);</text:p>
          </table:table-cell>
        </table:table-row>
        <table:table-row table:style-name="ro1">
          <table:table-cell table:formula="of:=[.A119]+1" office:value-type="float" office:value="220" calcext:value-type="float">
            <text:p>220</text:p>
          </table:table-cell>
          <table:table-cell table:formula="of:=&quot;insert into `usbong_kms`.`inventory` (`inventory_id`, `item_id`, `quantity_in_stock`, `expiration_date`, `added_datetime_stamp`) values (null, '&quot;&amp;[.A120]&amp;&quot;', '-1', '0000-00-00', current_timestamp);&quot;" office:value-type="string" office:string-value="insert into `usbong_kms`.`inventory` (`inventory_id`, `item_id`, `quantity_in_stock`, `expiration_date`, `added_datetime_stamp`) values (null, '220', '-1', '0000-00-00', current_timestamp);" calcext:value-type="string">
            <text:p>insert into `usbong_kms`.`inventory` (`inventory_id`, `item_id`, `quantity_in_stock`, `expiration_date`, `added_datetime_stamp`) values (null, '220', '-1', '0000-00-00', current_timestamp);</text:p>
          </table:table-cell>
        </table:table-row>
        <table:table-row table:style-name="ro1">
          <table:table-cell table:formula="of:=[.A120]+1" office:value-type="float" office:value="221" calcext:value-type="float">
            <text:p>221</text:p>
          </table:table-cell>
          <table:table-cell table:formula="of:=&quot;insert into `usbong_kms`.`inventory` (`inventory_id`, `item_id`, `quantity_in_stock`, `expiration_date`, `added_datetime_stamp`) values (null, '&quot;&amp;[.A121]&amp;&quot;', '-1', '0000-00-00', current_timestamp);&quot;" office:value-type="string" office:string-value="insert into `usbong_kms`.`inventory` (`inventory_id`, `item_id`, `quantity_in_stock`, `expiration_date`, `added_datetime_stamp`) values (null, '221', '-1', '0000-00-00', current_timestamp);" calcext:value-type="string">
            <text:p>insert into `usbong_kms`.`inventory` (`inventory_id`, `item_id`, `quantity_in_stock`, `expiration_date`, `added_datetime_stamp`) values (null, '221', '-1', '0000-00-00', current_timestamp);</text:p>
          </table:table-cell>
        </table:table-row>
        <table:table-row table:style-name="ro1">
          <table:table-cell table:formula="of:=[.A121]+1" office:value-type="float" office:value="222" calcext:value-type="float">
            <text:p>222</text:p>
          </table:table-cell>
          <table:table-cell table:formula="of:=&quot;insert into `usbong_kms`.`inventory` (`inventory_id`, `item_id`, `quantity_in_stock`, `expiration_date`, `added_datetime_stamp`) values (null, '&quot;&amp;[.A122]&amp;&quot;', '-1', '0000-00-00', current_timestamp);&quot;" office:value-type="string" office:string-value="insert into `usbong_kms`.`inventory` (`inventory_id`, `item_id`, `quantity_in_stock`, `expiration_date`, `added_datetime_stamp`) values (null, '222', '-1', '0000-00-00', current_timestamp);" calcext:value-type="string">
            <text:p>insert into `usbong_kms`.`inventory` (`inventory_id`, `item_id`, `quantity_in_stock`, `expiration_date`, `added_datetime_stamp`) values (null, '222', '-1', '0000-00-00', current_timestamp);</text:p>
          </table:table-cell>
        </table:table-row>
        <table:table-row table:style-name="ro1">
          <table:table-cell table:formula="of:=[.A122]+1" office:value-type="float" office:value="223" calcext:value-type="float">
            <text:p>223</text:p>
          </table:table-cell>
          <table:table-cell table:formula="of:=&quot;insert into `usbong_kms`.`inventory` (`inventory_id`, `item_id`, `quantity_in_stock`, `expiration_date`, `added_datetime_stamp`) values (null, '&quot;&amp;[.A123]&amp;&quot;', '-1', '0000-00-00', current_timestamp);&quot;" office:value-type="string" office:string-value="insert into `usbong_kms`.`inventory` (`inventory_id`, `item_id`, `quantity_in_stock`, `expiration_date`, `added_datetime_stamp`) values (null, '223', '-1', '0000-00-00', current_timestamp);" calcext:value-type="string">
            <text:p>insert into `usbong_kms`.`inventory` (`inventory_id`, `item_id`, `quantity_in_stock`, `expiration_date`, `added_datetime_stamp`) values (null, '223', '-1', '0000-00-00', current_timestamp);</text:p>
          </table:table-cell>
        </table:table-row>
        <table:table-row table:style-name="ro1">
          <table:table-cell table:formula="of:=[.A123]+1" office:value-type="float" office:value="224" calcext:value-type="float">
            <text:p>224</text:p>
          </table:table-cell>
          <table:table-cell table:formula="of:=&quot;insert into `usbong_kms`.`inventory` (`inventory_id`, `item_id`, `quantity_in_stock`, `expiration_date`, `added_datetime_stamp`) values (null, '&quot;&amp;[.A124]&amp;&quot;', '-1', '0000-00-00', current_timestamp);&quot;" office:value-type="string" office:string-value="insert into `usbong_kms`.`inventory` (`inventory_id`, `item_id`, `quantity_in_stock`, `expiration_date`, `added_datetime_stamp`) values (null, '224', '-1', '0000-00-00', current_timestamp);" calcext:value-type="string">
            <text:p>insert into `usbong_kms`.`inventory` (`inventory_id`, `item_id`, `quantity_in_stock`, `expiration_date`, `added_datetime_stamp`) values (null, '224', '-1', '0000-00-00', current_timestamp);</text:p>
          </table:table-cell>
        </table:table-row>
        <table:table-row table:style-name="ro1">
          <table:table-cell table:formula="of:=[.A124]+1" office:value-type="float" office:value="225" calcext:value-type="float">
            <text:p>225</text:p>
          </table:table-cell>
          <table:table-cell table:formula="of:=&quot;insert into `usbong_kms`.`inventory` (`inventory_id`, `item_id`, `quantity_in_stock`, `expiration_date`, `added_datetime_stamp`) values (null, '&quot;&amp;[.A125]&amp;&quot;', '-1', '0000-00-00', current_timestamp);&quot;" office:value-type="string" office:string-value="insert into `usbong_kms`.`inventory` (`inventory_id`, `item_id`, `quantity_in_stock`, `expiration_date`, `added_datetime_stamp`) values (null, '225', '-1', '0000-00-00', current_timestamp);" calcext:value-type="string">
            <text:p>insert into `usbong_kms`.`inventory` (`inventory_id`, `item_id`, `quantity_in_stock`, `expiration_date`, `added_datetime_stamp`) values (null, '225', '-1', '0000-00-00', current_timestamp);</text:p>
          </table:table-cell>
        </table:table-row>
        <table:table-row table:style-name="ro1">
          <table:table-cell table:formula="of:=[.A125]+1" office:value-type="float" office:value="226" calcext:value-type="float">
            <text:p>226</text:p>
          </table:table-cell>
          <table:table-cell table:formula="of:=&quot;insert into `usbong_kms`.`inventory` (`inventory_id`, `item_id`, `quantity_in_stock`, `expiration_date`, `added_datetime_stamp`) values (null, '&quot;&amp;[.A126]&amp;&quot;', '-1', '0000-00-00', current_timestamp);&quot;" office:value-type="string" office:string-value="insert into `usbong_kms`.`inventory` (`inventory_id`, `item_id`, `quantity_in_stock`, `expiration_date`, `added_datetime_stamp`) values (null, '226', '-1', '0000-00-00', current_timestamp);" calcext:value-type="string">
            <text:p>insert into `usbong_kms`.`inventory` (`inventory_id`, `item_id`, `quantity_in_stock`, `expiration_date`, `added_datetime_stamp`) values (null, '226', '-1', '0000-00-00', current_timestamp);</text:p>
          </table:table-cell>
        </table:table-row>
        <table:table-row table:style-name="ro1">
          <table:table-cell table:formula="of:=[.A126]+1" office:value-type="float" office:value="227" calcext:value-type="float">
            <text:p>227</text:p>
          </table:table-cell>
          <table:table-cell table:formula="of:=&quot;insert into `usbong_kms`.`inventory` (`inventory_id`, `item_id`, `quantity_in_stock`, `expiration_date`, `added_datetime_stamp`) values (null, '&quot;&amp;[.A127]&amp;&quot;', '-1', '0000-00-00', current_timestamp);&quot;" office:value-type="string" office:string-value="insert into `usbong_kms`.`inventory` (`inventory_id`, `item_id`, `quantity_in_stock`, `expiration_date`, `added_datetime_stamp`) values (null, '227', '-1', '0000-00-00', current_timestamp);" calcext:value-type="string">
            <text:p>insert into `usbong_kms`.`inventory` (`inventory_id`, `item_id`, `quantity_in_stock`, `expiration_date`, `added_datetime_stamp`) values (null, '227', '-1', '0000-00-00', current_timestamp);</text:p>
          </table:table-cell>
        </table:table-row>
        <table:table-row table:style-name="ro1">
          <table:table-cell table:formula="of:=[.A127]+1" office:value-type="float" office:value="228" calcext:value-type="float">
            <text:p>228</text:p>
          </table:table-cell>
          <table:table-cell table:formula="of:=&quot;insert into `usbong_kms`.`inventory` (`inventory_id`, `item_id`, `quantity_in_stock`, `expiration_date`, `added_datetime_stamp`) values (null, '&quot;&amp;[.A128]&amp;&quot;', '-1', '0000-00-00', current_timestamp);&quot;" office:value-type="string" office:string-value="insert into `usbong_kms`.`inventory` (`inventory_id`, `item_id`, `quantity_in_stock`, `expiration_date`, `added_datetime_stamp`) values (null, '228', '-1', '0000-00-00', current_timestamp);" calcext:value-type="string">
            <text:p>insert into `usbong_kms`.`inventory` (`inventory_id`, `item_id`, `quantity_in_stock`, `expiration_date`, `added_datetime_stamp`) values (null, '228', '-1', '0000-00-00', current_timestamp);</text:p>
          </table:table-cell>
        </table:table-row>
        <table:table-row table:style-name="ro1">
          <table:table-cell table:formula="of:=[.A128]+1" office:value-type="float" office:value="229" calcext:value-type="float">
            <text:p>229</text:p>
          </table:table-cell>
          <table:table-cell table:formula="of:=&quot;insert into `usbong_kms`.`inventory` (`inventory_id`, `item_id`, `quantity_in_stock`, `expiration_date`, `added_datetime_stamp`) values (null, '&quot;&amp;[.A129]&amp;&quot;', '-1', '0000-00-00', current_timestamp);&quot;" office:value-type="string" office:string-value="insert into `usbong_kms`.`inventory` (`inventory_id`, `item_id`, `quantity_in_stock`, `expiration_date`, `added_datetime_stamp`) values (null, '229', '-1', '0000-00-00', current_timestamp);" calcext:value-type="string">
            <text:p>insert into `usbong_kms`.`inventory` (`inventory_id`, `item_id`, `quantity_in_stock`, `expiration_date`, `added_datetime_stamp`) values (null, '229', '-1', '0000-00-00', current_timestamp);</text:p>
          </table:table-cell>
        </table:table-row>
        <table:table-row table:style-name="ro1">
          <table:table-cell table:formula="of:=[.A129]+1" office:value-type="float" office:value="230" calcext:value-type="float">
            <text:p>230</text:p>
          </table:table-cell>
          <table:table-cell table:formula="of:=&quot;insert into `usbong_kms`.`inventory` (`inventory_id`, `item_id`, `quantity_in_stock`, `expiration_date`, `added_datetime_stamp`) values (null, '&quot;&amp;[.A130]&amp;&quot;', '-1', '0000-00-00', current_timestamp);&quot;" office:value-type="string" office:string-value="insert into `usbong_kms`.`inventory` (`inventory_id`, `item_id`, `quantity_in_stock`, `expiration_date`, `added_datetime_stamp`) values (null, '230', '-1', '0000-00-00', current_timestamp);" calcext:value-type="string">
            <text:p>insert into `usbong_kms`.`inventory` (`inventory_id`, `item_id`, `quantity_in_stock`, `expiration_date`, `added_datetime_stamp`) values (null, '230', '-1', '0000-00-00', current_timestamp);</text:p>
          </table:table-cell>
        </table:table-row>
        <table:table-row table:style-name="ro1">
          <table:table-cell table:formula="of:=[.A130]+1" office:value-type="float" office:value="231" calcext:value-type="float">
            <text:p>231</text:p>
          </table:table-cell>
          <table:table-cell table:formula="of:=&quot;insert into `usbong_kms`.`inventory` (`inventory_id`, `item_id`, `quantity_in_stock`, `expiration_date`, `added_datetime_stamp`) values (null, '&quot;&amp;[.A131]&amp;&quot;', '-1', '0000-00-00', current_timestamp);&quot;" office:value-type="string" office:string-value="insert into `usbong_kms`.`inventory` (`inventory_id`, `item_id`, `quantity_in_stock`, `expiration_date`, `added_datetime_stamp`) values (null, '231', '-1', '0000-00-00', current_timestamp);" calcext:value-type="string">
            <text:p>insert into `usbong_kms`.`inventory` (`inventory_id`, `item_id`, `quantity_in_stock`, `expiration_date`, `added_datetime_stamp`) values (null, '231', '-1', '0000-00-00', current_timestamp);</text:p>
          </table:table-cell>
        </table:table-row>
        <table:table-row table:style-name="ro1">
          <table:table-cell table:formula="of:=[.A131]+1" office:value-type="float" office:value="232" calcext:value-type="float">
            <text:p>232</text:p>
          </table:table-cell>
          <table:table-cell table:formula="of:=&quot;insert into `usbong_kms`.`inventory` (`inventory_id`, `item_id`, `quantity_in_stock`, `expiration_date`, `added_datetime_stamp`) values (null, '&quot;&amp;[.A132]&amp;&quot;', '-1', '0000-00-00', current_timestamp);&quot;" office:value-type="string" office:string-value="insert into `usbong_kms`.`inventory` (`inventory_id`, `item_id`, `quantity_in_stock`, `expiration_date`, `added_datetime_stamp`) values (null, '232', '-1', '0000-00-00', current_timestamp);" calcext:value-type="string">
            <text:p>insert into `usbong_kms`.`inventory` (`inventory_id`, `item_id`, `quantity_in_stock`, `expiration_date`, `added_datetime_stamp`) values (null, '232', '-1', '0000-00-00', current_timestamp);</text:p>
          </table:table-cell>
        </table:table-row>
        <table:table-row table:style-name="ro1">
          <table:table-cell table:formula="of:=[.A132]+1" office:value-type="float" office:value="233" calcext:value-type="float">
            <text:p>233</text:p>
          </table:table-cell>
          <table:table-cell table:formula="of:=&quot;insert into `usbong_kms`.`inventory` (`inventory_id`, `item_id`, `quantity_in_stock`, `expiration_date`, `added_datetime_stamp`) values (null, '&quot;&amp;[.A133]&amp;&quot;', '-1', '0000-00-00', current_timestamp);&quot;" office:value-type="string" office:string-value="insert into `usbong_kms`.`inventory` (`inventory_id`, `item_id`, `quantity_in_stock`, `expiration_date`, `added_datetime_stamp`) values (null, '233', '-1', '0000-00-00', current_timestamp);" calcext:value-type="string">
            <text:p>insert into `usbong_kms`.`inventory` (`inventory_id`, `item_id`, `quantity_in_stock`, `expiration_date`, `added_datetime_stamp`) values (null, '233', '-1', '0000-00-00', current_timestamp);</text:p>
          </table:table-cell>
        </table:table-row>
        <table:table-row table:style-name="ro1">
          <table:table-cell table:formula="of:=[.A133]+1" office:value-type="float" office:value="234" calcext:value-type="float">
            <text:p>234</text:p>
          </table:table-cell>
          <table:table-cell table:formula="of:=&quot;insert into `usbong_kms`.`inventory` (`inventory_id`, `item_id`, `quantity_in_stock`, `expiration_date`, `added_datetime_stamp`) values (null, '&quot;&amp;[.A134]&amp;&quot;', '-1', '0000-00-00', current_timestamp);&quot;" office:value-type="string" office:string-value="insert into `usbong_kms`.`inventory` (`inventory_id`, `item_id`, `quantity_in_stock`, `expiration_date`, `added_datetime_stamp`) values (null, '234', '-1', '0000-00-00', current_timestamp);" calcext:value-type="string">
            <text:p>insert into `usbong_kms`.`inventory` (`inventory_id`, `item_id`, `quantity_in_stock`, `expiration_date`, `added_datetime_stamp`) values (null, '234', '-1', '0000-00-00', current_timestamp);</text:p>
          </table:table-cell>
        </table:table-row>
        <table:table-row table:style-name="ro1">
          <table:table-cell table:formula="of:=[.A134]+1" office:value-type="float" office:value="235" calcext:value-type="float">
            <text:p>235</text:p>
          </table:table-cell>
          <table:table-cell table:formula="of:=&quot;insert into `usbong_kms`.`inventory` (`inventory_id`, `item_id`, `quantity_in_stock`, `expiration_date`, `added_datetime_stamp`) values (null, '&quot;&amp;[.A135]&amp;&quot;', '-1', '0000-00-00', current_timestamp);&quot;" office:value-type="string" office:string-value="insert into `usbong_kms`.`inventory` (`inventory_id`, `item_id`, `quantity_in_stock`, `expiration_date`, `added_datetime_stamp`) values (null, '235', '-1', '0000-00-00', current_timestamp);" calcext:value-type="string">
            <text:p>insert into `usbong_kms`.`inventory` (`inventory_id`, `item_id`, `quantity_in_stock`, `expiration_date`, `added_datetime_stamp`) values (null, '235', '-1', '0000-00-00', current_timestamp);</text:p>
          </table:table-cell>
        </table:table-row>
        <table:table-row table:style-name="ro1">
          <table:table-cell table:formula="of:=[.A135]+1" office:value-type="float" office:value="236" calcext:value-type="float">
            <text:p>236</text:p>
          </table:table-cell>
          <table:table-cell table:formula="of:=&quot;insert into `usbong_kms`.`inventory` (`inventory_id`, `item_id`, `quantity_in_stock`, `expiration_date`, `added_datetime_stamp`) values (null, '&quot;&amp;[.A136]&amp;&quot;', '-1', '0000-00-00', current_timestamp);&quot;" office:value-type="string" office:string-value="insert into `usbong_kms`.`inventory` (`inventory_id`, `item_id`, `quantity_in_stock`, `expiration_date`, `added_datetime_stamp`) values (null, '236', '-1', '0000-00-00', current_timestamp);" calcext:value-type="string">
            <text:p>insert into `usbong_kms`.`inventory` (`inventory_id`, `item_id`, `quantity_in_stock`, `expiration_date`, `added_datetime_stamp`) values (null, '236', '-1', '0000-00-00', current_timestamp);</text:p>
          </table:table-cell>
        </table:table-row>
        <table:table-row table:style-name="ro1">
          <table:table-cell table:formula="of:=[.A136]+1" office:value-type="float" office:value="237" calcext:value-type="float">
            <text:p>237</text:p>
          </table:table-cell>
          <table:table-cell table:formula="of:=&quot;insert into `usbong_kms`.`inventory` (`inventory_id`, `item_id`, `quantity_in_stock`, `expiration_date`, `added_datetime_stamp`) values (null, '&quot;&amp;[.A137]&amp;&quot;', '-1', '0000-00-00', current_timestamp);&quot;" office:value-type="string" office:string-value="insert into `usbong_kms`.`inventory` (`inventory_id`, `item_id`, `quantity_in_stock`, `expiration_date`, `added_datetime_stamp`) values (null, '237', '-1', '0000-00-00', current_timestamp);" calcext:value-type="string">
            <text:p>insert into `usbong_kms`.`inventory` (`inventory_id`, `item_id`, `quantity_in_stock`, `expiration_date`, `added_datetime_stamp`) values (null, '237', '-1', '0000-00-00', current_timestamp);</text:p>
          </table:table-cell>
        </table:table-row>
        <table:table-row table:style-name="ro1">
          <table:table-cell table:formula="of:=[.A137]+1" office:value-type="float" office:value="238" calcext:value-type="float">
            <text:p>238</text:p>
          </table:table-cell>
          <table:table-cell table:formula="of:=&quot;insert into `usbong_kms`.`inventory` (`inventory_id`, `item_id`, `quantity_in_stock`, `expiration_date`, `added_datetime_stamp`) values (null, '&quot;&amp;[.A138]&amp;&quot;', '-1', '0000-00-00', current_timestamp);&quot;" office:value-type="string" office:string-value="insert into `usbong_kms`.`inventory` (`inventory_id`, `item_id`, `quantity_in_stock`, `expiration_date`, `added_datetime_stamp`) values (null, '238', '-1', '0000-00-00', current_timestamp);" calcext:value-type="string">
            <text:p>insert into `usbong_kms`.`inventory` (`inventory_id`, `item_id`, `quantity_in_stock`, `expiration_date`, `added_datetime_stamp`) values (null, '238', '-1', '0000-00-00', current_timestamp);</text:p>
          </table:table-cell>
        </table:table-row>
        <table:table-row table:style-name="ro1">
          <table:table-cell table:formula="of:=[.A138]+1" office:value-type="float" office:value="239" calcext:value-type="float">
            <text:p>239</text:p>
          </table:table-cell>
          <table:table-cell table:formula="of:=&quot;insert into `usbong_kms`.`inventory` (`inventory_id`, `item_id`, `quantity_in_stock`, `expiration_date`, `added_datetime_stamp`) values (null, '&quot;&amp;[.A139]&amp;&quot;', '-1', '0000-00-00', current_timestamp);&quot;" office:value-type="string" office:string-value="insert into `usbong_kms`.`inventory` (`inventory_id`, `item_id`, `quantity_in_stock`, `expiration_date`, `added_datetime_stamp`) values (null, '239', '-1', '0000-00-00', current_timestamp);" calcext:value-type="string">
            <text:p>insert into `usbong_kms`.`inventory` (`inventory_id`, `item_id`, `quantity_in_stock`, `expiration_date`, `added_datetime_stamp`) values (null, '239', '-1', '0000-00-00', current_timestamp);</text:p>
          </table:table-cell>
        </table:table-row>
        <table:table-row table:style-name="ro1">
          <table:table-cell table:formula="of:=[.A139]+1" office:value-type="float" office:value="240" calcext:value-type="float">
            <text:p>240</text:p>
          </table:table-cell>
          <table:table-cell table:formula="of:=&quot;insert into `usbong_kms`.`inventory` (`inventory_id`, `item_id`, `quantity_in_stock`, `expiration_date`, `added_datetime_stamp`) values (null, '&quot;&amp;[.A140]&amp;&quot;', '-1', '0000-00-00', current_timestamp);&quot;" office:value-type="string" office:string-value="insert into `usbong_kms`.`inventory` (`inventory_id`, `item_id`, `quantity_in_stock`, `expiration_date`, `added_datetime_stamp`) values (null, '240', '-1', '0000-00-00', current_timestamp);" calcext:value-type="string">
            <text:p>insert into `usbong_kms`.`inventory` (`inventory_id`, `item_id`, `quantity_in_stock`, `expiration_date`, `added_datetime_stamp`) values (null, '240', '-1', '0000-00-00', current_timestamp);</text:p>
          </table:table-cell>
        </table:table-row>
        <table:table-row table:style-name="ro1">
          <table:table-cell table:formula="of:=[.A140]+1" office:value-type="float" office:value="241" calcext:value-type="float">
            <text:p>241</text:p>
          </table:table-cell>
          <table:table-cell table:formula="of:=&quot;insert into `usbong_kms`.`inventory` (`inventory_id`, `item_id`, `quantity_in_stock`, `expiration_date`, `added_datetime_stamp`) values (null, '&quot;&amp;[.A141]&amp;&quot;', '-1', '0000-00-00', current_timestamp);&quot;" office:value-type="string" office:string-value="insert into `usbong_kms`.`inventory` (`inventory_id`, `item_id`, `quantity_in_stock`, `expiration_date`, `added_datetime_stamp`) values (null, '241', '-1', '0000-00-00', current_timestamp);" calcext:value-type="string">
            <text:p>insert into `usbong_kms`.`inventory` (`inventory_id`, `item_id`, `quantity_in_stock`, `expiration_date`, `added_datetime_stamp`) values (null, '241', '-1', '0000-00-00', current_timestamp);</text:p>
          </table:table-cell>
        </table:table-row>
        <table:table-row table:style-name="ro1">
          <table:table-cell table:formula="of:=[.A141]+1" office:value-type="float" office:value="242" calcext:value-type="float">
            <text:p>242</text:p>
          </table:table-cell>
          <table:table-cell table:formula="of:=&quot;insert into `usbong_kms`.`inventory` (`inventory_id`, `item_id`, `quantity_in_stock`, `expiration_date`, `added_datetime_stamp`) values (null, '&quot;&amp;[.A142]&amp;&quot;', '-1', '0000-00-00', current_timestamp);&quot;" office:value-type="string" office:string-value="insert into `usbong_kms`.`inventory` (`inventory_id`, `item_id`, `quantity_in_stock`, `expiration_date`, `added_datetime_stamp`) values (null, '242', '-1', '0000-00-00', current_timestamp);" calcext:value-type="string">
            <text:p>insert into `usbong_kms`.`inventory` (`inventory_id`, `item_id`, `quantity_in_stock`, `expiration_date`, `added_datetime_stamp`) values (null, '242', '-1', '0000-00-00', current_timestamp);</text:p>
          </table:table-cell>
        </table:table-row>
        <table:table-row table:style-name="ro1">
          <table:table-cell table:formula="of:=[.A142]+1" office:value-type="float" office:value="243" calcext:value-type="float">
            <text:p>243</text:p>
          </table:table-cell>
          <table:table-cell table:formula="of:=&quot;insert into `usbong_kms`.`inventory` (`inventory_id`, `item_id`, `quantity_in_stock`, `expiration_date`, `added_datetime_stamp`) values (null, '&quot;&amp;[.A143]&amp;&quot;', '-1', '0000-00-00', current_timestamp);&quot;" office:value-type="string" office:string-value="insert into `usbong_kms`.`inventory` (`inventory_id`, `item_id`, `quantity_in_stock`, `expiration_date`, `added_datetime_stamp`) values (null, '243', '-1', '0000-00-00', current_timestamp);" calcext:value-type="string">
            <text:p>insert into `usbong_kms`.`inventory` (`inventory_id`, `item_id`, `quantity_in_stock`, `expiration_date`, `added_datetime_stamp`) values (null, '243', '-1', '0000-00-00', current_timestamp);</text:p>
          </table:table-cell>
        </table:table-row>
        <table:table-row table:style-name="ro1">
          <table:table-cell table:formula="of:=[.A143]+1" office:value-type="float" office:value="244" calcext:value-type="float">
            <text:p>244</text:p>
          </table:table-cell>
          <table:table-cell table:formula="of:=&quot;insert into `usbong_kms`.`inventory` (`inventory_id`, `item_id`, `quantity_in_stock`, `expiration_date`, `added_datetime_stamp`) values (null, '&quot;&amp;[.A144]&amp;&quot;', '-1', '0000-00-00', current_timestamp);&quot;" office:value-type="string" office:string-value="insert into `usbong_kms`.`inventory` (`inventory_id`, `item_id`, `quantity_in_stock`, `expiration_date`, `added_datetime_stamp`) values (null, '244', '-1', '0000-00-00', current_timestamp);" calcext:value-type="string">
            <text:p>insert into `usbong_kms`.`inventory` (`inventory_id`, `item_id`, `quantity_in_stock`, `expiration_date`, `added_datetime_stamp`) values (null, '244', '-1', '0000-00-00', current_timestamp);</text:p>
          </table:table-cell>
        </table:table-row>
        <table:table-row table:style-name="ro1">
          <table:table-cell table:formula="of:=[.A144]+1" office:value-type="float" office:value="245" calcext:value-type="float">
            <text:p>245</text:p>
          </table:table-cell>
          <table:table-cell table:formula="of:=&quot;insert into `usbong_kms`.`inventory` (`inventory_id`, `item_id`, `quantity_in_stock`, `expiration_date`, `added_datetime_stamp`) values (null, '&quot;&amp;[.A145]&amp;&quot;', '-1', '0000-00-00', current_timestamp);&quot;" office:value-type="string" office:string-value="insert into `usbong_kms`.`inventory` (`inventory_id`, `item_id`, `quantity_in_stock`, `expiration_date`, `added_datetime_stamp`) values (null, '245', '-1', '0000-00-00', current_timestamp);" calcext:value-type="string">
            <text:p>insert into `usbong_kms`.`inventory` (`inventory_id`, `item_id`, `quantity_in_stock`, `expiration_date`, `added_datetime_stamp`) values (null, '245', '-1', '0000-00-00', current_timestamp);</text:p>
          </table:table-cell>
        </table:table-row>
        <table:table-row table:style-name="ro1">
          <table:table-cell table:formula="of:=[.A145]+1" office:value-type="float" office:value="246" calcext:value-type="float">
            <text:p>246</text:p>
          </table:table-cell>
          <table:table-cell table:formula="of:=&quot;insert into `usbong_kms`.`inventory` (`inventory_id`, `item_id`, `quantity_in_stock`, `expiration_date`, `added_datetime_stamp`) values (null, '&quot;&amp;[.A146]&amp;&quot;', '-1', '0000-00-00', current_timestamp);&quot;" office:value-type="string" office:string-value="insert into `usbong_kms`.`inventory` (`inventory_id`, `item_id`, `quantity_in_stock`, `expiration_date`, `added_datetime_stamp`) values (null, '246', '-1', '0000-00-00', current_timestamp);" calcext:value-type="string">
            <text:p>insert into `usbong_kms`.`inventory` (`inventory_id`, `item_id`, `quantity_in_stock`, `expiration_date`, `added_datetime_stamp`) values (null, '246', '-1', '0000-00-00', current_timestamp);</text:p>
          </table:table-cell>
        </table:table-row>
        <table:table-row table:style-name="ro1">
          <table:table-cell table:formula="of:=[.A146]+1" office:value-type="float" office:value="247" calcext:value-type="float">
            <text:p>247</text:p>
          </table:table-cell>
          <table:table-cell table:formula="of:=&quot;insert into `usbong_kms`.`inventory` (`inventory_id`, `item_id`, `quantity_in_stock`, `expiration_date`, `added_datetime_stamp`) values (null, '&quot;&amp;[.A147]&amp;&quot;', '-1', '0000-00-00', current_timestamp);&quot;" office:value-type="string" office:string-value="insert into `usbong_kms`.`inventory` (`inventory_id`, `item_id`, `quantity_in_stock`, `expiration_date`, `added_datetime_stamp`) values (null, '247', '-1', '0000-00-00', current_timestamp);" calcext:value-type="string">
            <text:p>insert into `usbong_kms`.`inventory` (`inventory_id`, `item_id`, `quantity_in_stock`, `expiration_date`, `added_datetime_stamp`) values (null, '247', '-1', '0000-00-00', current_timestamp);</text:p>
          </table:table-cell>
        </table:table-row>
        <table:table-row table:style-name="ro1">
          <table:table-cell table:formula="of:=[.A147]+1" office:value-type="float" office:value="248" calcext:value-type="float">
            <text:p>248</text:p>
          </table:table-cell>
          <table:table-cell table:formula="of:=&quot;insert into `usbong_kms`.`inventory` (`inventory_id`, `item_id`, `quantity_in_stock`, `expiration_date`, `added_datetime_stamp`) values (null, '&quot;&amp;[.A148]&amp;&quot;', '-1', '0000-00-00', current_timestamp);&quot;" office:value-type="string" office:string-value="insert into `usbong_kms`.`inventory` (`inventory_id`, `item_id`, `quantity_in_stock`, `expiration_date`, `added_datetime_stamp`) values (null, '248', '-1', '0000-00-00', current_timestamp);" calcext:value-type="string">
            <text:p>insert into `usbong_kms`.`inventory` (`inventory_id`, `item_id`, `quantity_in_stock`, `expiration_date`, `added_datetime_stamp`) values (null, '248', '-1', '0000-00-00', current_timestamp);</text:p>
          </table:table-cell>
        </table:table-row>
        <table:table-row table:style-name="ro1">
          <table:table-cell table:formula="of:=[.A148]+1" office:value-type="float" office:value="249" calcext:value-type="float">
            <text:p>249</text:p>
          </table:table-cell>
          <table:table-cell table:formula="of:=&quot;insert into `usbong_kms`.`inventory` (`inventory_id`, `item_id`, `quantity_in_stock`, `expiration_date`, `added_datetime_stamp`) values (null, '&quot;&amp;[.A149]&amp;&quot;', '-1', '0000-00-00', current_timestamp);&quot;" office:value-type="string" office:string-value="insert into `usbong_kms`.`inventory` (`inventory_id`, `item_id`, `quantity_in_stock`, `expiration_date`, `added_datetime_stamp`) values (null, '249', '-1', '0000-00-00', current_timestamp);" calcext:value-type="string">
            <text:p>insert into `usbong_kms`.`inventory` (`inventory_id`, `item_id`, `quantity_in_stock`, `expiration_date`, `added_datetime_stamp`) values (null, '249', '-1', '0000-00-00', current_timestamp);</text:p>
          </table:table-cell>
        </table:table-row>
        <table:table-row table:style-name="ro1">
          <table:table-cell table:formula="of:=[.A149]+1" office:value-type="float" office:value="250" calcext:value-type="float">
            <text:p>250</text:p>
          </table:table-cell>
          <table:table-cell table:formula="of:=&quot;insert into `usbong_kms`.`inventory` (`inventory_id`, `item_id`, `quantity_in_stock`, `expiration_date`, `added_datetime_stamp`) values (null, '&quot;&amp;[.A150]&amp;&quot;', '-1', '0000-00-00', current_timestamp);&quot;" office:value-type="string" office:string-value="insert into `usbong_kms`.`inventory` (`inventory_id`, `item_id`, `quantity_in_stock`, `expiration_date`, `added_datetime_stamp`) values (null, '250', '-1', '0000-00-00', current_timestamp);" calcext:value-type="string">
            <text:p>insert into `usbong_kms`.`inventory` (`inventory_id`, `item_id`, `quantity_in_stock`, `expiration_date`, `added_datetime_stamp`) values (null, '250', '-1', '0000-00-00', current_timestamp);</text:p>
          </table:table-cell>
        </table:table-row>
        <table:table-row table:style-name="ro1">
          <table:table-cell table:formula="of:=[.A150]+1" office:value-type="float" office:value="251" calcext:value-type="float">
            <text:p>251</text:p>
          </table:table-cell>
          <table:table-cell table:formula="of:=&quot;insert into `usbong_kms`.`inventory` (`inventory_id`, `item_id`, `quantity_in_stock`, `expiration_date`, `added_datetime_stamp`) values (null, '&quot;&amp;[.A151]&amp;&quot;', '-1', '0000-00-00', current_timestamp);&quot;" office:value-type="string" office:string-value="insert into `usbong_kms`.`inventory` (`inventory_id`, `item_id`, `quantity_in_stock`, `expiration_date`, `added_datetime_stamp`) values (null, '251', '-1', '0000-00-00', current_timestamp);" calcext:value-type="string">
            <text:p>insert into `usbong_kms`.`inventory` (`inventory_id`, `item_id`, `quantity_in_stock`, `expiration_date`, `added_datetime_stamp`) values (null, '251', '-1', '0000-00-00', current_timestamp);</text:p>
          </table:table-cell>
        </table:table-row>
        <table:table-row table:style-name="ro1">
          <table:table-cell table:formula="of:=[.A151]+1" office:value-type="float" office:value="252" calcext:value-type="float">
            <text:p>252</text:p>
          </table:table-cell>
          <table:table-cell table:formula="of:=&quot;insert into `usbong_kms`.`inventory` (`inventory_id`, `item_id`, `quantity_in_stock`, `expiration_date`, `added_datetime_stamp`) values (null, '&quot;&amp;[.A152]&amp;&quot;', '-1', '0000-00-00', current_timestamp);&quot;" office:value-type="string" office:string-value="insert into `usbong_kms`.`inventory` (`inventory_id`, `item_id`, `quantity_in_stock`, `expiration_date`, `added_datetime_stamp`) values (null, '252', '-1', '0000-00-00', current_timestamp);" calcext:value-type="string">
            <text:p>insert into `usbong_kms`.`inventory` (`inventory_id`, `item_id`, `quantity_in_stock`, `expiration_date`, `added_datetime_stamp`) values (null, '252', '-1', '0000-00-00', current_timestamp);</text:p>
          </table:table-cell>
        </table:table-row>
        <table:table-row table:style-name="ro1">
          <table:table-cell table:formula="of:=[.A152]+1" office:value-type="float" office:value="253" calcext:value-type="float">
            <text:p>253</text:p>
          </table:table-cell>
          <table:table-cell table:formula="of:=&quot;insert into `usbong_kms`.`inventory` (`inventory_id`, `item_id`, `quantity_in_stock`, `expiration_date`, `added_datetime_stamp`) values (null, '&quot;&amp;[.A153]&amp;&quot;', '-1', '0000-00-00', current_timestamp);&quot;" office:value-type="string" office:string-value="insert into `usbong_kms`.`inventory` (`inventory_id`, `item_id`, `quantity_in_stock`, `expiration_date`, `added_datetime_stamp`) values (null, '253', '-1', '0000-00-00', current_timestamp);" calcext:value-type="string">
            <text:p>insert into `usbong_kms`.`inventory` (`inventory_id`, `item_id`, `quantity_in_stock`, `expiration_date`, `added_datetime_stamp`) values (null, '253', '-1', '0000-00-00', current_timestamp);</text:p>
          </table:table-cell>
        </table:table-row>
        <table:table-row table:style-name="ro1">
          <table:table-cell table:formula="of:=[.A153]+1" office:value-type="float" office:value="254" calcext:value-type="float">
            <text:p>254</text:p>
          </table:table-cell>
          <table:table-cell table:formula="of:=&quot;insert into `usbong_kms`.`inventory` (`inventory_id`, `item_id`, `quantity_in_stock`, `expiration_date`, `added_datetime_stamp`) values (null, '&quot;&amp;[.A154]&amp;&quot;', '-1', '0000-00-00', current_timestamp);&quot;" office:value-type="string" office:string-value="insert into `usbong_kms`.`inventory` (`inventory_id`, `item_id`, `quantity_in_stock`, `expiration_date`, `added_datetime_stamp`) values (null, '254', '-1', '0000-00-00', current_timestamp);" calcext:value-type="string">
            <text:p>insert into `usbong_kms`.`inventory` (`inventory_id`, `item_id`, `quantity_in_stock`, `expiration_date`, `added_datetime_stamp`) values (null, '254', '-1', '0000-00-00', current_timestamp);</text:p>
          </table:table-cell>
        </table:table-row>
        <table:table-row table:style-name="ro1">
          <table:table-cell table:formula="of:=[.A154]+1" office:value-type="float" office:value="255" calcext:value-type="float">
            <text:p>255</text:p>
          </table:table-cell>
          <table:table-cell table:formula="of:=&quot;insert into `usbong_kms`.`inventory` (`inventory_id`, `item_id`, `quantity_in_stock`, `expiration_date`, `added_datetime_stamp`) values (null, '&quot;&amp;[.A155]&amp;&quot;', '-1', '0000-00-00', current_timestamp);&quot;" office:value-type="string" office:string-value="insert into `usbong_kms`.`inventory` (`inventory_id`, `item_id`, `quantity_in_stock`, `expiration_date`, `added_datetime_stamp`) values (null, '255', '-1', '0000-00-00', current_timestamp);" calcext:value-type="string">
            <text:p>insert into `usbong_kms`.`inventory` (`inventory_id`, `item_id`, `quantity_in_stock`, `expiration_date`, `added_datetime_stamp`) values (null, '255', '-1', '0000-00-00', current_timestamp);</text:p>
          </table:table-cell>
        </table:table-row>
        <table:table-row table:style-name="ro1">
          <table:table-cell table:formula="of:=[.A155]+1" office:value-type="float" office:value="256" calcext:value-type="float">
            <text:p>256</text:p>
          </table:table-cell>
          <table:table-cell table:formula="of:=&quot;insert into `usbong_kms`.`inventory` (`inventory_id`, `item_id`, `quantity_in_stock`, `expiration_date`, `added_datetime_stamp`) values (null, '&quot;&amp;[.A156]&amp;&quot;', '-1', '0000-00-00', current_timestamp);&quot;" office:value-type="string" office:string-value="insert into `usbong_kms`.`inventory` (`inventory_id`, `item_id`, `quantity_in_stock`, `expiration_date`, `added_datetime_stamp`) values (null, '256', '-1', '0000-00-00', current_timestamp);" calcext:value-type="string">
            <text:p>insert into `usbong_kms`.`inventory` (`inventory_id`, `item_id`, `quantity_in_stock`, `expiration_date`, `added_datetime_stamp`) values (null, '256', '-1', '0000-00-00', current_timestamp);</text:p>
          </table:table-cell>
        </table:table-row>
        <table:table-row table:style-name="ro1">
          <table:table-cell table:formula="of:=[.A156]+1" office:value-type="float" office:value="257" calcext:value-type="float">
            <text:p>257</text:p>
          </table:table-cell>
          <table:table-cell table:formula="of:=&quot;insert into `usbong_kms`.`inventory` (`inventory_id`, `item_id`, `quantity_in_stock`, `expiration_date`, `added_datetime_stamp`) values (null, '&quot;&amp;[.A157]&amp;&quot;', '-1', '0000-00-00', current_timestamp);&quot;" office:value-type="string" office:string-value="insert into `usbong_kms`.`inventory` (`inventory_id`, `item_id`, `quantity_in_stock`, `expiration_date`, `added_datetime_stamp`) values (null, '257', '-1', '0000-00-00', current_timestamp);" calcext:value-type="string">
            <text:p>insert into `usbong_kms`.`inventory` (`inventory_id`, `item_id`, `quantity_in_stock`, `expiration_date`, `added_datetime_stamp`) values (null, '257', '-1', '0000-00-00', current_timestamp);</text:p>
          </table:table-cell>
        </table:table-row>
        <table:table-row table:style-name="ro1">
          <table:table-cell table:formula="of:=[.A157]+1" office:value-type="float" office:value="258" calcext:value-type="float">
            <text:p>258</text:p>
          </table:table-cell>
          <table:table-cell table:formula="of:=&quot;insert into `usbong_kms`.`inventory` (`inventory_id`, `item_id`, `quantity_in_stock`, `expiration_date`, `added_datetime_stamp`) values (null, '&quot;&amp;[.A158]&amp;&quot;', '-1', '0000-00-00', current_timestamp);&quot;" office:value-type="string" office:string-value="insert into `usbong_kms`.`inventory` (`inventory_id`, `item_id`, `quantity_in_stock`, `expiration_date`, `added_datetime_stamp`) values (null, '258', '-1', '0000-00-00', current_timestamp);" calcext:value-type="string">
            <text:p>insert into `usbong_kms`.`inventory` (`inventory_id`, `item_id`, `quantity_in_stock`, `expiration_date`, `added_datetime_stamp`) values (null, '258', '-1', '0000-00-00', current_timestamp);</text:p>
          </table:table-cell>
        </table:table-row>
        <table:table-row table:style-name="ro1">
          <table:table-cell table:formula="of:=[.A158]+1" office:value-type="float" office:value="259" calcext:value-type="float">
            <text:p>259</text:p>
          </table:table-cell>
          <table:table-cell table:formula="of:=&quot;insert into `usbong_kms`.`inventory` (`inventory_id`, `item_id`, `quantity_in_stock`, `expiration_date`, `added_datetime_stamp`) values (null, '&quot;&amp;[.A159]&amp;&quot;', '-1', '0000-00-00', current_timestamp);&quot;" office:value-type="string" office:string-value="insert into `usbong_kms`.`inventory` (`inventory_id`, `item_id`, `quantity_in_stock`, `expiration_date`, `added_datetime_stamp`) values (null, '259', '-1', '0000-00-00', current_timestamp);" calcext:value-type="string">
            <text:p>insert into `usbong_kms`.`inventory` (`inventory_id`, `item_id`, `quantity_in_stock`, `expiration_date`, `added_datetime_stamp`) values (null, '259', '-1', '0000-00-00', current_timestamp);</text:p>
          </table:table-cell>
        </table:table-row>
        <table:table-row table:style-name="ro1">
          <table:table-cell table:formula="of:=[.A159]+1" office:value-type="float" office:value="260" calcext:value-type="float">
            <text:p>260</text:p>
          </table:table-cell>
          <table:table-cell table:formula="of:=&quot;insert into `usbong_kms`.`inventory` (`inventory_id`, `item_id`, `quantity_in_stock`, `expiration_date`, `added_datetime_stamp`) values (null, '&quot;&amp;[.A160]&amp;&quot;', '-1', '0000-00-00', current_timestamp);&quot;" office:value-type="string" office:string-value="insert into `usbong_kms`.`inventory` (`inventory_id`, `item_id`, `quantity_in_stock`, `expiration_date`, `added_datetime_stamp`) values (null, '260', '-1', '0000-00-00', current_timestamp);" calcext:value-type="string">
            <text:p>insert into `usbong_kms`.`inventory` (`inventory_id`, `item_id`, `quantity_in_stock`, `expiration_date`, `added_datetime_stamp`) values (null, '260', '-1', '0000-00-00', current_timestamp);</text:p>
          </table:table-cell>
        </table:table-row>
        <table:table-row table:style-name="ro1">
          <table:table-cell table:formula="of:=[.A160]+1" office:value-type="float" office:value="261" calcext:value-type="float">
            <text:p>261</text:p>
          </table:table-cell>
          <table:table-cell table:formula="of:=&quot;insert into `usbong_kms`.`inventory` (`inventory_id`, `item_id`, `quantity_in_stock`, `expiration_date`, `added_datetime_stamp`) values (null, '&quot;&amp;[.A161]&amp;&quot;', '-1', '0000-00-00', current_timestamp);&quot;" office:value-type="string" office:string-value="insert into `usbong_kms`.`inventory` (`inventory_id`, `item_id`, `quantity_in_stock`, `expiration_date`, `added_datetime_stamp`) values (null, '261', '-1', '0000-00-00', current_timestamp);" calcext:value-type="string">
            <text:p>insert into `usbong_kms`.`inventory` (`inventory_id`, `item_id`, `quantity_in_stock`, `expiration_date`, `added_datetime_stamp`) values (null, '261', '-1', '0000-00-00', current_timestamp);</text:p>
          </table:table-cell>
        </table:table-row>
        <table:table-row table:style-name="ro1">
          <table:table-cell table:formula="of:=[.A161]+1" office:value-type="float" office:value="262" calcext:value-type="float">
            <text:p>262</text:p>
          </table:table-cell>
          <table:table-cell table:formula="of:=&quot;insert into `usbong_kms`.`inventory` (`inventory_id`, `item_id`, `quantity_in_stock`, `expiration_date`, `added_datetime_stamp`) values (null, '&quot;&amp;[.A162]&amp;&quot;', '-1', '0000-00-00', current_timestamp);&quot;" office:value-type="string" office:string-value="insert into `usbong_kms`.`inventory` (`inventory_id`, `item_id`, `quantity_in_stock`, `expiration_date`, `added_datetime_stamp`) values (null, '262', '-1', '0000-00-00', current_timestamp);" calcext:value-type="string">
            <text:p>insert into `usbong_kms`.`inventory` (`inventory_id`, `item_id`, `quantity_in_stock`, `expiration_date`, `added_datetime_stamp`) values (null, '262', '-1', '0000-00-00', current_timestamp);</text:p>
          </table:table-cell>
        </table:table-row>
        <table:table-row table:style-name="ro1">
          <table:table-cell table:formula="of:=[.A162]+1" office:value-type="float" office:value="263" calcext:value-type="float">
            <text:p>263</text:p>
          </table:table-cell>
          <table:table-cell table:formula="of:=&quot;insert into `usbong_kms`.`inventory` (`inventory_id`, `item_id`, `quantity_in_stock`, `expiration_date`, `added_datetime_stamp`) values (null, '&quot;&amp;[.A163]&amp;&quot;', '-1', '0000-00-00', current_timestamp);&quot;" office:value-type="string" office:string-value="insert into `usbong_kms`.`inventory` (`inventory_id`, `item_id`, `quantity_in_stock`, `expiration_date`, `added_datetime_stamp`) values (null, '263', '-1', '0000-00-00', current_timestamp);" calcext:value-type="string">
            <text:p>insert into `usbong_kms`.`inventory` (`inventory_id`, `item_id`, `quantity_in_stock`, `expiration_date`, `added_datetime_stamp`) values (null, '263', '-1', '0000-00-00', current_timestamp);</text:p>
          </table:table-cell>
        </table:table-row>
        <table:table-row table:style-name="ro1">
          <table:table-cell table:formula="of:=[.A163]+1" office:value-type="float" office:value="264" calcext:value-type="float">
            <text:p>264</text:p>
          </table:table-cell>
          <table:table-cell table:formula="of:=&quot;insert into `usbong_kms`.`inventory` (`inventory_id`, `item_id`, `quantity_in_stock`, `expiration_date`, `added_datetime_stamp`) values (null, '&quot;&amp;[.A164]&amp;&quot;', '-1', '0000-00-00', current_timestamp);&quot;" office:value-type="string" office:string-value="insert into `usbong_kms`.`inventory` (`inventory_id`, `item_id`, `quantity_in_stock`, `expiration_date`, `added_datetime_stamp`) values (null, '264', '-1', '0000-00-00', current_timestamp);" calcext:value-type="string">
            <text:p>insert into `usbong_kms`.`inventory` (`inventory_id`, `item_id`, `quantity_in_stock`, `expiration_date`, `added_datetime_stamp`) values (null, '264', '-1', '0000-00-00', current_timestamp);</text:p>
          </table:table-cell>
        </table:table-row>
        <table:table-row table:style-name="ro1">
          <table:table-cell table:formula="of:=[.A164]+1" office:value-type="float" office:value="265" calcext:value-type="float">
            <text:p>265</text:p>
          </table:table-cell>
          <table:table-cell table:formula="of:=&quot;insert into `usbong_kms`.`inventory` (`inventory_id`, `item_id`, `quantity_in_stock`, `expiration_date`, `added_datetime_stamp`) values (null, '&quot;&amp;[.A165]&amp;&quot;', '-1', '0000-00-00', current_timestamp);&quot;" office:value-type="string" office:string-value="insert into `usbong_kms`.`inventory` (`inventory_id`, `item_id`, `quantity_in_stock`, `expiration_date`, `added_datetime_stamp`) values (null, '265', '-1', '0000-00-00', current_timestamp);" calcext:value-type="string">
            <text:p>insert into `usbong_kms`.`inventory` (`inventory_id`, `item_id`, `quantity_in_stock`, `expiration_date`, `added_datetime_stamp`) values (null, '265', '-1', '0000-00-00', current_timestamp);</text:p>
          </table:table-cell>
        </table:table-row>
        <table:table-row table:style-name="ro1">
          <table:table-cell table:formula="of:=[.A165]+1" office:value-type="float" office:value="266" calcext:value-type="float">
            <text:p>266</text:p>
          </table:table-cell>
          <table:table-cell table:formula="of:=&quot;insert into `usbong_kms`.`inventory` (`inventory_id`, `item_id`, `quantity_in_stock`, `expiration_date`, `added_datetime_stamp`) values (null, '&quot;&amp;[.A166]&amp;&quot;', '-1', '0000-00-00', current_timestamp);&quot;" office:value-type="string" office:string-value="insert into `usbong_kms`.`inventory` (`inventory_id`, `item_id`, `quantity_in_stock`, `expiration_date`, `added_datetime_stamp`) values (null, '266', '-1', '0000-00-00', current_timestamp);" calcext:value-type="string">
            <text:p>insert into `usbong_kms`.`inventory` (`inventory_id`, `item_id`, `quantity_in_stock`, `expiration_date`, `added_datetime_stamp`) values (null, '266', '-1', '0000-00-00', current_timestamp);</text:p>
          </table:table-cell>
        </table:table-row>
        <table:table-row table:style-name="ro1">
          <table:table-cell table:formula="of:=[.A166]+1" office:value-type="float" office:value="267" calcext:value-type="float">
            <text:p>267</text:p>
          </table:table-cell>
          <table:table-cell table:formula="of:=&quot;insert into `usbong_kms`.`inventory` (`inventory_id`, `item_id`, `quantity_in_stock`, `expiration_date`, `added_datetime_stamp`) values (null, '&quot;&amp;[.A167]&amp;&quot;', '-1', '0000-00-00', current_timestamp);&quot;" office:value-type="string" office:string-value="insert into `usbong_kms`.`inventory` (`inventory_id`, `item_id`, `quantity_in_stock`, `expiration_date`, `added_datetime_stamp`) values (null, '267', '-1', '0000-00-00', current_timestamp);" calcext:value-type="string">
            <text:p>insert into `usbong_kms`.`inventory` (`inventory_id`, `item_id`, `quantity_in_stock`, `expiration_date`, `added_datetime_stamp`) values (null, '267', '-1', '0000-00-00', current_timestamp);</text:p>
          </table:table-cell>
        </table:table-row>
        <table:table-row table:style-name="ro1">
          <table:table-cell table:formula="of:=[.A167]+1" office:value-type="float" office:value="268" calcext:value-type="float">
            <text:p>268</text:p>
          </table:table-cell>
          <table:table-cell table:formula="of:=&quot;insert into `usbong_kms`.`inventory` (`inventory_id`, `item_id`, `quantity_in_stock`, `expiration_date`, `added_datetime_stamp`) values (null, '&quot;&amp;[.A168]&amp;&quot;', '-1', '0000-00-00', current_timestamp);&quot;" office:value-type="string" office:string-value="insert into `usbong_kms`.`inventory` (`inventory_id`, `item_id`, `quantity_in_stock`, `expiration_date`, `added_datetime_stamp`) values (null, '268', '-1', '0000-00-00', current_timestamp);" calcext:value-type="string">
            <text:p>insert into `usbong_kms`.`inventory` (`inventory_id`, `item_id`, `quantity_in_stock`, `expiration_date`, `added_datetime_stamp`) values (null, '268', '-1', '0000-00-00', current_timestamp);</text:p>
          </table:table-cell>
        </table:table-row>
        <table:table-row table:style-name="ro1">
          <table:table-cell table:formula="of:=[.A168]+1" office:value-type="float" office:value="269" calcext:value-type="float">
            <text:p>269</text:p>
          </table:table-cell>
          <table:table-cell table:formula="of:=&quot;insert into `usbong_kms`.`inventory` (`inventory_id`, `item_id`, `quantity_in_stock`, `expiration_date`, `added_datetime_stamp`) values (null, '&quot;&amp;[.A169]&amp;&quot;', '-1', '0000-00-00', current_timestamp);&quot;" office:value-type="string" office:string-value="insert into `usbong_kms`.`inventory` (`inventory_id`, `item_id`, `quantity_in_stock`, `expiration_date`, `added_datetime_stamp`) values (null, '269', '-1', '0000-00-00', current_timestamp);" calcext:value-type="string">
            <text:p>insert into `usbong_kms`.`inventory` (`inventory_id`, `item_id`, `quantity_in_stock`, `expiration_date`, `added_datetime_stamp`) values (null, '269', '-1', '0000-00-00', current_timestamp);</text:p>
          </table:table-cell>
        </table:table-row>
        <table:table-row table:style-name="ro1">
          <table:table-cell table:formula="of:=[.A169]+1" office:value-type="float" office:value="270" calcext:value-type="float">
            <text:p>270</text:p>
          </table:table-cell>
          <table:table-cell table:formula="of:=&quot;insert into `usbong_kms`.`inventory` (`inventory_id`, `item_id`, `quantity_in_stock`, `expiration_date`, `added_datetime_stamp`) values (null, '&quot;&amp;[.A170]&amp;&quot;', '-1', '0000-00-00', current_timestamp);&quot;" office:value-type="string" office:string-value="insert into `usbong_kms`.`inventory` (`inventory_id`, `item_id`, `quantity_in_stock`, `expiration_date`, `added_datetime_stamp`) values (null, '270', '-1', '0000-00-00', current_timestamp);" calcext:value-type="string">
            <text:p>insert into `usbong_kms`.`inventory` (`inventory_id`, `item_id`, `quantity_in_stock`, `expiration_date`, `added_datetime_stamp`) values (null, '270', '-1', '0000-00-00', current_timestamp);</text:p>
          </table:table-cell>
        </table:table-row>
        <table:table-row table:style-name="ro1">
          <table:table-cell table:formula="of:=[.A170]+1" office:value-type="float" office:value="271" calcext:value-type="float">
            <text:p>271</text:p>
          </table:table-cell>
          <table:table-cell table:formula="of:=&quot;insert into `usbong_kms`.`inventory` (`inventory_id`, `item_id`, `quantity_in_stock`, `expiration_date`, `added_datetime_stamp`) values (null, '&quot;&amp;[.A171]&amp;&quot;', '-1', '0000-00-00', current_timestamp);&quot;" office:value-type="string" office:string-value="insert into `usbong_kms`.`inventory` (`inventory_id`, `item_id`, `quantity_in_stock`, `expiration_date`, `added_datetime_stamp`) values (null, '271', '-1', '0000-00-00', current_timestamp);" calcext:value-type="string">
            <text:p>insert into `usbong_kms`.`inventory` (`inventory_id`, `item_id`, `quantity_in_stock`, `expiration_date`, `added_datetime_stamp`) values (null, '271', '-1', '0000-00-00', current_timestamp);</text:p>
          </table:table-cell>
        </table:table-row>
        <table:table-row table:style-name="ro1">
          <table:table-cell table:formula="of:=[.A171]+1" office:value-type="float" office:value="272" calcext:value-type="float">
            <text:p>272</text:p>
          </table:table-cell>
          <table:table-cell table:formula="of:=&quot;insert into `usbong_kms`.`inventory` (`inventory_id`, `item_id`, `quantity_in_stock`, `expiration_date`, `added_datetime_stamp`) values (null, '&quot;&amp;[.A172]&amp;&quot;', '-1', '0000-00-00', current_timestamp);&quot;" office:value-type="string" office:string-value="insert into `usbong_kms`.`inventory` (`inventory_id`, `item_id`, `quantity_in_stock`, `expiration_date`, `added_datetime_stamp`) values (null, '272', '-1', '0000-00-00', current_timestamp);" calcext:value-type="string">
            <text:p>insert into `usbong_kms`.`inventory` (`inventory_id`, `item_id`, `quantity_in_stock`, `expiration_date`, `added_datetime_stamp`) values (null, '272', '-1', '0000-00-00', current_timestamp);</text:p>
          </table:table-cell>
        </table:table-row>
        <table:table-row table:style-name="ro1">
          <table:table-cell table:formula="of:=[.A172]+1" office:value-type="float" office:value="273" calcext:value-type="float">
            <text:p>273</text:p>
          </table:table-cell>
          <table:table-cell table:formula="of:=&quot;insert into `usbong_kms`.`inventory` (`inventory_id`, `item_id`, `quantity_in_stock`, `expiration_date`, `added_datetime_stamp`) values (null, '&quot;&amp;[.A173]&amp;&quot;', '-1', '0000-00-00', current_timestamp);&quot;" office:value-type="string" office:string-value="insert into `usbong_kms`.`inventory` (`inventory_id`, `item_id`, `quantity_in_stock`, `expiration_date`, `added_datetime_stamp`) values (null, '273', '-1', '0000-00-00', current_timestamp);" calcext:value-type="string">
            <text:p>insert into `usbong_kms`.`inventory` (`inventory_id`, `item_id`, `quantity_in_stock`, `expiration_date`, `added_datetime_stamp`) values (null, '273', '-1', '0000-00-00', current_timestamp);</text:p>
          </table:table-cell>
        </table:table-row>
        <table:table-row table:style-name="ro1">
          <table:table-cell table:formula="of:=[.A173]+1" office:value-type="float" office:value="274" calcext:value-type="float">
            <text:p>274</text:p>
          </table:table-cell>
          <table:table-cell table:formula="of:=&quot;insert into `usbong_kms`.`inventory` (`inventory_id`, `item_id`, `quantity_in_stock`, `expiration_date`, `added_datetime_stamp`) values (null, '&quot;&amp;[.A174]&amp;&quot;', '-1', '0000-00-00', current_timestamp);&quot;" office:value-type="string" office:string-value="insert into `usbong_kms`.`inventory` (`inventory_id`, `item_id`, `quantity_in_stock`, `expiration_date`, `added_datetime_stamp`) values (null, '274', '-1', '0000-00-00', current_timestamp);" calcext:value-type="string">
            <text:p>insert into `usbong_kms`.`inventory` (`inventory_id`, `item_id`, `quantity_in_stock`, `expiration_date`, `added_datetime_stamp`) values (null, '274', '-1', '0000-00-00', current_timestamp);</text:p>
          </table:table-cell>
        </table:table-row>
        <table:table-row table:style-name="ro1">
          <table:table-cell table:formula="of:=[.A174]+1" office:value-type="float" office:value="275" calcext:value-type="float">
            <text:p>275</text:p>
          </table:table-cell>
          <table:table-cell table:formula="of:=&quot;insert into `usbong_kms`.`inventory` (`inventory_id`, `item_id`, `quantity_in_stock`, `expiration_date`, `added_datetime_stamp`) values (null, '&quot;&amp;[.A175]&amp;&quot;', '-1', '0000-00-00', current_timestamp);&quot;" office:value-type="string" office:string-value="insert into `usbong_kms`.`inventory` (`inventory_id`, `item_id`, `quantity_in_stock`, `expiration_date`, `added_datetime_stamp`) values (null, '275', '-1', '0000-00-00', current_timestamp);" calcext:value-type="string">
            <text:p>insert into `usbong_kms`.`inventory` (`inventory_id`, `item_id`, `quantity_in_stock`, `expiration_date`, `added_datetime_stamp`) values (null, '275', '-1', '0000-00-00', current_timestamp);</text:p>
          </table:table-cell>
        </table:table-row>
        <table:table-row table:style-name="ro1">
          <table:table-cell table:formula="of:=[.A175]+1" office:value-type="float" office:value="276" calcext:value-type="float">
            <text:p>276</text:p>
          </table:table-cell>
          <table:table-cell table:formula="of:=&quot;insert into `usbong_kms`.`inventory` (`inventory_id`, `item_id`, `quantity_in_stock`, `expiration_date`, `added_datetime_stamp`) values (null, '&quot;&amp;[.A176]&amp;&quot;', '-1', '0000-00-00', current_timestamp);&quot;" office:value-type="string" office:string-value="insert into `usbong_kms`.`inventory` (`inventory_id`, `item_id`, `quantity_in_stock`, `expiration_date`, `added_datetime_stamp`) values (null, '276', '-1', '0000-00-00', current_timestamp);" calcext:value-type="string">
            <text:p>insert into `usbong_kms`.`inventory` (`inventory_id`, `item_id`, `quantity_in_stock`, `expiration_date`, `added_datetime_stamp`) values (null, '276', '-1', '0000-00-00', current_timestamp);</text:p>
          </table:table-cell>
        </table:table-row>
        <table:table-row table:style-name="ro1">
          <table:table-cell table:formula="of:=[.A176]+1" office:value-type="float" office:value="277" calcext:value-type="float">
            <text:p>277</text:p>
          </table:table-cell>
          <table:table-cell table:formula="of:=&quot;insert into `usbong_kms`.`inventory` (`inventory_id`, `item_id`, `quantity_in_stock`, `expiration_date`, `added_datetime_stamp`) values (null, '&quot;&amp;[.A177]&amp;&quot;', '-1', '0000-00-00', current_timestamp);&quot;" office:value-type="string" office:string-value="insert into `usbong_kms`.`inventory` (`inventory_id`, `item_id`, `quantity_in_stock`, `expiration_date`, `added_datetime_stamp`) values (null, '277', '-1', '0000-00-00', current_timestamp);" calcext:value-type="string">
            <text:p>insert into `usbong_kms`.`inventory` (`inventory_id`, `item_id`, `quantity_in_stock`, `expiration_date`, `added_datetime_stamp`) values (null, '277', '-1', '0000-00-00', current_timestamp);</text:p>
          </table:table-cell>
        </table:table-row>
        <table:table-row table:style-name="ro1">
          <table:table-cell table:formula="of:=[.A177]+1" office:value-type="float" office:value="278" calcext:value-type="float">
            <text:p>278</text:p>
          </table:table-cell>
          <table:table-cell table:formula="of:=&quot;insert into `usbong_kms`.`inventory` (`inventory_id`, `item_id`, `quantity_in_stock`, `expiration_date`, `added_datetime_stamp`) values (null, '&quot;&amp;[.A178]&amp;&quot;', '-1', '0000-00-00', current_timestamp);&quot;" office:value-type="string" office:string-value="insert into `usbong_kms`.`inventory` (`inventory_id`, `item_id`, `quantity_in_stock`, `expiration_date`, `added_datetime_stamp`) values (null, '278', '-1', '0000-00-00', current_timestamp);" calcext:value-type="string">
            <text:p>insert into `usbong_kms`.`inventory` (`inventory_id`, `item_id`, `quantity_in_stock`, `expiration_date`, `added_datetime_stamp`) values (null, '278', '-1', '0000-00-00', current_timestamp);</text:p>
          </table:table-cell>
        </table:table-row>
        <table:table-row table:style-name="ro1">
          <table:table-cell table:formula="of:=[.A178]+1" office:value-type="float" office:value="279" calcext:value-type="float">
            <text:p>279</text:p>
          </table:table-cell>
          <table:table-cell table:formula="of:=&quot;insert into `usbong_kms`.`inventory` (`inventory_id`, `item_id`, `quantity_in_stock`, `expiration_date`, `added_datetime_stamp`) values (null, '&quot;&amp;[.A179]&amp;&quot;', '-1', '0000-00-00', current_timestamp);&quot;" office:value-type="string" office:string-value="insert into `usbong_kms`.`inventory` (`inventory_id`, `item_id`, `quantity_in_stock`, `expiration_date`, `added_datetime_stamp`) values (null, '279', '-1', '0000-00-00', current_timestamp);" calcext:value-type="string">
            <text:p>insert into `usbong_kms`.`inventory` (`inventory_id`, `item_id`, `quantity_in_stock`, `expiration_date`, `added_datetime_stamp`) values (null, '279', '-1', '0000-00-00', current_timestamp);</text:p>
          </table:table-cell>
        </table:table-row>
        <table:table-row table:style-name="ro1">
          <table:table-cell table:formula="of:=[.A179]+1" office:value-type="float" office:value="280" calcext:value-type="float">
            <text:p>280</text:p>
          </table:table-cell>
          <table:table-cell table:formula="of:=&quot;insert into `usbong_kms`.`inventory` (`inventory_id`, `item_id`, `quantity_in_stock`, `expiration_date`, `added_datetime_stamp`) values (null, '&quot;&amp;[.A180]&amp;&quot;', '-1', '0000-00-00', current_timestamp);&quot;" office:value-type="string" office:string-value="insert into `usbong_kms`.`inventory` (`inventory_id`, `item_id`, `quantity_in_stock`, `expiration_date`, `added_datetime_stamp`) values (null, '280', '-1', '0000-00-00', current_timestamp);" calcext:value-type="string">
            <text:p>insert into `usbong_kms`.`inventory` (`inventory_id`, `item_id`, `quantity_in_stock`, `expiration_date`, `added_datetime_stamp`) values (null, '280', '-1', '0000-00-00', current_timestamp);</text:p>
          </table:table-cell>
        </table:table-row>
        <table:table-row table:style-name="ro1">
          <table:table-cell table:formula="of:=[.A180]+1" office:value-type="float" office:value="281" calcext:value-type="float">
            <text:p>281</text:p>
          </table:table-cell>
          <table:table-cell table:formula="of:=&quot;insert into `usbong_kms`.`inventory` (`inventory_id`, `item_id`, `quantity_in_stock`, `expiration_date`, `added_datetime_stamp`) values (null, '&quot;&amp;[.A181]&amp;&quot;', '-1', '0000-00-00', current_timestamp);&quot;" office:value-type="string" office:string-value="insert into `usbong_kms`.`inventory` (`inventory_id`, `item_id`, `quantity_in_stock`, `expiration_date`, `added_datetime_stamp`) values (null, '281', '-1', '0000-00-00', current_timestamp);" calcext:value-type="string">
            <text:p>insert into `usbong_kms`.`inventory` (`inventory_id`, `item_id`, `quantity_in_stock`, `expiration_date`, `added_datetime_stamp`) values (null, '281', '-1', '0000-00-00', current_timestamp);</text:p>
          </table:table-cell>
        </table:table-row>
        <table:table-row table:style-name="ro1">
          <table:table-cell table:formula="of:=[.A181]+1" office:value-type="float" office:value="282" calcext:value-type="float">
            <text:p>282</text:p>
          </table:table-cell>
          <table:table-cell table:formula="of:=&quot;insert into `usbong_kms`.`inventory` (`inventory_id`, `item_id`, `quantity_in_stock`, `expiration_date`, `added_datetime_stamp`) values (null, '&quot;&amp;[.A182]&amp;&quot;', '-1', '0000-00-00', current_timestamp);&quot;" office:value-type="string" office:string-value="insert into `usbong_kms`.`inventory` (`inventory_id`, `item_id`, `quantity_in_stock`, `expiration_date`, `added_datetime_stamp`) values (null, '282', '-1', '0000-00-00', current_timestamp);" calcext:value-type="string">
            <text:p>insert into `usbong_kms`.`inventory` (`inventory_id`, `item_id`, `quantity_in_stock`, `expiration_date`, `added_datetime_stamp`) values (null, '282', '-1', '0000-00-00', current_timestamp);</text:p>
          </table:table-cell>
        </table:table-row>
        <table:table-row table:style-name="ro1">
          <table:table-cell table:formula="of:=[.A182]+1" office:value-type="float" office:value="283" calcext:value-type="float">
            <text:p>283</text:p>
          </table:table-cell>
          <table:table-cell table:formula="of:=&quot;insert into `usbong_kms`.`inventory` (`inventory_id`, `item_id`, `quantity_in_stock`, `expiration_date`, `added_datetime_stamp`) values (null, '&quot;&amp;[.A183]&amp;&quot;', '-1', '0000-00-00', current_timestamp);&quot;" office:value-type="string" office:string-value="insert into `usbong_kms`.`inventory` (`inventory_id`, `item_id`, `quantity_in_stock`, `expiration_date`, `added_datetime_stamp`) values (null, '283', '-1', '0000-00-00', current_timestamp);" calcext:value-type="string">
            <text:p>insert into `usbong_kms`.`inventory` (`inventory_id`, `item_id`, `quantity_in_stock`, `expiration_date`, `added_datetime_stamp`) values (null, '283', '-1', '0000-00-00', current_timestamp);</text:p>
          </table:table-cell>
        </table:table-row>
        <table:table-row table:style-name="ro1">
          <table:table-cell table:formula="of:=[.A183]+1" office:value-type="float" office:value="284" calcext:value-type="float">
            <text:p>284</text:p>
          </table:table-cell>
          <table:table-cell table:formula="of:=&quot;insert into `usbong_kms`.`inventory` (`inventory_id`, `item_id`, `quantity_in_stock`, `expiration_date`, `added_datetime_stamp`) values (null, '&quot;&amp;[.A184]&amp;&quot;', '-1', '0000-00-00', current_timestamp);&quot;" office:value-type="string" office:string-value="insert into `usbong_kms`.`inventory` (`inventory_id`, `item_id`, `quantity_in_stock`, `expiration_date`, `added_datetime_stamp`) values (null, '284', '-1', '0000-00-00', current_timestamp);" calcext:value-type="string">
            <text:p>insert into `usbong_kms`.`inventory` (`inventory_id`, `item_id`, `quantity_in_stock`, `expiration_date`, `added_datetime_stamp`) values (null, '284', '-1', '0000-00-00', current_timestamp);</text:p>
          </table:table-cell>
        </table:table-row>
        <table:table-row table:style-name="ro1">
          <table:table-cell table:formula="of:=[.A184]+1" office:value-type="float" office:value="285" calcext:value-type="float">
            <text:p>285</text:p>
          </table:table-cell>
          <table:table-cell table:formula="of:=&quot;insert into `usbong_kms`.`inventory` (`inventory_id`, `item_id`, `quantity_in_stock`, `expiration_date`, `added_datetime_stamp`) values (null, '&quot;&amp;[.A185]&amp;&quot;', '-1', '0000-00-00', current_timestamp);&quot;" office:value-type="string" office:string-value="insert into `usbong_kms`.`inventory` (`inventory_id`, `item_id`, `quantity_in_stock`, `expiration_date`, `added_datetime_stamp`) values (null, '285', '-1', '0000-00-00', current_timestamp);" calcext:value-type="string">
            <text:p>insert into `usbong_kms`.`inventory` (`inventory_id`, `item_id`, `quantity_in_stock`, `expiration_date`, `added_datetime_stamp`) values (null, '285', '-1', '0000-00-00', current_timestamp);</text:p>
          </table:table-cell>
        </table:table-row>
        <table:table-row table:style-name="ro1">
          <table:table-cell table:formula="of:=[.A185]+1" office:value-type="float" office:value="286" calcext:value-type="float">
            <text:p>286</text:p>
          </table:table-cell>
          <table:table-cell table:formula="of:=&quot;insert into `usbong_kms`.`inventory` (`inventory_id`, `item_id`, `quantity_in_stock`, `expiration_date`, `added_datetime_stamp`) values (null, '&quot;&amp;[.A186]&amp;&quot;', '-1', '0000-00-00', current_timestamp);&quot;" office:value-type="string" office:string-value="insert into `usbong_kms`.`inventory` (`inventory_id`, `item_id`, `quantity_in_stock`, `expiration_date`, `added_datetime_stamp`) values (null, '286', '-1', '0000-00-00', current_timestamp);" calcext:value-type="string">
            <text:p>insert into `usbong_kms`.`inventory` (`inventory_id`, `item_id`, `quantity_in_stock`, `expiration_date`, `added_datetime_stamp`) values (null, '286', '-1', '0000-00-00', current_timestamp);</text:p>
          </table:table-cell>
        </table:table-row>
        <table:table-row table:style-name="ro1">
          <table:table-cell table:formula="of:=[.A186]+1" office:value-type="float" office:value="287" calcext:value-type="float">
            <text:p>287</text:p>
          </table:table-cell>
          <table:table-cell table:formula="of:=&quot;insert into `usbong_kms`.`inventory` (`inventory_id`, `item_id`, `quantity_in_stock`, `expiration_date`, `added_datetime_stamp`) values (null, '&quot;&amp;[.A187]&amp;&quot;', '-1', '0000-00-00', current_timestamp);&quot;" office:value-type="string" office:string-value="insert into `usbong_kms`.`inventory` (`inventory_id`, `item_id`, `quantity_in_stock`, `expiration_date`, `added_datetime_stamp`) values (null, '287', '-1', '0000-00-00', current_timestamp);" calcext:value-type="string">
            <text:p>insert into `usbong_kms`.`inventory` (`inventory_id`, `item_id`, `quantity_in_stock`, `expiration_date`, `added_datetime_stamp`) values (null, '287', '-1', '0000-00-00', current_timestamp);</text:p>
          </table:table-cell>
        </table:table-row>
        <table:table-row table:style-name="ro1">
          <table:table-cell table:formula="of:=[.A187]+1" office:value-type="float" office:value="288" calcext:value-type="float">
            <text:p>288</text:p>
          </table:table-cell>
          <table:table-cell table:formula="of:=&quot;insert into `usbong_kms`.`inventory` (`inventory_id`, `item_id`, `quantity_in_stock`, `expiration_date`, `added_datetime_stamp`) values (null, '&quot;&amp;[.A188]&amp;&quot;', '-1', '0000-00-00', current_timestamp);&quot;" office:value-type="string" office:string-value="insert into `usbong_kms`.`inventory` (`inventory_id`, `item_id`, `quantity_in_stock`, `expiration_date`, `added_datetime_stamp`) values (null, '288', '-1', '0000-00-00', current_timestamp);" calcext:value-type="string">
            <text:p>insert into `usbong_kms`.`inventory` (`inventory_id`, `item_id`, `quantity_in_stock`, `expiration_date`, `added_datetime_stamp`) values (null, '288', '-1', '0000-00-00', current_timestamp);</text:p>
          </table:table-cell>
        </table:table-row>
        <table:table-row table:style-name="ro1">
          <table:table-cell table:formula="of:=[.A188]+1" office:value-type="float" office:value="289" calcext:value-type="float">
            <text:p>289</text:p>
          </table:table-cell>
          <table:table-cell table:formula="of:=&quot;insert into `usbong_kms`.`inventory` (`inventory_id`, `item_id`, `quantity_in_stock`, `expiration_date`, `added_datetime_stamp`) values (null, '&quot;&amp;[.A189]&amp;&quot;', '-1', '0000-00-00', current_timestamp);&quot;" office:value-type="string" office:string-value="insert into `usbong_kms`.`inventory` (`inventory_id`, `item_id`, `quantity_in_stock`, `expiration_date`, `added_datetime_stamp`) values (null, '289', '-1', '0000-00-00', current_timestamp);" calcext:value-type="string">
            <text:p>insert into `usbong_kms`.`inventory` (`inventory_id`, `item_id`, `quantity_in_stock`, `expiration_date`, `added_datetime_stamp`) values (null, '289', '-1', '0000-00-00', current_timestamp);</text:p>
          </table:table-cell>
        </table:table-row>
        <table:table-row table:style-name="ro1">
          <table:table-cell table:formula="of:=[.A189]+1" office:value-type="float" office:value="290" calcext:value-type="float">
            <text:p>290</text:p>
          </table:table-cell>
          <table:table-cell table:formula="of:=&quot;insert into `usbong_kms`.`inventory` (`inventory_id`, `item_id`, `quantity_in_stock`, `expiration_date`, `added_datetime_stamp`) values (null, '&quot;&amp;[.A190]&amp;&quot;', '-1', '0000-00-00', current_timestamp);&quot;" office:value-type="string" office:string-value="insert into `usbong_kms`.`inventory` (`inventory_id`, `item_id`, `quantity_in_stock`, `expiration_date`, `added_datetime_stamp`) values (null, '290', '-1', '0000-00-00', current_timestamp);" calcext:value-type="string">
            <text:p>insert into `usbong_kms`.`inventory` (`inventory_id`, `item_id`, `quantity_in_stock`, `expiration_date`, `added_datetime_stamp`) values (null, '290', '-1', '0000-00-00', current_timestamp);</text:p>
          </table:table-cell>
        </table:table-row>
        <table:table-row table:style-name="ro1">
          <table:table-cell table:formula="of:=[.A190]+1" office:value-type="float" office:value="291" calcext:value-type="float">
            <text:p>291</text:p>
          </table:table-cell>
          <table:table-cell table:formula="of:=&quot;insert into `usbong_kms`.`inventory` (`inventory_id`, `item_id`, `quantity_in_stock`, `expiration_date`, `added_datetime_stamp`) values (null, '&quot;&amp;[.A191]&amp;&quot;', '-1', '0000-00-00', current_timestamp);&quot;" office:value-type="string" office:string-value="insert into `usbong_kms`.`inventory` (`inventory_id`, `item_id`, `quantity_in_stock`, `expiration_date`, `added_datetime_stamp`) values (null, '291', '-1', '0000-00-00', current_timestamp);" calcext:value-type="string">
            <text:p>insert into `usbong_kms`.`inventory` (`inventory_id`, `item_id`, `quantity_in_stock`, `expiration_date`, `added_datetime_stamp`) values (null, '291', '-1', '0000-00-00', current_timestamp);</text:p>
          </table:table-cell>
        </table:table-row>
        <table:table-row table:style-name="ro1">
          <table:table-cell table:formula="of:=[.A191]+1" office:value-type="float" office:value="292" calcext:value-type="float">
            <text:p>292</text:p>
          </table:table-cell>
          <table:table-cell table:formula="of:=&quot;insert into `usbong_kms`.`inventory` (`inventory_id`, `item_id`, `quantity_in_stock`, `expiration_date`, `added_datetime_stamp`) values (null, '&quot;&amp;[.A192]&amp;&quot;', '-1', '0000-00-00', current_timestamp);&quot;" office:value-type="string" office:string-value="insert into `usbong_kms`.`inventory` (`inventory_id`, `item_id`, `quantity_in_stock`, `expiration_date`, `added_datetime_stamp`) values (null, '292', '-1', '0000-00-00', current_timestamp);" calcext:value-type="string">
            <text:p>insert into `usbong_kms`.`inventory` (`inventory_id`, `item_id`, `quantity_in_stock`, `expiration_date`, `added_datetime_stamp`) values (null, '292', '-1', '0000-00-00', current_timestamp);</text:p>
          </table:table-cell>
        </table:table-row>
        <table:table-row table:style-name="ro1">
          <table:table-cell table:formula="of:=[.A192]+1" office:value-type="float" office:value="293" calcext:value-type="float">
            <text:p>293</text:p>
          </table:table-cell>
          <table:table-cell table:formula="of:=&quot;insert into `usbong_kms`.`inventory` (`inventory_id`, `item_id`, `quantity_in_stock`, `expiration_date`, `added_datetime_stamp`) values (null, '&quot;&amp;[.A193]&amp;&quot;', '-1', '0000-00-00', current_timestamp);&quot;" office:value-type="string" office:string-value="insert into `usbong_kms`.`inventory` (`inventory_id`, `item_id`, `quantity_in_stock`, `expiration_date`, `added_datetime_stamp`) values (null, '293', '-1', '0000-00-00', current_timestamp);" calcext:value-type="string">
            <text:p>insert into `usbong_kms`.`inventory` (`inventory_id`, `item_id`, `quantity_in_stock`, `expiration_date`, `added_datetime_stamp`) values (null, '293', '-1', '0000-00-00', current_timestamp);</text:p>
          </table:table-cell>
        </table:table-row>
        <table:table-row table:style-name="ro1">
          <table:table-cell table:formula="of:=[.A193]+1" office:value-type="float" office:value="294" calcext:value-type="float">
            <text:p>294</text:p>
          </table:table-cell>
          <table:table-cell table:formula="of:=&quot;insert into `usbong_kms`.`inventory` (`inventory_id`, `item_id`, `quantity_in_stock`, `expiration_date`, `added_datetime_stamp`) values (null, '&quot;&amp;[.A194]&amp;&quot;', '-1', '0000-00-00', current_timestamp);&quot;" office:value-type="string" office:string-value="insert into `usbong_kms`.`inventory` (`inventory_id`, `item_id`, `quantity_in_stock`, `expiration_date`, `added_datetime_stamp`) values (null, '294', '-1', '0000-00-00', current_timestamp);" calcext:value-type="string">
            <text:p>insert into `usbong_kms`.`inventory` (`inventory_id`, `item_id`, `quantity_in_stock`, `expiration_date`, `added_datetime_stamp`) values (null, '294', '-1', '0000-00-00', current_timestamp);</text:p>
          </table:table-cell>
        </table:table-row>
        <table:table-row table:style-name="ro1">
          <table:table-cell table:formula="of:=[.A194]+1" office:value-type="float" office:value="295" calcext:value-type="float">
            <text:p>295</text:p>
          </table:table-cell>
          <table:table-cell table:formula="of:=&quot;insert into `usbong_kms`.`inventory` (`inventory_id`, `item_id`, `quantity_in_stock`, `expiration_date`, `added_datetime_stamp`) values (null, '&quot;&amp;[.A195]&amp;&quot;', '-1', '0000-00-00', current_timestamp);&quot;" office:value-type="string" office:string-value="insert into `usbong_kms`.`inventory` (`inventory_id`, `item_id`, `quantity_in_stock`, `expiration_date`, `added_datetime_stamp`) values (null, '295', '-1', '0000-00-00', current_timestamp);" calcext:value-type="string">
            <text:p>insert into `usbong_kms`.`inventory` (`inventory_id`, `item_id`, `quantity_in_stock`, `expiration_date`, `added_datetime_stamp`) values (null, '295', '-1', '0000-00-00', current_timestamp);</text:p>
          </table:table-cell>
        </table:table-row>
        <table:table-row table:style-name="ro1">
          <table:table-cell table:formula="of:=[.A195]+1" office:value-type="float" office:value="296" calcext:value-type="float">
            <text:p>296</text:p>
          </table:table-cell>
          <table:table-cell table:formula="of:=&quot;insert into `usbong_kms`.`inventory` (`inventory_id`, `item_id`, `quantity_in_stock`, `expiration_date`, `added_datetime_stamp`) values (null, '&quot;&amp;[.A196]&amp;&quot;', '-1', '0000-00-00', current_timestamp);&quot;" office:value-type="string" office:string-value="insert into `usbong_kms`.`inventory` (`inventory_id`, `item_id`, `quantity_in_stock`, `expiration_date`, `added_datetime_stamp`) values (null, '296', '-1', '0000-00-00', current_timestamp);" calcext:value-type="string">
            <text:p>insert into `usbong_kms`.`inventory` (`inventory_id`, `item_id`, `quantity_in_stock`, `expiration_date`, `added_datetime_stamp`) values (null, '296', '-1', '0000-00-00', current_timestamp);</text:p>
          </table:table-cell>
        </table:table-row>
        <table:table-row table:style-name="ro1">
          <table:table-cell table:formula="of:=[.A196]+1" office:value-type="float" office:value="297" calcext:value-type="float">
            <text:p>297</text:p>
          </table:table-cell>
          <table:table-cell table:formula="of:=&quot;insert into `usbong_kms`.`inventory` (`inventory_id`, `item_id`, `quantity_in_stock`, `expiration_date`, `added_datetime_stamp`) values (null, '&quot;&amp;[.A197]&amp;&quot;', '-1', '0000-00-00', current_timestamp);&quot;" office:value-type="string" office:string-value="insert into `usbong_kms`.`inventory` (`inventory_id`, `item_id`, `quantity_in_stock`, `expiration_date`, `added_datetime_stamp`) values (null, '297', '-1', '0000-00-00', current_timestamp);" calcext:value-type="string">
            <text:p>insert into `usbong_kms`.`inventory` (`inventory_id`, `item_id`, `quantity_in_stock`, `expiration_date`, `added_datetime_stamp`) values (null, '297', '-1', '0000-00-00', current_timestamp);</text:p>
          </table:table-cell>
        </table:table-row>
        <table:table-row table:style-name="ro1">
          <table:table-cell table:formula="of:=[.A197]+1" office:value-type="float" office:value="298" calcext:value-type="float">
            <text:p>298</text:p>
          </table:table-cell>
          <table:table-cell table:formula="of:=&quot;insert into `usbong_kms`.`inventory` (`inventory_id`, `item_id`, `quantity_in_stock`, `expiration_date`, `added_datetime_stamp`) values (null, '&quot;&amp;[.A198]&amp;&quot;', '-1', '0000-00-00', current_timestamp);&quot;" office:value-type="string" office:string-value="insert into `usbong_kms`.`inventory` (`inventory_id`, `item_id`, `quantity_in_stock`, `expiration_date`, `added_datetime_stamp`) values (null, '298', '-1', '0000-00-00', current_timestamp);" calcext:value-type="string">
            <text:p>insert into `usbong_kms`.`inventory` (`inventory_id`, `item_id`, `quantity_in_stock`, `expiration_date`, `added_datetime_stamp`) values (null, '298', '-1', '0000-00-00', current_timestamp);</text:p>
          </table:table-cell>
        </table:table-row>
        <table:table-row table:style-name="ro1">
          <table:table-cell table:formula="of:=[.A198]+1" office:value-type="float" office:value="299" calcext:value-type="float">
            <text:p>299</text:p>
          </table:table-cell>
          <table:table-cell table:formula="of:=&quot;insert into `usbong_kms`.`inventory` (`inventory_id`, `item_id`, `quantity_in_stock`, `expiration_date`, `added_datetime_stamp`) values (null, '&quot;&amp;[.A199]&amp;&quot;', '-1', '0000-00-00', current_timestamp);&quot;" office:value-type="string" office:string-value="insert into `usbong_kms`.`inventory` (`inventory_id`, `item_id`, `quantity_in_stock`, `expiration_date`, `added_datetime_stamp`) values (null, '299', '-1', '0000-00-00', current_timestamp);" calcext:value-type="string">
            <text:p>insert into `usbong_kms`.`inventory` (`inventory_id`, `item_id`, `quantity_in_stock`, `expiration_date`, `added_datetime_stamp`) values (null, '299', '-1', '0000-00-00', current_timestamp);</text:p>
          </table:table-cell>
        </table:table-row>
        <table:table-row table:style-name="ro1">
          <table:table-cell table:formula="of:=[.A199]+1" office:value-type="float" office:value="300" calcext:value-type="float">
            <text:p>300</text:p>
          </table:table-cell>
          <table:table-cell table:formula="of:=&quot;insert into `usbong_kms`.`inventory` (`inventory_id`, `item_id`, `quantity_in_stock`, `expiration_date`, `added_datetime_stamp`) values (null, '&quot;&amp;[.A200]&amp;&quot;', '-1', '0000-00-00', current_timestamp);&quot;" office:value-type="string" office:string-value="insert into `usbong_kms`.`inventory` (`inventory_id`, `item_id`, `quantity_in_stock`, `expiration_date`, `added_datetime_stamp`) values (null, '300', '-1', '0000-00-00', current_timestamp);" calcext:value-type="string">
            <text:p>insert into `usbong_kms`.`inventory` (`inventory_id`, `item_id`, `quantity_in_stock`, `expiration_date`, `added_datetime_stamp`) values (null, '300', '-1', '0000-00-00', current_timestamp);</text:p>
          </table:table-cell>
        </table:table-row>
        <table:table-row table:style-name="ro1">
          <table:table-cell table:formula="of:=[.A200]+1" office:value-type="float" office:value="301" calcext:value-type="float">
            <text:p>301</text:p>
          </table:table-cell>
          <table:table-cell table:formula="of:=&quot;insert into `usbong_kms`.`inventory` (`inventory_id`, `item_id`, `quantity_in_stock`, `expiration_date`, `added_datetime_stamp`) values (null, '&quot;&amp;[.A201]&amp;&quot;', '-1', '0000-00-00', current_timestamp);&quot;" office:value-type="string" office:string-value="insert into `usbong_kms`.`inventory` (`inventory_id`, `item_id`, `quantity_in_stock`, `expiration_date`, `added_datetime_stamp`) values (null, '301', '-1', '0000-00-00', current_timestamp);" calcext:value-type="string">
            <text:p>insert into `usbong_kms`.`inventory` (`inventory_id`, `item_id`, `quantity_in_stock`, `expiration_date`, `added_datetime_stamp`) values (null, '301', '-1', '0000-00-00', current_timestamp);</text:p>
          </table:table-cell>
        </table:table-row>
        <table:table-row table:style-name="ro1">
          <table:table-cell table:formula="of:=[.A201]+1" office:value-type="float" office:value="302" calcext:value-type="float">
            <text:p>302</text:p>
          </table:table-cell>
          <table:table-cell table:formula="of:=&quot;insert into `usbong_kms`.`inventory` (`inventory_id`, `item_id`, `quantity_in_stock`, `expiration_date`, `added_datetime_stamp`) values (null, '&quot;&amp;[.A202]&amp;&quot;', '-1', '0000-00-00', current_timestamp);&quot;" office:value-type="string" office:string-value="insert into `usbong_kms`.`inventory` (`inventory_id`, `item_id`, `quantity_in_stock`, `expiration_date`, `added_datetime_stamp`) values (null, '302', '-1', '0000-00-00', current_timestamp);" calcext:value-type="string">
            <text:p>insert into `usbong_kms`.`inventory` (`inventory_id`, `item_id`, `quantity_in_stock`, `expiration_date`, `added_datetime_stamp`) values (null, '302', '-1', '0000-00-00', current_timestamp);</text:p>
          </table:table-cell>
        </table:table-row>
        <table:table-row table:style-name="ro1">
          <table:table-cell table:formula="of:=[.A202]+1" office:value-type="float" office:value="303" calcext:value-type="float">
            <text:p>303</text:p>
          </table:table-cell>
          <table:table-cell table:formula="of:=&quot;insert into `usbong_kms`.`inventory` (`inventory_id`, `item_id`, `quantity_in_stock`, `expiration_date`, `added_datetime_stamp`) values (null, '&quot;&amp;[.A203]&amp;&quot;', '-1', '0000-00-00', current_timestamp);&quot;" office:value-type="string" office:string-value="insert into `usbong_kms`.`inventory` (`inventory_id`, `item_id`, `quantity_in_stock`, `expiration_date`, `added_datetime_stamp`) values (null, '303', '-1', '0000-00-00', current_timestamp);" calcext:value-type="string">
            <text:p>insert into `usbong_kms`.`inventory` (`inventory_id`, `item_id`, `quantity_in_stock`, `expiration_date`, `added_datetime_stamp`) values (null, '303', '-1', '0000-00-00', current_timestamp);</text:p>
          </table:table-cell>
        </table:table-row>
        <table:table-row table:style-name="ro1">
          <table:table-cell table:formula="of:=[.A203]+1" office:value-type="float" office:value="304" calcext:value-type="float">
            <text:p>304</text:p>
          </table:table-cell>
          <table:table-cell table:formula="of:=&quot;insert into `usbong_kms`.`inventory` (`inventory_id`, `item_id`, `quantity_in_stock`, `expiration_date`, `added_datetime_stamp`) values (null, '&quot;&amp;[.A204]&amp;&quot;', '-1', '0000-00-00', current_timestamp);&quot;" office:value-type="string" office:string-value="insert into `usbong_kms`.`inventory` (`inventory_id`, `item_id`, `quantity_in_stock`, `expiration_date`, `added_datetime_stamp`) values (null, '304', '-1', '0000-00-00', current_timestamp);" calcext:value-type="string">
            <text:p>insert into `usbong_kms`.`inventory` (`inventory_id`, `item_id`, `quantity_in_stock`, `expiration_date`, `added_datetime_stamp`) values (null, '304', '-1', '0000-00-00', current_timestamp);</text:p>
          </table:table-cell>
        </table:table-row>
        <table:table-row table:style-name="ro1">
          <table:table-cell table:formula="of:=[.A204]+1" office:value-type="float" office:value="305" calcext:value-type="float">
            <text:p>305</text:p>
          </table:table-cell>
          <table:table-cell table:formula="of:=&quot;insert into `usbong_kms`.`inventory` (`inventory_id`, `item_id`, `quantity_in_stock`, `expiration_date`, `added_datetime_stamp`) values (null, '&quot;&amp;[.A205]&amp;&quot;', '-1', '0000-00-00', current_timestamp);&quot;" office:value-type="string" office:string-value="insert into `usbong_kms`.`inventory` (`inventory_id`, `item_id`, `quantity_in_stock`, `expiration_date`, `added_datetime_stamp`) values (null, '305', '-1', '0000-00-00', current_timestamp);" calcext:value-type="string">
            <text:p>insert into `usbong_kms`.`inventory` (`inventory_id`, `item_id`, `quantity_in_stock`, `expiration_date`, `added_datetime_stamp`) values (null, '305', '-1', '0000-00-00', current_timestamp);</text:p>
          </table:table-cell>
        </table:table-row>
        <table:table-row table:style-name="ro1">
          <table:table-cell table:formula="of:=[.A205]+1" office:value-type="float" office:value="306" calcext:value-type="float">
            <text:p>306</text:p>
          </table:table-cell>
          <table:table-cell table:formula="of:=&quot;insert into `usbong_kms`.`inventory` (`inventory_id`, `item_id`, `quantity_in_stock`, `expiration_date`, `added_datetime_stamp`) values (null, '&quot;&amp;[.A206]&amp;&quot;', '-1', '0000-00-00', current_timestamp);&quot;" office:value-type="string" office:string-value="insert into `usbong_kms`.`inventory` (`inventory_id`, `item_id`, `quantity_in_stock`, `expiration_date`, `added_datetime_stamp`) values (null, '306', '-1', '0000-00-00', current_timestamp);" calcext:value-type="string">
            <text:p>insert into `usbong_kms`.`inventory` (`inventory_id`, `item_id`, `quantity_in_stock`, `expiration_date`, `added_datetime_stamp`) values (null, '306', '-1', '0000-00-00', current_timestamp);</text:p>
          </table:table-cell>
        </table:table-row>
        <table:table-row table:style-name="ro1">
          <table:table-cell table:formula="of:=[.A206]+1" office:value-type="float" office:value="307" calcext:value-type="float">
            <text:p>307</text:p>
          </table:table-cell>
          <table:table-cell table:formula="of:=&quot;insert into `usbong_kms`.`inventory` (`inventory_id`, `item_id`, `quantity_in_stock`, `expiration_date`, `added_datetime_stamp`) values (null, '&quot;&amp;[.A207]&amp;&quot;', '-1', '0000-00-00', current_timestamp);&quot;" office:value-type="string" office:string-value="insert into `usbong_kms`.`inventory` (`inventory_id`, `item_id`, `quantity_in_stock`, `expiration_date`, `added_datetime_stamp`) values (null, '307', '-1', '0000-00-00', current_timestamp);" calcext:value-type="string">
            <text:p>insert into `usbong_kms`.`inventory` (`inventory_id`, `item_id`, `quantity_in_stock`, `expiration_date`, `added_datetime_stamp`) values (null, '307', '-1', '0000-00-00', current_timestamp);</text:p>
          </table:table-cell>
        </table:table-row>
        <table:table-row table:style-name="ro1">
          <table:table-cell table:formula="of:=[.A207]+1" office:value-type="float" office:value="308" calcext:value-type="float">
            <text:p>308</text:p>
          </table:table-cell>
          <table:table-cell table:formula="of:=&quot;insert into `usbong_kms`.`inventory` (`inventory_id`, `item_id`, `quantity_in_stock`, `expiration_date`, `added_datetime_stamp`) values (null, '&quot;&amp;[.A208]&amp;&quot;', '-1', '0000-00-00', current_timestamp);&quot;" office:value-type="string" office:string-value="insert into `usbong_kms`.`inventory` (`inventory_id`, `item_id`, `quantity_in_stock`, `expiration_date`, `added_datetime_stamp`) values (null, '308', '-1', '0000-00-00', current_timestamp);" calcext:value-type="string">
            <text:p>insert into `usbong_kms`.`inventory` (`inventory_id`, `item_id`, `quantity_in_stock`, `expiration_date`, `added_datetime_stamp`) values (null, '308', '-1', '0000-00-00', current_timestamp);</text:p>
          </table:table-cell>
        </table:table-row>
        <table:table-row table:style-name="ro1">
          <table:table-cell table:formula="of:=[.A208]+1" office:value-type="float" office:value="309" calcext:value-type="float">
            <text:p>309</text:p>
          </table:table-cell>
          <table:table-cell table:formula="of:=&quot;insert into `usbong_kms`.`inventory` (`inventory_id`, `item_id`, `quantity_in_stock`, `expiration_date`, `added_datetime_stamp`) values (null, '&quot;&amp;[.A209]&amp;&quot;', '-1', '0000-00-00', current_timestamp);&quot;" office:value-type="string" office:string-value="insert into `usbong_kms`.`inventory` (`inventory_id`, `item_id`, `quantity_in_stock`, `expiration_date`, `added_datetime_stamp`) values (null, '309', '-1', '0000-00-00', current_timestamp);" calcext:value-type="string">
            <text:p>insert into `usbong_kms`.`inventory` (`inventory_id`, `item_id`, `quantity_in_stock`, `expiration_date`, `added_datetime_stamp`) values (null, '309', '-1', '0000-00-00', current_timestamp);</text:p>
          </table:table-cell>
        </table:table-row>
        <table:table-row table:style-name="ro1">
          <table:table-cell table:formula="of:=[.A209]+1" office:value-type="float" office:value="310" calcext:value-type="float">
            <text:p>310</text:p>
          </table:table-cell>
          <table:table-cell table:formula="of:=&quot;insert into `usbong_kms`.`inventory` (`inventory_id`, `item_id`, `quantity_in_stock`, `expiration_date`, `added_datetime_stamp`) values (null, '&quot;&amp;[.A210]&amp;&quot;', '-1', '0000-00-00', current_timestamp);&quot;" office:value-type="string" office:string-value="insert into `usbong_kms`.`inventory` (`inventory_id`, `item_id`, `quantity_in_stock`, `expiration_date`, `added_datetime_stamp`) values (null, '310', '-1', '0000-00-00', current_timestamp);" calcext:value-type="string">
            <text:p>insert into `usbong_kms`.`inventory` (`inventory_id`, `item_id`, `quantity_in_stock`, `expiration_date`, `added_datetime_stamp`) values (null, '310', '-1', '0000-00-00', current_timestamp);</text:p>
          </table:table-cell>
        </table:table-row>
        <table:table-row table:style-name="ro1">
          <table:table-cell table:formula="of:=[.A210]+1" office:value-type="float" office:value="311" calcext:value-type="float">
            <text:p>311</text:p>
          </table:table-cell>
          <table:table-cell table:formula="of:=&quot;insert into `usbong_kms`.`inventory` (`inventory_id`, `item_id`, `quantity_in_stock`, `expiration_date`, `added_datetime_stamp`) values (null, '&quot;&amp;[.A211]&amp;&quot;', '-1', '0000-00-00', current_timestamp);&quot;" office:value-type="string" office:string-value="insert into `usbong_kms`.`inventory` (`inventory_id`, `item_id`, `quantity_in_stock`, `expiration_date`, `added_datetime_stamp`) values (null, '311', '-1', '0000-00-00', current_timestamp);" calcext:value-type="string">
            <text:p>insert into `usbong_kms`.`inventory` (`inventory_id`, `item_id`, `quantity_in_stock`, `expiration_date`, `added_datetime_stamp`) values (null, '311', '-1', '0000-00-00', current_timestamp);</text:p>
          </table:table-cell>
        </table:table-row>
        <table:table-row table:style-name="ro1">
          <table:table-cell table:formula="of:=[.A211]+1" office:value-type="float" office:value="312" calcext:value-type="float">
            <text:p>312</text:p>
          </table:table-cell>
          <table:table-cell table:formula="of:=&quot;insert into `usbong_kms`.`inventory` (`inventory_id`, `item_id`, `quantity_in_stock`, `expiration_date`, `added_datetime_stamp`) values (null, '&quot;&amp;[.A212]&amp;&quot;', '-1', '0000-00-00', current_timestamp);&quot;" office:value-type="string" office:string-value="insert into `usbong_kms`.`inventory` (`inventory_id`, `item_id`, `quantity_in_stock`, `expiration_date`, `added_datetime_stamp`) values (null, '312', '-1', '0000-00-00', current_timestamp);" calcext:value-type="string">
            <text:p>insert into `usbong_kms`.`inventory` (`inventory_id`, `item_id`, `quantity_in_stock`, `expiration_date`, `added_datetime_stamp`) values (null, '312', '-1', '0000-00-00', current_timestamp);</text:p>
          </table:table-cell>
        </table:table-row>
        <table:table-row table:style-name="ro1">
          <table:table-cell table:formula="of:=[.A212]+1" office:value-type="float" office:value="313" calcext:value-type="float">
            <text:p>313</text:p>
          </table:table-cell>
          <table:table-cell table:formula="of:=&quot;insert into `usbong_kms`.`inventory` (`inventory_id`, `item_id`, `quantity_in_stock`, `expiration_date`, `added_datetime_stamp`) values (null, '&quot;&amp;[.A213]&amp;&quot;', '-1', '0000-00-00', current_timestamp);&quot;" office:value-type="string" office:string-value="insert into `usbong_kms`.`inventory` (`inventory_id`, `item_id`, `quantity_in_stock`, `expiration_date`, `added_datetime_stamp`) values (null, '313', '-1', '0000-00-00', current_timestamp);" calcext:value-type="string">
            <text:p>insert into `usbong_kms`.`inventory` (`inventory_id`, `item_id`, `quantity_in_stock`, `expiration_date`, `added_datetime_stamp`) values (null, '313', '-1', '0000-00-00', current_timestamp);</text:p>
          </table:table-cell>
        </table:table-row>
        <table:table-row table:style-name="ro1">
          <table:table-cell table:formula="of:=[.A213]+1" office:value-type="float" office:value="314" calcext:value-type="float">
            <text:p>314</text:p>
          </table:table-cell>
          <table:table-cell table:formula="of:=&quot;insert into `usbong_kms`.`inventory` (`inventory_id`, `item_id`, `quantity_in_stock`, `expiration_date`, `added_datetime_stamp`) values (null, '&quot;&amp;[.A214]&amp;&quot;', '-1', '0000-00-00', current_timestamp);&quot;" office:value-type="string" office:string-value="insert into `usbong_kms`.`inventory` (`inventory_id`, `item_id`, `quantity_in_stock`, `expiration_date`, `added_datetime_stamp`) values (null, '314', '-1', '0000-00-00', current_timestamp);" calcext:value-type="string">
            <text:p>insert into `usbong_kms`.`inventory` (`inventory_id`, `item_id`, `quantity_in_stock`, `expiration_date`, `added_datetime_stamp`) values (null, '314', '-1', '0000-00-00', current_timestamp);</text:p>
          </table:table-cell>
        </table:table-row>
        <table:table-row table:style-name="ro1">
          <table:table-cell table:formula="of:=[.A214]+1" office:value-type="float" office:value="315" calcext:value-type="float">
            <text:p>315</text:p>
          </table:table-cell>
          <table:table-cell table:formula="of:=&quot;insert into `usbong_kms`.`inventory` (`inventory_id`, `item_id`, `quantity_in_stock`, `expiration_date`, `added_datetime_stamp`) values (null, '&quot;&amp;[.A215]&amp;&quot;', '-1', '0000-00-00', current_timestamp);&quot;" office:value-type="string" office:string-value="insert into `usbong_kms`.`inventory` (`inventory_id`, `item_id`, `quantity_in_stock`, `expiration_date`, `added_datetime_stamp`) values (null, '315', '-1', '0000-00-00', current_timestamp);" calcext:value-type="string">
            <text:p>insert into `usbong_kms`.`inventory` (`inventory_id`, `item_id`, `quantity_in_stock`, `expiration_date`, `added_datetime_stamp`) values (null, '315', '-1', '0000-00-00', current_timestamp);</text:p>
          </table:table-cell>
        </table:table-row>
        <table:table-row table:style-name="ro1">
          <table:table-cell table:formula="of:=[.A215]+1" office:value-type="float" office:value="316" calcext:value-type="float">
            <text:p>316</text:p>
          </table:table-cell>
          <table:table-cell table:formula="of:=&quot;insert into `usbong_kms`.`inventory` (`inventory_id`, `item_id`, `quantity_in_stock`, `expiration_date`, `added_datetime_stamp`) values (null, '&quot;&amp;[.A216]&amp;&quot;', '-1', '0000-00-00', current_timestamp);&quot;" office:value-type="string" office:string-value="insert into `usbong_kms`.`inventory` (`inventory_id`, `item_id`, `quantity_in_stock`, `expiration_date`, `added_datetime_stamp`) values (null, '316', '-1', '0000-00-00', current_timestamp);" calcext:value-type="string">
            <text:p>insert into `usbong_kms`.`inventory` (`inventory_id`, `item_id`, `quantity_in_stock`, `expiration_date`, `added_datetime_stamp`) values (null, '316', '-1', '0000-00-00', current_timestamp);</text:p>
          </table:table-cell>
        </table:table-row>
        <table:table-row table:style-name="ro1">
          <table:table-cell table:formula="of:=[.A216]+1" office:value-type="float" office:value="317" calcext:value-type="float">
            <text:p>317</text:p>
          </table:table-cell>
          <table:table-cell table:formula="of:=&quot;insert into `usbong_kms`.`inventory` (`inventory_id`, `item_id`, `quantity_in_stock`, `expiration_date`, `added_datetime_stamp`) values (null, '&quot;&amp;[.A217]&amp;&quot;', '-1', '0000-00-00', current_timestamp);&quot;" office:value-type="string" office:string-value="insert into `usbong_kms`.`inventory` (`inventory_id`, `item_id`, `quantity_in_stock`, `expiration_date`, `added_datetime_stamp`) values (null, '317', '-1', '0000-00-00', current_timestamp);" calcext:value-type="string">
            <text:p>insert into `usbong_kms`.`inventory` (`inventory_id`, `item_id`, `quantity_in_stock`, `expiration_date`, `added_datetime_stamp`) values (null, '317', '-1', '0000-00-00', current_timestamp);</text:p>
          </table:table-cell>
        </table:table-row>
        <table:table-row table:style-name="ro1">
          <table:table-cell table:formula="of:=[.A217]+1" office:value-type="float" office:value="318" calcext:value-type="float">
            <text:p>318</text:p>
          </table:table-cell>
          <table:table-cell table:formula="of:=&quot;insert into `usbong_kms`.`inventory` (`inventory_id`, `item_id`, `quantity_in_stock`, `expiration_date`, `added_datetime_stamp`) values (null, '&quot;&amp;[.A218]&amp;&quot;', '-1', '0000-00-00', current_timestamp);&quot;" office:value-type="string" office:string-value="insert into `usbong_kms`.`inventory` (`inventory_id`, `item_id`, `quantity_in_stock`, `expiration_date`, `added_datetime_stamp`) values (null, '318', '-1', '0000-00-00', current_timestamp);" calcext:value-type="string">
            <text:p>insert into `usbong_kms`.`inventory` (`inventory_id`, `item_id`, `quantity_in_stock`, `expiration_date`, `added_datetime_stamp`) values (null, '318', '-1', '0000-00-00', current_timestamp);</text:p>
          </table:table-cell>
        </table:table-row>
        <table:table-row table:style-name="ro1">
          <table:table-cell table:formula="of:=[.A218]+1" office:value-type="float" office:value="319" calcext:value-type="float">
            <text:p>319</text:p>
          </table:table-cell>
          <table:table-cell table:formula="of:=&quot;insert into `usbong_kms`.`inventory` (`inventory_id`, `item_id`, `quantity_in_stock`, `expiration_date`, `added_datetime_stamp`) values (null, '&quot;&amp;[.A219]&amp;&quot;', '-1', '0000-00-00', current_timestamp);&quot;" office:value-type="string" office:string-value="insert into `usbong_kms`.`inventory` (`inventory_id`, `item_id`, `quantity_in_stock`, `expiration_date`, `added_datetime_stamp`) values (null, '319', '-1', '0000-00-00', current_timestamp);" calcext:value-type="string">
            <text:p>insert into `usbong_kms`.`inventory` (`inventory_id`, `item_id`, `quantity_in_stock`, `expiration_date`, `added_datetime_stamp`) values (null, '319', '-1', '0000-00-00', current_timestamp);</text:p>
          </table:table-cell>
        </table:table-row>
        <table:table-row table:style-name="ro1">
          <table:table-cell table:formula="of:=[.A219]+1" office:value-type="float" office:value="320" calcext:value-type="float">
            <text:p>320</text:p>
          </table:table-cell>
          <table:table-cell table:formula="of:=&quot;insert into `usbong_kms`.`inventory` (`inventory_id`, `item_id`, `quantity_in_stock`, `expiration_date`, `added_datetime_stamp`) values (null, '&quot;&amp;[.A220]&amp;&quot;', '-1', '0000-00-00', current_timestamp);&quot;" office:value-type="string" office:string-value="insert into `usbong_kms`.`inventory` (`inventory_id`, `item_id`, `quantity_in_stock`, `expiration_date`, `added_datetime_stamp`) values (null, '320', '-1', '0000-00-00', current_timestamp);" calcext:value-type="string">
            <text:p>insert into `usbong_kms`.`inventory` (`inventory_id`, `item_id`, `quantity_in_stock`, `expiration_date`, `added_datetime_stamp`) values (null, '320', '-1', '0000-00-00', current_timestamp);</text:p>
          </table:table-cell>
        </table:table-row>
        <table:table-row table:style-name="ro1">
          <table:table-cell table:formula="of:=[.A220]+1" office:value-type="float" office:value="321" calcext:value-type="float">
            <text:p>321</text:p>
          </table:table-cell>
          <table:table-cell table:formula="of:=&quot;insert into `usbong_kms`.`inventory` (`inventory_id`, `item_id`, `quantity_in_stock`, `expiration_date`, `added_datetime_stamp`) values (null, '&quot;&amp;[.A221]&amp;&quot;', '-1', '0000-00-00', current_timestamp);&quot;" office:value-type="string" office:string-value="insert into `usbong_kms`.`inventory` (`inventory_id`, `item_id`, `quantity_in_stock`, `expiration_date`, `added_datetime_stamp`) values (null, '321', '-1', '0000-00-00', current_timestamp);" calcext:value-type="string">
            <text:p>insert into `usbong_kms`.`inventory` (`inventory_id`, `item_id`, `quantity_in_stock`, `expiration_date`, `added_datetime_stamp`) values (null, '321', '-1', '0000-00-00', current_timestamp);</text:p>
          </table:table-cell>
        </table:table-row>
        <table:table-row table:style-name="ro1">
          <table:table-cell table:formula="of:=[.A221]+1" office:value-type="float" office:value="322" calcext:value-type="float">
            <text:p>322</text:p>
          </table:table-cell>
          <table:table-cell table:formula="of:=&quot;insert into `usbong_kms`.`inventory` (`inventory_id`, `item_id`, `quantity_in_stock`, `expiration_date`, `added_datetime_stamp`) values (null, '&quot;&amp;[.A222]&amp;&quot;', '-1', '0000-00-00', current_timestamp);&quot;" office:value-type="string" office:string-value="insert into `usbong_kms`.`inventory` (`inventory_id`, `item_id`, `quantity_in_stock`, `expiration_date`, `added_datetime_stamp`) values (null, '322', '-1', '0000-00-00', current_timestamp);" calcext:value-type="string">
            <text:p>insert into `usbong_kms`.`inventory` (`inventory_id`, `item_id`, `quantity_in_stock`, `expiration_date`, `added_datetime_stamp`) values (null, '322', '-1', '0000-00-00', current_timestamp);</text:p>
          </table:table-cell>
        </table:table-row>
        <table:table-row table:style-name="ro1">
          <table:table-cell table:formula="of:=[.A222]+1" office:value-type="float" office:value="323" calcext:value-type="float">
            <text:p>323</text:p>
          </table:table-cell>
          <table:table-cell table:formula="of:=&quot;insert into `usbong_kms`.`inventory` (`inventory_id`, `item_id`, `quantity_in_stock`, `expiration_date`, `added_datetime_stamp`) values (null, '&quot;&amp;[.A223]&amp;&quot;', '-1', '0000-00-00', current_timestamp);&quot;" office:value-type="string" office:string-value="insert into `usbong_kms`.`inventory` (`inventory_id`, `item_id`, `quantity_in_stock`, `expiration_date`, `added_datetime_stamp`) values (null, '323', '-1', '0000-00-00', current_timestamp);" calcext:value-type="string">
            <text:p>insert into `usbong_kms`.`inventory` (`inventory_id`, `item_id`, `quantity_in_stock`, `expiration_date`, `added_datetime_stamp`) values (null, '323', '-1', '0000-00-00', current_timestamp);</text:p>
          </table:table-cell>
        </table:table-row>
        <table:table-row table:style-name="ro1">
          <table:table-cell table:formula="of:=[.A223]+1" office:value-type="float" office:value="324" calcext:value-type="float">
            <text:p>324</text:p>
          </table:table-cell>
          <table:table-cell table:formula="of:=&quot;insert into `usbong_kms`.`inventory` (`inventory_id`, `item_id`, `quantity_in_stock`, `expiration_date`, `added_datetime_stamp`) values (null, '&quot;&amp;[.A224]&amp;&quot;', '-1', '0000-00-00', current_timestamp);&quot;" office:value-type="string" office:string-value="insert into `usbong_kms`.`inventory` (`inventory_id`, `item_id`, `quantity_in_stock`, `expiration_date`, `added_datetime_stamp`) values (null, '324', '-1', '0000-00-00', current_timestamp);" calcext:value-type="string">
            <text:p>insert into `usbong_kms`.`inventory` (`inventory_id`, `item_id`, `quantity_in_stock`, `expiration_date`, `added_datetime_stamp`) values (null, '324', '-1', '0000-00-00', current_timestamp);</text:p>
          </table:table-cell>
        </table:table-row>
        <table:table-row table:style-name="ro1">
          <table:table-cell table:formula="of:=[.A224]+1" office:value-type="float" office:value="325" calcext:value-type="float">
            <text:p>325</text:p>
          </table:table-cell>
          <table:table-cell table:formula="of:=&quot;insert into `usbong_kms`.`inventory` (`inventory_id`, `item_id`, `quantity_in_stock`, `expiration_date`, `added_datetime_stamp`) values (null, '&quot;&amp;[.A225]&amp;&quot;', '-1', '0000-00-00', current_timestamp);&quot;" office:value-type="string" office:string-value="insert into `usbong_kms`.`inventory` (`inventory_id`, `item_id`, `quantity_in_stock`, `expiration_date`, `added_datetime_stamp`) values (null, '325', '-1', '0000-00-00', current_timestamp);" calcext:value-type="string">
            <text:p>insert into `usbong_kms`.`inventory` (`inventory_id`, `item_id`, `quantity_in_stock`, `expiration_date`, `added_datetime_stamp`) values (null, '325', '-1', '0000-00-00', current_timestamp);</text:p>
          </table:table-cell>
        </table:table-row>
        <table:table-row table:style-name="ro1">
          <table:table-cell table:formula="of:=[.A225]+1" office:value-type="float" office:value="326" calcext:value-type="float">
            <text:p>326</text:p>
          </table:table-cell>
          <table:table-cell table:formula="of:=&quot;insert into `usbong_kms`.`inventory` (`inventory_id`, `item_id`, `quantity_in_stock`, `expiration_date`, `added_datetime_stamp`) values (null, '&quot;&amp;[.A226]&amp;&quot;', '-1', '0000-00-00', current_timestamp);&quot;" office:value-type="string" office:string-value="insert into `usbong_kms`.`inventory` (`inventory_id`, `item_id`, `quantity_in_stock`, `expiration_date`, `added_datetime_stamp`) values (null, '326', '-1', '0000-00-00', current_timestamp);" calcext:value-type="string">
            <text:p>insert into `usbong_kms`.`inventory` (`inventory_id`, `item_id`, `quantity_in_stock`, `expiration_date`, `added_datetime_stamp`) values (null, '326', '-1', '0000-00-00', current_timestamp);</text:p>
          </table:table-cell>
        </table:table-row>
        <table:table-row table:style-name="ro1">
          <table:table-cell table:formula="of:=[.A226]+1" office:value-type="float" office:value="327" calcext:value-type="float">
            <text:p>327</text:p>
          </table:table-cell>
          <table:table-cell table:formula="of:=&quot;insert into `usbong_kms`.`inventory` (`inventory_id`, `item_id`, `quantity_in_stock`, `expiration_date`, `added_datetime_stamp`) values (null, '&quot;&amp;[.A227]&amp;&quot;', '-1', '0000-00-00', current_timestamp);&quot;" office:value-type="string" office:string-value="insert into `usbong_kms`.`inventory` (`inventory_id`, `item_id`, `quantity_in_stock`, `expiration_date`, `added_datetime_stamp`) values (null, '327', '-1', '0000-00-00', current_timestamp);" calcext:value-type="string">
            <text:p>insert into `usbong_kms`.`inventory` (`inventory_id`, `item_id`, `quantity_in_stock`, `expiration_date`, `added_datetime_stamp`) values (null, '327', '-1', '0000-00-00', current_timestamp);</text:p>
          </table:table-cell>
        </table:table-row>
        <table:table-row table:style-name="ro1">
          <table:table-cell table:formula="of:=[.A227]+1" office:value-type="float" office:value="328" calcext:value-type="float">
            <text:p>328</text:p>
          </table:table-cell>
          <table:table-cell table:formula="of:=&quot;insert into `usbong_kms`.`inventory` (`inventory_id`, `item_id`, `quantity_in_stock`, `expiration_date`, `added_datetime_stamp`) values (null, '&quot;&amp;[.A228]&amp;&quot;', '-1', '0000-00-00', current_timestamp);&quot;" office:value-type="string" office:string-value="insert into `usbong_kms`.`inventory` (`inventory_id`, `item_id`, `quantity_in_stock`, `expiration_date`, `added_datetime_stamp`) values (null, '328', '-1', '0000-00-00', current_timestamp);" calcext:value-type="string">
            <text:p>insert into `usbong_kms`.`inventory` (`inventory_id`, `item_id`, `quantity_in_stock`, `expiration_date`, `added_datetime_stamp`) values (null, '328', '-1', '0000-00-00', current_timestamp);</text:p>
          </table:table-cell>
        </table:table-row>
        <table:table-row table:style-name="ro1">
          <table:table-cell table:formula="of:=[.A228]+1" office:value-type="float" office:value="329" calcext:value-type="float">
            <text:p>329</text:p>
          </table:table-cell>
          <table:table-cell table:formula="of:=&quot;insert into `usbong_kms`.`inventory` (`inventory_id`, `item_id`, `quantity_in_stock`, `expiration_date`, `added_datetime_stamp`) values (null, '&quot;&amp;[.A229]&amp;&quot;', '-1', '0000-00-00', current_timestamp);&quot;" office:value-type="string" office:string-value="insert into `usbong_kms`.`inventory` (`inventory_id`, `item_id`, `quantity_in_stock`, `expiration_date`, `added_datetime_stamp`) values (null, '329', '-1', '0000-00-00', current_timestamp);" calcext:value-type="string">
            <text:p>insert into `usbong_kms`.`inventory` (`inventory_id`, `item_id`, `quantity_in_stock`, `expiration_date`, `added_datetime_stamp`) values (null, '329', '-1', '0000-00-00', current_timestamp);</text:p>
          </table:table-cell>
        </table:table-row>
        <table:table-row table:style-name="ro1">
          <table:table-cell table:formula="of:=[.A229]+1" office:value-type="float" office:value="330" calcext:value-type="float">
            <text:p>330</text:p>
          </table:table-cell>
          <table:table-cell table:formula="of:=&quot;insert into `usbong_kms`.`inventory` (`inventory_id`, `item_id`, `quantity_in_stock`, `expiration_date`, `added_datetime_stamp`) values (null, '&quot;&amp;[.A230]&amp;&quot;', '-1', '0000-00-00', current_timestamp);&quot;" office:value-type="string" office:string-value="insert into `usbong_kms`.`inventory` (`inventory_id`, `item_id`, `quantity_in_stock`, `expiration_date`, `added_datetime_stamp`) values (null, '330', '-1', '0000-00-00', current_timestamp);" calcext:value-type="string">
            <text:p>insert into `usbong_kms`.`inventory` (`inventory_id`, `item_id`, `quantity_in_stock`, `expiration_date`, `added_datetime_stamp`) values (null, '330', '-1', '0000-00-00', current_timestamp);</text:p>
          </table:table-cell>
        </table:table-row>
        <table:table-row table:style-name="ro1">
          <table:table-cell table:formula="of:=[.A230]+1" office:value-type="float" office:value="331" calcext:value-type="float">
            <text:p>331</text:p>
          </table:table-cell>
          <table:table-cell table:formula="of:=&quot;insert into `usbong_kms`.`inventory` (`inventory_id`, `item_id`, `quantity_in_stock`, `expiration_date`, `added_datetime_stamp`) values (null, '&quot;&amp;[.A231]&amp;&quot;', '-1', '0000-00-00', current_timestamp);&quot;" office:value-type="string" office:string-value="insert into `usbong_kms`.`inventory` (`inventory_id`, `item_id`, `quantity_in_stock`, `expiration_date`, `added_datetime_stamp`) values (null, '331', '-1', '0000-00-00', current_timestamp);" calcext:value-type="string">
            <text:p>insert into `usbong_kms`.`inventory` (`inventory_id`, `item_id`, `quantity_in_stock`, `expiration_date`, `added_datetime_stamp`) values (null, '331', '-1', '0000-00-00', current_timestamp);</text:p>
          </table:table-cell>
        </table:table-row>
        <table:table-row table:style-name="ro1">
          <table:table-cell table:formula="of:=[.A231]+1" office:value-type="float" office:value="332" calcext:value-type="float">
            <text:p>332</text:p>
          </table:table-cell>
          <table:table-cell table:formula="of:=&quot;insert into `usbong_kms`.`inventory` (`inventory_id`, `item_id`, `quantity_in_stock`, `expiration_date`, `added_datetime_stamp`) values (null, '&quot;&amp;[.A232]&amp;&quot;', '-1', '0000-00-00', current_timestamp);&quot;" office:value-type="string" office:string-value="insert into `usbong_kms`.`inventory` (`inventory_id`, `item_id`, `quantity_in_stock`, `expiration_date`, `added_datetime_stamp`) values (null, '332', '-1', '0000-00-00', current_timestamp);" calcext:value-type="string">
            <text:p>insert into `usbong_kms`.`inventory` (`inventory_id`, `item_id`, `quantity_in_stock`, `expiration_date`, `added_datetime_stamp`) values (null, '332', '-1', '0000-00-00', current_timestamp);</text:p>
          </table:table-cell>
        </table:table-row>
        <table:table-row table:style-name="ro1">
          <table:table-cell table:formula="of:=[.A232]+1" office:value-type="float" office:value="333" calcext:value-type="float">
            <text:p>333</text:p>
          </table:table-cell>
          <table:table-cell table:formula="of:=&quot;insert into `usbong_kms`.`inventory` (`inventory_id`, `item_id`, `quantity_in_stock`, `expiration_date`, `added_datetime_stamp`) values (null, '&quot;&amp;[.A233]&amp;&quot;', '-1', '0000-00-00', current_timestamp);&quot;" office:value-type="string" office:string-value="insert into `usbong_kms`.`inventory` (`inventory_id`, `item_id`, `quantity_in_stock`, `expiration_date`, `added_datetime_stamp`) values (null, '333', '-1', '0000-00-00', current_timestamp);" calcext:value-type="string">
            <text:p>insert into `usbong_kms`.`inventory` (`inventory_id`, `item_id`, `quantity_in_stock`, `expiration_date`, `added_datetime_stamp`) values (null, '333', '-1', '0000-00-00', current_timestamp);</text:p>
          </table:table-cell>
        </table:table-row>
        <table:table-row table:style-name="ro1">
          <table:table-cell table:formula="of:=[.A233]+1" office:value-type="float" office:value="334" calcext:value-type="float">
            <text:p>334</text:p>
          </table:table-cell>
          <table:table-cell table:formula="of:=&quot;insert into `usbong_kms`.`inventory` (`inventory_id`, `item_id`, `quantity_in_stock`, `expiration_date`, `added_datetime_stamp`) values (null, '&quot;&amp;[.A234]&amp;&quot;', '-1', '0000-00-00', current_timestamp);&quot;" office:value-type="string" office:string-value="insert into `usbong_kms`.`inventory` (`inventory_id`, `item_id`, `quantity_in_stock`, `expiration_date`, `added_datetime_stamp`) values (null, '334', '-1', '0000-00-00', current_timestamp);" calcext:value-type="string">
            <text:p>insert into `usbong_kms`.`inventory` (`inventory_id`, `item_id`, `quantity_in_stock`, `expiration_date`, `added_datetime_stamp`) values (null, '334', '-1', '0000-00-00', current_timestamp);</text:p>
          </table:table-cell>
        </table:table-row>
        <table:table-row table:style-name="ro1">
          <table:table-cell table:formula="of:=[.A234]+1" office:value-type="float" office:value="335" calcext:value-type="float">
            <text:p>335</text:p>
          </table:table-cell>
          <table:table-cell table:formula="of:=&quot;insert into `usbong_kms`.`inventory` (`inventory_id`, `item_id`, `quantity_in_stock`, `expiration_date`, `added_datetime_stamp`) values (null, '&quot;&amp;[.A235]&amp;&quot;', '-1', '0000-00-00', current_timestamp);&quot;" office:value-type="string" office:string-value="insert into `usbong_kms`.`inventory` (`inventory_id`, `item_id`, `quantity_in_stock`, `expiration_date`, `added_datetime_stamp`) values (null, '335', '-1', '0000-00-00', current_timestamp);" calcext:value-type="string">
            <text:p>insert into `usbong_kms`.`inventory` (`inventory_id`, `item_id`, `quantity_in_stock`, `expiration_date`, `added_datetime_stamp`) values (null, '335', '-1', '0000-00-00', current_timestamp);</text:p>
          </table:table-cell>
        </table:table-row>
        <table:table-row table:style-name="ro1">
          <table:table-cell table:formula="of:=[.A235]+1" office:value-type="float" office:value="336" calcext:value-type="float">
            <text:p>336</text:p>
          </table:table-cell>
          <table:table-cell table:formula="of:=&quot;insert into `usbong_kms`.`inventory` (`inventory_id`, `item_id`, `quantity_in_stock`, `expiration_date`, `added_datetime_stamp`) values (null, '&quot;&amp;[.A236]&amp;&quot;', '-1', '0000-00-00', current_timestamp);&quot;" office:value-type="string" office:string-value="insert into `usbong_kms`.`inventory` (`inventory_id`, `item_id`, `quantity_in_stock`, `expiration_date`, `added_datetime_stamp`) values (null, '336', '-1', '0000-00-00', current_timestamp);" calcext:value-type="string">
            <text:p>insert into `usbong_kms`.`inventory` (`inventory_id`, `item_id`, `quantity_in_stock`, `expiration_date`, `added_datetime_stamp`) values (null, '336', '-1', '0000-00-00', current_timestamp);</text:p>
          </table:table-cell>
        </table:table-row>
        <table:table-row table:style-name="ro1">
          <table:table-cell table:formula="of:=[.A236]+1" office:value-type="float" office:value="337" calcext:value-type="float">
            <text:p>337</text:p>
          </table:table-cell>
          <table:table-cell table:formula="of:=&quot;insert into `usbong_kms`.`inventory` (`inventory_id`, `item_id`, `quantity_in_stock`, `expiration_date`, `added_datetime_stamp`) values (null, '&quot;&amp;[.A237]&amp;&quot;', '-1', '0000-00-00', current_timestamp);&quot;" office:value-type="string" office:string-value="insert into `usbong_kms`.`inventory` (`inventory_id`, `item_id`, `quantity_in_stock`, `expiration_date`, `added_datetime_stamp`) values (null, '337', '-1', '0000-00-00', current_timestamp);" calcext:value-type="string">
            <text:p>insert into `usbong_kms`.`inventory` (`inventory_id`, `item_id`, `quantity_in_stock`, `expiration_date`, `added_datetime_stamp`) values (null, '337', '-1', '0000-00-00', current_timestamp);</text:p>
          </table:table-cell>
        </table:table-row>
        <table:table-row table:style-name="ro1">
          <table:table-cell table:formula="of:=[.A237]+1" office:value-type="float" office:value="338" calcext:value-type="float">
            <text:p>338</text:p>
          </table:table-cell>
          <table:table-cell table:formula="of:=&quot;insert into `usbong_kms`.`inventory` (`inventory_id`, `item_id`, `quantity_in_stock`, `expiration_date`, `added_datetime_stamp`) values (null, '&quot;&amp;[.A238]&amp;&quot;', '-1', '0000-00-00', current_timestamp);&quot;" office:value-type="string" office:string-value="insert into `usbong_kms`.`inventory` (`inventory_id`, `item_id`, `quantity_in_stock`, `expiration_date`, `added_datetime_stamp`) values (null, '338', '-1', '0000-00-00', current_timestamp);" calcext:value-type="string">
            <text:p>insert into `usbong_kms`.`inventory` (`inventory_id`, `item_id`, `quantity_in_stock`, `expiration_date`, `added_datetime_stamp`) values (null, '338', '-1', '0000-00-00', current_timestamp);</text:p>
          </table:table-cell>
        </table:table-row>
        <table:table-row table:style-name="ro1">
          <table:table-cell table:formula="of:=[.A238]+1" office:value-type="float" office:value="339" calcext:value-type="float">
            <text:p>339</text:p>
          </table:table-cell>
          <table:table-cell table:formula="of:=&quot;insert into `usbong_kms`.`inventory` (`inventory_id`, `item_id`, `quantity_in_stock`, `expiration_date`, `added_datetime_stamp`) values (null, '&quot;&amp;[.A239]&amp;&quot;', '-1', '0000-00-00', current_timestamp);&quot;" office:value-type="string" office:string-value="insert into `usbong_kms`.`inventory` (`inventory_id`, `item_id`, `quantity_in_stock`, `expiration_date`, `added_datetime_stamp`) values (null, '339', '-1', '0000-00-00', current_timestamp);" calcext:value-type="string">
            <text:p>insert into `usbong_kms`.`inventory` (`inventory_id`, `item_id`, `quantity_in_stock`, `expiration_date`, `added_datetime_stamp`) values (null, '339', '-1', '0000-00-00', current_timestamp);</text:p>
          </table:table-cell>
        </table:table-row>
        <table:table-row table:style-name="ro1">
          <table:table-cell table:formula="of:=[.A239]+1" office:value-type="float" office:value="340" calcext:value-type="float">
            <text:p>340</text:p>
          </table:table-cell>
          <table:table-cell table:formula="of:=&quot;insert into `usbong_kms`.`inventory` (`inventory_id`, `item_id`, `quantity_in_stock`, `expiration_date`, `added_datetime_stamp`) values (null, '&quot;&amp;[.A240]&amp;&quot;', '-1', '0000-00-00', current_timestamp);&quot;" office:value-type="string" office:string-value="insert into `usbong_kms`.`inventory` (`inventory_id`, `item_id`, `quantity_in_stock`, `expiration_date`, `added_datetime_stamp`) values (null, '340', '-1', '0000-00-00', current_timestamp);" calcext:value-type="string">
            <text:p>insert into `usbong_kms`.`inventory` (`inventory_id`, `item_id`, `quantity_in_stock`, `expiration_date`, `added_datetime_stamp`) values (null, '340', '-1', '0000-00-00', current_timestamp);</text:p>
          </table:table-cell>
        </table:table-row>
        <table:table-row table:style-name="ro1">
          <table:table-cell table:formula="of:=[.A240]+1" office:value-type="float" office:value="341" calcext:value-type="float">
            <text:p>341</text:p>
          </table:table-cell>
          <table:table-cell table:formula="of:=&quot;insert into `usbong_kms`.`inventory` (`inventory_id`, `item_id`, `quantity_in_stock`, `expiration_date`, `added_datetime_stamp`) values (null, '&quot;&amp;[.A241]&amp;&quot;', '-1', '0000-00-00', current_timestamp);&quot;" office:value-type="string" office:string-value="insert into `usbong_kms`.`inventory` (`inventory_id`, `item_id`, `quantity_in_stock`, `expiration_date`, `added_datetime_stamp`) values (null, '341', '-1', '0000-00-00', current_timestamp);" calcext:value-type="string">
            <text:p>insert into `usbong_kms`.`inventory` (`inventory_id`, `item_id`, `quantity_in_stock`, `expiration_date`, `added_datetime_stamp`) values (null, '341', '-1', '0000-00-00', current_timestamp);</text:p>
          </table:table-cell>
        </table:table-row>
        <table:table-row table:style-name="ro1">
          <table:table-cell table:formula="of:=[.A241]+1" office:value-type="float" office:value="342" calcext:value-type="float">
            <text:p>342</text:p>
          </table:table-cell>
          <table:table-cell table:formula="of:=&quot;insert into `usbong_kms`.`inventory` (`inventory_id`, `item_id`, `quantity_in_stock`, `expiration_date`, `added_datetime_stamp`) values (null, '&quot;&amp;[.A242]&amp;&quot;', '-1', '0000-00-00', current_timestamp);&quot;" office:value-type="string" office:string-value="insert into `usbong_kms`.`inventory` (`inventory_id`, `item_id`, `quantity_in_stock`, `expiration_date`, `added_datetime_stamp`) values (null, '342', '-1', '0000-00-00', current_timestamp);" calcext:value-type="string">
            <text:p>insert into `usbong_kms`.`inventory` (`inventory_id`, `item_id`, `quantity_in_stock`, `expiration_date`, `added_datetime_stamp`) values (null, '342', '-1', '0000-00-00', current_timestamp);</text:p>
          </table:table-cell>
        </table:table-row>
        <table:table-row table:style-name="ro1">
          <table:table-cell table:formula="of:=[.A242]+1" office:value-type="float" office:value="343" calcext:value-type="float">
            <text:p>343</text:p>
          </table:table-cell>
          <table:table-cell table:formula="of:=&quot;insert into `usbong_kms`.`inventory` (`inventory_id`, `item_id`, `quantity_in_stock`, `expiration_date`, `added_datetime_stamp`) values (null, '&quot;&amp;[.A243]&amp;&quot;', '-1', '0000-00-00', current_timestamp);&quot;" office:value-type="string" office:string-value="insert into `usbong_kms`.`inventory` (`inventory_id`, `item_id`, `quantity_in_stock`, `expiration_date`, `added_datetime_stamp`) values (null, '343', '-1', '0000-00-00', current_timestamp);" calcext:value-type="string">
            <text:p>insert into `usbong_kms`.`inventory` (`inventory_id`, `item_id`, `quantity_in_stock`, `expiration_date`, `added_datetime_stamp`) values (null, '343', '-1', '0000-00-00', current_timestamp);</text:p>
          </table:table-cell>
        </table:table-row>
        <table:table-row table:style-name="ro1">
          <table:table-cell table:formula="of:=[.A243]+1" office:value-type="float" office:value="344" calcext:value-type="float">
            <text:p>344</text:p>
          </table:table-cell>
          <table:table-cell table:formula="of:=&quot;insert into `usbong_kms`.`inventory` (`inventory_id`, `item_id`, `quantity_in_stock`, `expiration_date`, `added_datetime_stamp`) values (null, '&quot;&amp;[.A244]&amp;&quot;', '-1', '0000-00-00', current_timestamp);&quot;" office:value-type="string" office:string-value="insert into `usbong_kms`.`inventory` (`inventory_id`, `item_id`, `quantity_in_stock`, `expiration_date`, `added_datetime_stamp`) values (null, '344', '-1', '0000-00-00', current_timestamp);" calcext:value-type="string">
            <text:p>insert into `usbong_kms`.`inventory` (`inventory_id`, `item_id`, `quantity_in_stock`, `expiration_date`, `added_datetime_stamp`) values (null, '344', '-1', '0000-00-00', current_timestamp);</text:p>
          </table:table-cell>
        </table:table-row>
        <table:table-row table:style-name="ro1">
          <table:table-cell table:formula="of:=[.A244]+1" office:value-type="float" office:value="345" calcext:value-type="float">
            <text:p>345</text:p>
          </table:table-cell>
          <table:table-cell table:formula="of:=&quot;insert into `usbong_kms`.`inventory` (`inventory_id`, `item_id`, `quantity_in_stock`, `expiration_date`, `added_datetime_stamp`) values (null, '&quot;&amp;[.A245]&amp;&quot;', '-1', '0000-00-00', current_timestamp);&quot;" office:value-type="string" office:string-value="insert into `usbong_kms`.`inventory` (`inventory_id`, `item_id`, `quantity_in_stock`, `expiration_date`, `added_datetime_stamp`) values (null, '345', '-1', '0000-00-00', current_timestamp);" calcext:value-type="string">
            <text:p>insert into `usbong_kms`.`inventory` (`inventory_id`, `item_id`, `quantity_in_stock`, `expiration_date`, `added_datetime_stamp`) values (null, '345', '-1', '0000-00-00', current_timestamp);</text:p>
          </table:table-cell>
        </table:table-row>
        <table:table-row table:style-name="ro1">
          <table:table-cell table:formula="of:=[.A245]+1" office:value-type="float" office:value="346" calcext:value-type="float">
            <text:p>346</text:p>
          </table:table-cell>
          <table:table-cell table:formula="of:=&quot;insert into `usbong_kms`.`inventory` (`inventory_id`, `item_id`, `quantity_in_stock`, `expiration_date`, `added_datetime_stamp`) values (null, '&quot;&amp;[.A246]&amp;&quot;', '-1', '0000-00-00', current_timestamp);&quot;" office:value-type="string" office:string-value="insert into `usbong_kms`.`inventory` (`inventory_id`, `item_id`, `quantity_in_stock`, `expiration_date`, `added_datetime_stamp`) values (null, '346', '-1', '0000-00-00', current_timestamp);" calcext:value-type="string">
            <text:p>insert into `usbong_kms`.`inventory` (`inventory_id`, `item_id`, `quantity_in_stock`, `expiration_date`, `added_datetime_stamp`) values (null, '346', '-1', '0000-00-00', current_timestamp);</text:p>
          </table:table-cell>
        </table:table-row>
        <table:table-row table:style-name="ro1">
          <table:table-cell table:formula="of:=[.A246]+1" office:value-type="float" office:value="347" calcext:value-type="float">
            <text:p>347</text:p>
          </table:table-cell>
          <table:table-cell table:formula="of:=&quot;insert into `usbong_kms`.`inventory` (`inventory_id`, `item_id`, `quantity_in_stock`, `expiration_date`, `added_datetime_stamp`) values (null, '&quot;&amp;[.A247]&amp;&quot;', '-1', '0000-00-00', current_timestamp);&quot;" office:value-type="string" office:string-value="insert into `usbong_kms`.`inventory` (`inventory_id`, `item_id`, `quantity_in_stock`, `expiration_date`, `added_datetime_stamp`) values (null, '347', '-1', '0000-00-00', current_timestamp);" calcext:value-type="string">
            <text:p>insert into `usbong_kms`.`inventory` (`inventory_id`, `item_id`, `quantity_in_stock`, `expiration_date`, `added_datetime_stamp`) values (null, '347', '-1', '0000-00-00', current_timestamp);</text:p>
          </table:table-cell>
        </table:table-row>
        <table:table-row table:style-name="ro1">
          <table:table-cell table:formula="of:=[.A247]+1" office:value-type="float" office:value="348" calcext:value-type="float">
            <text:p>348</text:p>
          </table:table-cell>
          <table:table-cell table:formula="of:=&quot;insert into `usbong_kms`.`inventory` (`inventory_id`, `item_id`, `quantity_in_stock`, `expiration_date`, `added_datetime_stamp`) values (null, '&quot;&amp;[.A248]&amp;&quot;', '-1', '0000-00-00', current_timestamp);&quot;" office:value-type="string" office:string-value="insert into `usbong_kms`.`inventory` (`inventory_id`, `item_id`, `quantity_in_stock`, `expiration_date`, `added_datetime_stamp`) values (null, '348', '-1', '0000-00-00', current_timestamp);" calcext:value-type="string">
            <text:p>insert into `usbong_kms`.`inventory` (`inventory_id`, `item_id`, `quantity_in_stock`, `expiration_date`, `added_datetime_stamp`) values (null, '348', '-1', '0000-00-00', current_timestamp);</text:p>
          </table:table-cell>
        </table:table-row>
        <table:table-row table:style-name="ro1">
          <table:table-cell table:formula="of:=[.A248]+1" office:value-type="float" office:value="349" calcext:value-type="float">
            <text:p>349</text:p>
          </table:table-cell>
          <table:table-cell table:formula="of:=&quot;insert into `usbong_kms`.`inventory` (`inventory_id`, `item_id`, `quantity_in_stock`, `expiration_date`, `added_datetime_stamp`) values (null, '&quot;&amp;[.A249]&amp;&quot;', '-1', '0000-00-00', current_timestamp);&quot;" office:value-type="string" office:string-value="insert into `usbong_kms`.`inventory` (`inventory_id`, `item_id`, `quantity_in_stock`, `expiration_date`, `added_datetime_stamp`) values (null, '349', '-1', '0000-00-00', current_timestamp);" calcext:value-type="string">
            <text:p>insert into `usbong_kms`.`inventory` (`inventory_id`, `item_id`, `quantity_in_stock`, `expiration_date`, `added_datetime_stamp`) values (null, '349', '-1', '0000-00-00', current_timestamp);</text:p>
          </table:table-cell>
        </table:table-row>
        <table:table-row table:style-name="ro1">
          <table:table-cell table:formula="of:=[.A249]+1" office:value-type="float" office:value="350" calcext:value-type="float">
            <text:p>350</text:p>
          </table:table-cell>
          <table:table-cell table:formula="of:=&quot;insert into `usbong_kms`.`inventory` (`inventory_id`, `item_id`, `quantity_in_stock`, `expiration_date`, `added_datetime_stamp`) values (null, '&quot;&amp;[.A250]&amp;&quot;', '-1', '0000-00-00', current_timestamp);&quot;" office:value-type="string" office:string-value="insert into `usbong_kms`.`inventory` (`inventory_id`, `item_id`, `quantity_in_stock`, `expiration_date`, `added_datetime_stamp`) values (null, '350', '-1', '0000-00-00', current_timestamp);" calcext:value-type="string">
            <text:p>insert into `usbong_kms`.`inventory` (`inventory_id`, `item_id`, `quantity_in_stock`, `expiration_date`, `added_datetime_stamp`) values (null, '350', '-1', '0000-00-00', current_timestamp);</text:p>
          </table:table-cell>
        </table:table-row>
        <table:table-row table:style-name="ro1">
          <table:table-cell table:formula="of:=[.A250]+1" office:value-type="float" office:value="351" calcext:value-type="float">
            <text:p>351</text:p>
          </table:table-cell>
          <table:table-cell table:formula="of:=&quot;insert into `usbong_kms`.`inventory` (`inventory_id`, `item_id`, `quantity_in_stock`, `expiration_date`, `added_datetime_stamp`) values (null, '&quot;&amp;[.A251]&amp;&quot;', '-1', '0000-00-00', current_timestamp);&quot;" office:value-type="string" office:string-value="insert into `usbong_kms`.`inventory` (`inventory_id`, `item_id`, `quantity_in_stock`, `expiration_date`, `added_datetime_stamp`) values (null, '351', '-1', '0000-00-00', current_timestamp);" calcext:value-type="string">
            <text:p>insert into `usbong_kms`.`inventory` (`inventory_id`, `item_id`, `quantity_in_stock`, `expiration_date`, `added_datetime_stamp`) values (null, '351', '-1', '0000-00-00', current_timestamp);</text:p>
          </table:table-cell>
        </table:table-row>
        <table:table-row table:style-name="ro1">
          <table:table-cell table:formula="of:=[.A251]+1" office:value-type="float" office:value="352" calcext:value-type="float">
            <text:p>352</text:p>
          </table:table-cell>
          <table:table-cell table:formula="of:=&quot;insert into `usbong_kms`.`inventory` (`inventory_id`, `item_id`, `quantity_in_stock`, `expiration_date`, `added_datetime_stamp`) values (null, '&quot;&amp;[.A252]&amp;&quot;', '-1', '0000-00-00', current_timestamp);&quot;" office:value-type="string" office:string-value="insert into `usbong_kms`.`inventory` (`inventory_id`, `item_id`, `quantity_in_stock`, `expiration_date`, `added_datetime_stamp`) values (null, '352', '-1', '0000-00-00', current_timestamp);" calcext:value-type="string">
            <text:p>insert into `usbong_kms`.`inventory` (`inventory_id`, `item_id`, `quantity_in_stock`, `expiration_date`, `added_datetime_stamp`) values (null, '352', '-1', '0000-00-00', current_timestamp);</text:p>
          </table:table-cell>
        </table:table-row>
        <table:table-row table:style-name="ro1">
          <table:table-cell table:formula="of:=[.A252]+1" office:value-type="float" office:value="353" calcext:value-type="float">
            <text:p>353</text:p>
          </table:table-cell>
          <table:table-cell table:formula="of:=&quot;insert into `usbong_kms`.`inventory` (`inventory_id`, `item_id`, `quantity_in_stock`, `expiration_date`, `added_datetime_stamp`) values (null, '&quot;&amp;[.A253]&amp;&quot;', '-1', '0000-00-00', current_timestamp);&quot;" office:value-type="string" office:string-value="insert into `usbong_kms`.`inventory` (`inventory_id`, `item_id`, `quantity_in_stock`, `expiration_date`, `added_datetime_stamp`) values (null, '353', '-1', '0000-00-00', current_timestamp);" calcext:value-type="string">
            <text:p>insert into `usbong_kms`.`inventory` (`inventory_id`, `item_id`, `quantity_in_stock`, `expiration_date`, `added_datetime_stamp`) values (null, '353', '-1', '0000-00-00', current_timestamp);</text:p>
          </table:table-cell>
        </table:table-row>
        <table:table-row table:style-name="ro1">
          <table:table-cell table:formula="of:=[.A253]+1" office:value-type="float" office:value="354" calcext:value-type="float">
            <text:p>354</text:p>
          </table:table-cell>
          <table:table-cell table:formula="of:=&quot;insert into `usbong_kms`.`inventory` (`inventory_id`, `item_id`, `quantity_in_stock`, `expiration_date`, `added_datetime_stamp`) values (null, '&quot;&amp;[.A254]&amp;&quot;', '-1', '0000-00-00', current_timestamp);&quot;" office:value-type="string" office:string-value="insert into `usbong_kms`.`inventory` (`inventory_id`, `item_id`, `quantity_in_stock`, `expiration_date`, `added_datetime_stamp`) values (null, '354', '-1', '0000-00-00', current_timestamp);" calcext:value-type="string">
            <text:p>insert into `usbong_kms`.`inventory` (`inventory_id`, `item_id`, `quantity_in_stock`, `expiration_date`, `added_datetime_stamp`) values (null, '354', '-1', '0000-00-00', current_timestamp);</text:p>
          </table:table-cell>
        </table:table-row>
        <table:table-row table:style-name="ro1">
          <table:table-cell table:formula="of:=[.A254]+1" office:value-type="float" office:value="355" calcext:value-type="float">
            <text:p>355</text:p>
          </table:table-cell>
          <table:table-cell table:formula="of:=&quot;insert into `usbong_kms`.`inventory` (`inventory_id`, `item_id`, `quantity_in_stock`, `expiration_date`, `added_datetime_stamp`) values (null, '&quot;&amp;[.A255]&amp;&quot;', '-1', '0000-00-00', current_timestamp);&quot;" office:value-type="string" office:string-value="insert into `usbong_kms`.`inventory` (`inventory_id`, `item_id`, `quantity_in_stock`, `expiration_date`, `added_datetime_stamp`) values (null, '355', '-1', '0000-00-00', current_timestamp);" calcext:value-type="string">
            <text:p>insert into `usbong_kms`.`inventory` (`inventory_id`, `item_id`, `quantity_in_stock`, `expiration_date`, `added_datetime_stamp`) values (null, '355', '-1', '0000-00-00', current_timestamp);</text:p>
          </table:table-cell>
        </table:table-row>
        <table:table-row table:style-name="ro1">
          <table:table-cell table:formula="of:=[.A255]+1" office:value-type="float" office:value="356" calcext:value-type="float">
            <text:p>356</text:p>
          </table:table-cell>
          <table:table-cell table:formula="of:=&quot;insert into `usbong_kms`.`inventory` (`inventory_id`, `item_id`, `quantity_in_stock`, `expiration_date`, `added_datetime_stamp`) values (null, '&quot;&amp;[.A256]&amp;&quot;', '-1', '0000-00-00', current_timestamp);&quot;" office:value-type="string" office:string-value="insert into `usbong_kms`.`inventory` (`inventory_id`, `item_id`, `quantity_in_stock`, `expiration_date`, `added_datetime_stamp`) values (null, '356', '-1', '0000-00-00', current_timestamp);" calcext:value-type="string">
            <text:p>insert into `usbong_kms`.`inventory` (`inventory_id`, `item_id`, `quantity_in_stock`, `expiration_date`, `added_datetime_stamp`) values (null, '356', '-1', '0000-00-00', current_timestamp);</text:p>
          </table:table-cell>
        </table:table-row>
        <table:table-row table:style-name="ro1">
          <table:table-cell table:formula="of:=[.A256]+1" office:value-type="float" office:value="357" calcext:value-type="float">
            <text:p>357</text:p>
          </table:table-cell>
          <table:table-cell table:formula="of:=&quot;insert into `usbong_kms`.`inventory` (`inventory_id`, `item_id`, `quantity_in_stock`, `expiration_date`, `added_datetime_stamp`) values (null, '&quot;&amp;[.A257]&amp;&quot;', '-1', '0000-00-00', current_timestamp);&quot;" office:value-type="string" office:string-value="insert into `usbong_kms`.`inventory` (`inventory_id`, `item_id`, `quantity_in_stock`, `expiration_date`, `added_datetime_stamp`) values (null, '357', '-1', '0000-00-00', current_timestamp);" calcext:value-type="string">
            <text:p>insert into `usbong_kms`.`inventory` (`inventory_id`, `item_id`, `quantity_in_stock`, `expiration_date`, `added_datetime_stamp`) values (null, '357', '-1', '0000-00-00', current_timestamp);</text:p>
          </table:table-cell>
        </table:table-row>
        <table:table-row table:style-name="ro1">
          <table:table-cell table:formula="of:=[.A257]+1" office:value-type="float" office:value="358" calcext:value-type="float">
            <text:p>358</text:p>
          </table:table-cell>
          <table:table-cell table:formula="of:=&quot;insert into `usbong_kms`.`inventory` (`inventory_id`, `item_id`, `quantity_in_stock`, `expiration_date`, `added_datetime_stamp`) values (null, '&quot;&amp;[.A258]&amp;&quot;', '-1', '0000-00-00', current_timestamp);&quot;" office:value-type="string" office:string-value="insert into `usbong_kms`.`inventory` (`inventory_id`, `item_id`, `quantity_in_stock`, `expiration_date`, `added_datetime_stamp`) values (null, '358', '-1', '0000-00-00', current_timestamp);" calcext:value-type="string">
            <text:p>insert into `usbong_kms`.`inventory` (`inventory_id`, `item_id`, `quantity_in_stock`, `expiration_date`, `added_datetime_stamp`) values (null, '358', '-1', '0000-00-00', current_timestamp);</text:p>
          </table:table-cell>
        </table:table-row>
        <table:table-row table:style-name="ro1">
          <table:table-cell table:formula="of:=[.A258]+1" office:value-type="float" office:value="359" calcext:value-type="float">
            <text:p>359</text:p>
          </table:table-cell>
          <table:table-cell table:formula="of:=&quot;insert into `usbong_kms`.`inventory` (`inventory_id`, `item_id`, `quantity_in_stock`, `expiration_date`, `added_datetime_stamp`) values (null, '&quot;&amp;[.A259]&amp;&quot;', '-1', '0000-00-00', current_timestamp);&quot;" office:value-type="string" office:string-value="insert into `usbong_kms`.`inventory` (`inventory_id`, `item_id`, `quantity_in_stock`, `expiration_date`, `added_datetime_stamp`) values (null, '359', '-1', '0000-00-00', current_timestamp);" calcext:value-type="string">
            <text:p>insert into `usbong_kms`.`inventory` (`inventory_id`, `item_id`, `quantity_in_stock`, `expiration_date`, `added_datetime_stamp`) values (null, '359', '-1', '0000-00-00', current_timestamp);</text:p>
          </table:table-cell>
        </table:table-row>
        <table:table-row table:style-name="ro1">
          <table:table-cell table:formula="of:=[.A259]+1" office:value-type="float" office:value="360" calcext:value-type="float">
            <text:p>360</text:p>
          </table:table-cell>
          <table:table-cell table:formula="of:=&quot;insert into `usbong_kms`.`inventory` (`inventory_id`, `item_id`, `quantity_in_stock`, `expiration_date`, `added_datetime_stamp`) values (null, '&quot;&amp;[.A260]&amp;&quot;', '-1', '0000-00-00', current_timestamp);&quot;" office:value-type="string" office:string-value="insert into `usbong_kms`.`inventory` (`inventory_id`, `item_id`, `quantity_in_stock`, `expiration_date`, `added_datetime_stamp`) values (null, '360', '-1', '0000-00-00', current_timestamp);" calcext:value-type="string">
            <text:p>insert into `usbong_kms`.`inventory` (`inventory_id`, `item_id`, `quantity_in_stock`, `expiration_date`, `added_datetime_stamp`) values (null, '360', '-1', '0000-00-00', current_timestamp);</text:p>
          </table:table-cell>
        </table:table-row>
        <table:table-row table:style-name="ro1">
          <table:table-cell table:formula="of:=[.A260]+1" office:value-type="float" office:value="361" calcext:value-type="float">
            <text:p>361</text:p>
          </table:table-cell>
          <table:table-cell table:formula="of:=&quot;insert into `usbong_kms`.`inventory` (`inventory_id`, `item_id`, `quantity_in_stock`, `expiration_date`, `added_datetime_stamp`) values (null, '&quot;&amp;[.A261]&amp;&quot;', '-1', '0000-00-00', current_timestamp);&quot;" office:value-type="string" office:string-value="insert into `usbong_kms`.`inventory` (`inventory_id`, `item_id`, `quantity_in_stock`, `expiration_date`, `added_datetime_stamp`) values (null, '361', '-1', '0000-00-00', current_timestamp);" calcext:value-type="string">
            <text:p>insert into `usbong_kms`.`inventory` (`inventory_id`, `item_id`, `quantity_in_stock`, `expiration_date`, `added_datetime_stamp`) values (null, '361', '-1', '0000-00-00', current_timestamp);</text:p>
          </table:table-cell>
        </table:table-row>
        <table:table-row table:style-name="ro1">
          <table:table-cell table:formula="of:=[.A261]+1" office:value-type="float" office:value="362" calcext:value-type="float">
            <text:p>362</text:p>
          </table:table-cell>
          <table:table-cell table:formula="of:=&quot;insert into `usbong_kms`.`inventory` (`inventory_id`, `item_id`, `quantity_in_stock`, `expiration_date`, `added_datetime_stamp`) values (null, '&quot;&amp;[.A262]&amp;&quot;', '-1', '0000-00-00', current_timestamp);&quot;" office:value-type="string" office:string-value="insert into `usbong_kms`.`inventory` (`inventory_id`, `item_id`, `quantity_in_stock`, `expiration_date`, `added_datetime_stamp`) values (null, '362', '-1', '0000-00-00', current_timestamp);" calcext:value-type="string">
            <text:p>insert into `usbong_kms`.`inventory` (`inventory_id`, `item_id`, `quantity_in_stock`, `expiration_date`, `added_datetime_stamp`) values (null, '362', '-1', '0000-00-00', current_timestamp);</text:p>
          </table:table-cell>
        </table:table-row>
        <table:table-row table:style-name="ro1">
          <table:table-cell table:formula="of:=[.A262]+1" office:value-type="float" office:value="363" calcext:value-type="float">
            <text:p>363</text:p>
          </table:table-cell>
          <table:table-cell table:formula="of:=&quot;insert into `usbong_kms`.`inventory` (`inventory_id`, `item_id`, `quantity_in_stock`, `expiration_date`, `added_datetime_stamp`) values (null, '&quot;&amp;[.A263]&amp;&quot;', '-1', '0000-00-00', current_timestamp);&quot;" office:value-type="string" office:string-value="insert into `usbong_kms`.`inventory` (`inventory_id`, `item_id`, `quantity_in_stock`, `expiration_date`, `added_datetime_stamp`) values (null, '363', '-1', '0000-00-00', current_timestamp);" calcext:value-type="string">
            <text:p>insert into `usbong_kms`.`inventory` (`inventory_id`, `item_id`, `quantity_in_stock`, `expiration_date`, `added_datetime_stamp`) values (null, '363', '-1', '0000-00-00', current_timestamp);</text:p>
          </table:table-cell>
        </table:table-row>
        <table:table-row table:style-name="ro1">
          <table:table-cell table:formula="of:=[.A263]+1" office:value-type="float" office:value="364" calcext:value-type="float">
            <text:p>364</text:p>
          </table:table-cell>
          <table:table-cell table:formula="of:=&quot;insert into `usbong_kms`.`inventory` (`inventory_id`, `item_id`, `quantity_in_stock`, `expiration_date`, `added_datetime_stamp`) values (null, '&quot;&amp;[.A264]&amp;&quot;', '-1', '0000-00-00', current_timestamp);&quot;" office:value-type="string" office:string-value="insert into `usbong_kms`.`inventory` (`inventory_id`, `item_id`, `quantity_in_stock`, `expiration_date`, `added_datetime_stamp`) values (null, '364', '-1', '0000-00-00', current_timestamp);" calcext:value-type="string">
            <text:p>insert into `usbong_kms`.`inventory` (`inventory_id`, `item_id`, `quantity_in_stock`, `expiration_date`, `added_datetime_stamp`) values (null, '364', '-1', '0000-00-00', current_timestamp);</text:p>
          </table:table-cell>
        </table:table-row>
        <table:table-row table:style-name="ro1">
          <table:table-cell table:formula="of:=[.A264]+1" office:value-type="float" office:value="365" calcext:value-type="float">
            <text:p>365</text:p>
          </table:table-cell>
          <table:table-cell table:formula="of:=&quot;insert into `usbong_kms`.`inventory` (`inventory_id`, `item_id`, `quantity_in_stock`, `expiration_date`, `added_datetime_stamp`) values (null, '&quot;&amp;[.A265]&amp;&quot;', '-1', '0000-00-00', current_timestamp);&quot;" office:value-type="string" office:string-value="insert into `usbong_kms`.`inventory` (`inventory_id`, `item_id`, `quantity_in_stock`, `expiration_date`, `added_datetime_stamp`) values (null, '365', '-1', '0000-00-00', current_timestamp);" calcext:value-type="string">
            <text:p>insert into `usbong_kms`.`inventory` (`inventory_id`, `item_id`, `quantity_in_stock`, `expiration_date`, `added_datetime_stamp`) values (null, '365', '-1', '0000-00-00', current_timestamp);</text:p>
          </table:table-cell>
        </table:table-row>
        <table:table-row table:style-name="ro1">
          <table:table-cell table:formula="of:=[.A265]+1" office:value-type="float" office:value="366" calcext:value-type="float">
            <text:p>366</text:p>
          </table:table-cell>
          <table:table-cell table:formula="of:=&quot;insert into `usbong_kms`.`inventory` (`inventory_id`, `item_id`, `quantity_in_stock`, `expiration_date`, `added_datetime_stamp`) values (null, '&quot;&amp;[.A266]&amp;&quot;', '-1', '0000-00-00', current_timestamp);&quot;" office:value-type="string" office:string-value="insert into `usbong_kms`.`inventory` (`inventory_id`, `item_id`, `quantity_in_stock`, `expiration_date`, `added_datetime_stamp`) values (null, '366', '-1', '0000-00-00', current_timestamp);" calcext:value-type="string">
            <text:p>insert into `usbong_kms`.`inventory` (`inventory_id`, `item_id`, `quantity_in_stock`, `expiration_date`, `added_datetime_stamp`) values (null, '366', '-1', '0000-00-00', current_timestamp);</text:p>
          </table:table-cell>
        </table:table-row>
        <table:table-row table:style-name="ro1">
          <table:table-cell table:formula="of:=[.A266]+1" office:value-type="float" office:value="367" calcext:value-type="float">
            <text:p>367</text:p>
          </table:table-cell>
          <table:table-cell table:formula="of:=&quot;insert into `usbong_kms`.`inventory` (`inventory_id`, `item_id`, `quantity_in_stock`, `expiration_date`, `added_datetime_stamp`) values (null, '&quot;&amp;[.A267]&amp;&quot;', '-1', '0000-00-00', current_timestamp);&quot;" office:value-type="string" office:string-value="insert into `usbong_kms`.`inventory` (`inventory_id`, `item_id`, `quantity_in_stock`, `expiration_date`, `added_datetime_stamp`) values (null, '367', '-1', '0000-00-00', current_timestamp);" calcext:value-type="string">
            <text:p>insert into `usbong_kms`.`inventory` (`inventory_id`, `item_id`, `quantity_in_stock`, `expiration_date`, `added_datetime_stamp`) values (null, '367', '-1', '0000-00-00', current_timestamp);</text:p>
          </table:table-cell>
        </table:table-row>
        <table:table-row table:style-name="ro1">
          <table:table-cell table:formula="of:=[.A267]+1" office:value-type="float" office:value="368" calcext:value-type="float">
            <text:p>368</text:p>
          </table:table-cell>
          <table:table-cell table:formula="of:=&quot;insert into `usbong_kms`.`inventory` (`inventory_id`, `item_id`, `quantity_in_stock`, `expiration_date`, `added_datetime_stamp`) values (null, '&quot;&amp;[.A268]&amp;&quot;', '-1', '0000-00-00', current_timestamp);&quot;" office:value-type="string" office:string-value="insert into `usbong_kms`.`inventory` (`inventory_id`, `item_id`, `quantity_in_stock`, `expiration_date`, `added_datetime_stamp`) values (null, '368', '-1', '0000-00-00', current_timestamp);" calcext:value-type="string">
            <text:p>insert into `usbong_kms`.`inventory` (`inventory_id`, `item_id`, `quantity_in_stock`, `expiration_date`, `added_datetime_stamp`) values (null, '368', '-1', '0000-00-00', current_timestamp);</text:p>
          </table:table-cell>
        </table:table-row>
        <table:table-row table:style-name="ro1">
          <table:table-cell table:formula="of:=[.A268]+1" office:value-type="float" office:value="369" calcext:value-type="float">
            <text:p>369</text:p>
          </table:table-cell>
          <table:table-cell table:formula="of:=&quot;insert into `usbong_kms`.`inventory` (`inventory_id`, `item_id`, `quantity_in_stock`, `expiration_date`, `added_datetime_stamp`) values (null, '&quot;&amp;[.A269]&amp;&quot;', '-1', '0000-00-00', current_timestamp);&quot;" office:value-type="string" office:string-value="insert into `usbong_kms`.`inventory` (`inventory_id`, `item_id`, `quantity_in_stock`, `expiration_date`, `added_datetime_stamp`) values (null, '369', '-1', '0000-00-00', current_timestamp);" calcext:value-type="string">
            <text:p>insert into `usbong_kms`.`inventory` (`inventory_id`, `item_id`, `quantity_in_stock`, `expiration_date`, `added_datetime_stamp`) values (null, '369', '-1', '0000-00-00', current_timestamp);</text:p>
          </table:table-cell>
        </table:table-row>
        <table:table-row table:style-name="ro1">
          <table:table-cell table:formula="of:=[.A269]+1" office:value-type="float" office:value="370" calcext:value-type="float">
            <text:p>370</text:p>
          </table:table-cell>
          <table:table-cell table:formula="of:=&quot;insert into `usbong_kms`.`inventory` (`inventory_id`, `item_id`, `quantity_in_stock`, `expiration_date`, `added_datetime_stamp`) values (null, '&quot;&amp;[.A270]&amp;&quot;', '-1', '0000-00-00', current_timestamp);&quot;" office:value-type="string" office:string-value="insert into `usbong_kms`.`inventory` (`inventory_id`, `item_id`, `quantity_in_stock`, `expiration_date`, `added_datetime_stamp`) values (null, '370', '-1', '0000-00-00', current_timestamp);" calcext:value-type="string">
            <text:p>insert into `usbong_kms`.`inventory` (`inventory_id`, `item_id`, `quantity_in_stock`, `expiration_date`, `added_datetime_stamp`) values (null, '370', '-1', '0000-00-00', current_timestamp);</text:p>
          </table:table-cell>
        </table:table-row>
        <table:table-row table:style-name="ro1">
          <table:table-cell table:formula="of:=[.A270]+1" office:value-type="float" office:value="371" calcext:value-type="float">
            <text:p>371</text:p>
          </table:table-cell>
          <table:table-cell table:formula="of:=&quot;insert into `usbong_kms`.`inventory` (`inventory_id`, `item_id`, `quantity_in_stock`, `expiration_date`, `added_datetime_stamp`) values (null, '&quot;&amp;[.A271]&amp;&quot;', '-1', '0000-00-00', current_timestamp);&quot;" office:value-type="string" office:string-value="insert into `usbong_kms`.`inventory` (`inventory_id`, `item_id`, `quantity_in_stock`, `expiration_date`, `added_datetime_stamp`) values (null, '371', '-1', '0000-00-00', current_timestamp);" calcext:value-type="string">
            <text:p>insert into `usbong_kms`.`inventory` (`inventory_id`, `item_id`, `quantity_in_stock`, `expiration_date`, `added_datetime_stamp`) values (null, '371', '-1', '0000-00-00', current_timestamp);</text:p>
          </table:table-cell>
        </table:table-row>
        <table:table-row table:style-name="ro1">
          <table:table-cell table:formula="of:=[.A271]+1" office:value-type="float" office:value="372" calcext:value-type="float">
            <text:p>372</text:p>
          </table:table-cell>
          <table:table-cell table:formula="of:=&quot;insert into `usbong_kms`.`inventory` (`inventory_id`, `item_id`, `quantity_in_stock`, `expiration_date`, `added_datetime_stamp`) values (null, '&quot;&amp;[.A272]&amp;&quot;', '-1', '0000-00-00', current_timestamp);&quot;" office:value-type="string" office:string-value="insert into `usbong_kms`.`inventory` (`inventory_id`, `item_id`, `quantity_in_stock`, `expiration_date`, `added_datetime_stamp`) values (null, '372', '-1', '0000-00-00', current_timestamp);" calcext:value-type="string">
            <text:p>insert into `usbong_kms`.`inventory` (`inventory_id`, `item_id`, `quantity_in_stock`, `expiration_date`, `added_datetime_stamp`) values (null, '372', '-1', '0000-00-00', current_timestamp);</text:p>
          </table:table-cell>
        </table:table-row>
        <table:table-row table:style-name="ro1">
          <table:table-cell table:formula="of:=[.A272]+1" office:value-type="float" office:value="373" calcext:value-type="float">
            <text:p>373</text:p>
          </table:table-cell>
          <table:table-cell table:formula="of:=&quot;insert into `usbong_kms`.`inventory` (`inventory_id`, `item_id`, `quantity_in_stock`, `expiration_date`, `added_datetime_stamp`) values (null, '&quot;&amp;[.A273]&amp;&quot;', '-1', '0000-00-00', current_timestamp);&quot;" office:value-type="string" office:string-value="insert into `usbong_kms`.`inventory` (`inventory_id`, `item_id`, `quantity_in_stock`, `expiration_date`, `added_datetime_stamp`) values (null, '373', '-1', '0000-00-00', current_timestamp);" calcext:value-type="string">
            <text:p>insert into `usbong_kms`.`inventory` (`inventory_id`, `item_id`, `quantity_in_stock`, `expiration_date`, `added_datetime_stamp`) values (null, '373', '-1', '0000-00-00', current_timestamp);</text:p>
          </table:table-cell>
        </table:table-row>
        <table:table-row table:style-name="ro1">
          <table:table-cell table:formula="of:=[.A273]+1" office:value-type="float" office:value="374" calcext:value-type="float">
            <text:p>374</text:p>
          </table:table-cell>
          <table:table-cell table:formula="of:=&quot;insert into `usbong_kms`.`inventory` (`inventory_id`, `item_id`, `quantity_in_stock`, `expiration_date`, `added_datetime_stamp`) values (null, '&quot;&amp;[.A274]&amp;&quot;', '-1', '0000-00-00', current_timestamp);&quot;" office:value-type="string" office:string-value="insert into `usbong_kms`.`inventory` (`inventory_id`, `item_id`, `quantity_in_stock`, `expiration_date`, `added_datetime_stamp`) values (null, '374', '-1', '0000-00-00', current_timestamp);" calcext:value-type="string">
            <text:p>insert into `usbong_kms`.`inventory` (`inventory_id`, `item_id`, `quantity_in_stock`, `expiration_date`, `added_datetime_stamp`) values (null, '374', '-1', '0000-00-00', current_timestamp);</text:p>
          </table:table-cell>
        </table:table-row>
        <table:table-row table:style-name="ro1">
          <table:table-cell table:formula="of:=[.A274]+1" office:value-type="float" office:value="375" calcext:value-type="float">
            <text:p>375</text:p>
          </table:table-cell>
          <table:table-cell table:formula="of:=&quot;insert into `usbong_kms`.`inventory` (`inventory_id`, `item_id`, `quantity_in_stock`, `expiration_date`, `added_datetime_stamp`) values (null, '&quot;&amp;[.A275]&amp;&quot;', '-1', '0000-00-00', current_timestamp);&quot;" office:value-type="string" office:string-value="insert into `usbong_kms`.`inventory` (`inventory_id`, `item_id`, `quantity_in_stock`, `expiration_date`, `added_datetime_stamp`) values (null, '375', '-1', '0000-00-00', current_timestamp);" calcext:value-type="string">
            <text:p>insert into `usbong_kms`.`inventory` (`inventory_id`, `item_id`, `quantity_in_stock`, `expiration_date`, `added_datetime_stamp`) values (null, '375', '-1', '0000-00-00', current_timestamp);</text:p>
          </table:table-cell>
        </table:table-row>
        <table:table-row table:style-name="ro1">
          <table:table-cell table:formula="of:=[.A275]+1" office:value-type="float" office:value="376" calcext:value-type="float">
            <text:p>376</text:p>
          </table:table-cell>
          <table:table-cell table:formula="of:=&quot;insert into `usbong_kms`.`inventory` (`inventory_id`, `item_id`, `quantity_in_stock`, `expiration_date`, `added_datetime_stamp`) values (null, '&quot;&amp;[.A276]&amp;&quot;', '-1', '0000-00-00', current_timestamp);&quot;" office:value-type="string" office:string-value="insert into `usbong_kms`.`inventory` (`inventory_id`, `item_id`, `quantity_in_stock`, `expiration_date`, `added_datetime_stamp`) values (null, '376', '-1', '0000-00-00', current_timestamp);" calcext:value-type="string">
            <text:p>insert into `usbong_kms`.`inventory` (`inventory_id`, `item_id`, `quantity_in_stock`, `expiration_date`, `added_datetime_stamp`) values (null, '376', '-1', '0000-00-00', current_timestamp);</text:p>
          </table:table-cell>
        </table:table-row>
        <table:table-row table:style-name="ro1">
          <table:table-cell table:formula="of:=[.A276]+1" office:value-type="float" office:value="377" calcext:value-type="float">
            <text:p>377</text:p>
          </table:table-cell>
          <table:table-cell table:formula="of:=&quot;insert into `usbong_kms`.`inventory` (`inventory_id`, `item_id`, `quantity_in_stock`, `expiration_date`, `added_datetime_stamp`) values (null, '&quot;&amp;[.A277]&amp;&quot;', '-1', '0000-00-00', current_timestamp);&quot;" office:value-type="string" office:string-value="insert into `usbong_kms`.`inventory` (`inventory_id`, `item_id`, `quantity_in_stock`, `expiration_date`, `added_datetime_stamp`) values (null, '377', '-1', '0000-00-00', current_timestamp);" calcext:value-type="string">
            <text:p>insert into `usbong_kms`.`inventory` (`inventory_id`, `item_id`, `quantity_in_stock`, `expiration_date`, `added_datetime_stamp`) values (null, '377', '-1', '0000-00-00', current_timestamp);</text:p>
          </table:table-cell>
        </table:table-row>
        <table:table-row table:style-name="ro1">
          <table:table-cell table:formula="of:=[.A277]+1" office:value-type="float" office:value="378" calcext:value-type="float">
            <text:p>378</text:p>
          </table:table-cell>
          <table:table-cell table:formula="of:=&quot;insert into `usbong_kms`.`inventory` (`inventory_id`, `item_id`, `quantity_in_stock`, `expiration_date`, `added_datetime_stamp`) values (null, '&quot;&amp;[.A278]&amp;&quot;', '-1', '0000-00-00', current_timestamp);&quot;" office:value-type="string" office:string-value="insert into `usbong_kms`.`inventory` (`inventory_id`, `item_id`, `quantity_in_stock`, `expiration_date`, `added_datetime_stamp`) values (null, '378', '-1', '0000-00-00', current_timestamp);" calcext:value-type="string">
            <text:p>insert into `usbong_kms`.`inventory` (`inventory_id`, `item_id`, `quantity_in_stock`, `expiration_date`, `added_datetime_stamp`) values (null, '378', '-1', '0000-00-00', current_timestamp);</text:p>
          </table:table-cell>
        </table:table-row>
        <table:table-row table:style-name="ro1">
          <table:table-cell table:formula="of:=[.A278]+1" office:value-type="float" office:value="379" calcext:value-type="float">
            <text:p>379</text:p>
          </table:table-cell>
          <table:table-cell table:formula="of:=&quot;insert into `usbong_kms`.`inventory` (`inventory_id`, `item_id`, `quantity_in_stock`, `expiration_date`, `added_datetime_stamp`) values (null, '&quot;&amp;[.A279]&amp;&quot;', '-1', '0000-00-00', current_timestamp);&quot;" office:value-type="string" office:string-value="insert into `usbong_kms`.`inventory` (`inventory_id`, `item_id`, `quantity_in_stock`, `expiration_date`, `added_datetime_stamp`) values (null, '379', '-1', '0000-00-00', current_timestamp);" calcext:value-type="string">
            <text:p>insert into `usbong_kms`.`inventory` (`inventory_id`, `item_id`, `quantity_in_stock`, `expiration_date`, `added_datetime_stamp`) values (null, '379', '-1', '0000-00-00', current_timestamp);</text:p>
          </table:table-cell>
        </table:table-row>
        <table:table-row table:style-name="ro1">
          <table:table-cell table:formula="of:=[.A279]+1" office:value-type="float" office:value="380" calcext:value-type="float">
            <text:p>380</text:p>
          </table:table-cell>
          <table:table-cell table:formula="of:=&quot;insert into `usbong_kms`.`inventory` (`inventory_id`, `item_id`, `quantity_in_stock`, `expiration_date`, `added_datetime_stamp`) values (null, '&quot;&amp;[.A280]&amp;&quot;', '-1', '0000-00-00', current_timestamp);&quot;" office:value-type="string" office:string-value="insert into `usbong_kms`.`inventory` (`inventory_id`, `item_id`, `quantity_in_stock`, `expiration_date`, `added_datetime_stamp`) values (null, '380', '-1', '0000-00-00', current_timestamp);" calcext:value-type="string">
            <text:p>insert into `usbong_kms`.`inventory` (`inventory_id`, `item_id`, `quantity_in_stock`, `expiration_date`, `added_datetime_stamp`) values (null, '380', '-1', '0000-00-00', current_timestamp);</text:p>
          </table:table-cell>
        </table:table-row>
        <table:table-row table:style-name="ro1">
          <table:table-cell table:formula="of:=[.A280]+1" office:value-type="float" office:value="381" calcext:value-type="float">
            <text:p>381</text:p>
          </table:table-cell>
          <table:table-cell table:formula="of:=&quot;insert into `usbong_kms`.`inventory` (`inventory_id`, `item_id`, `quantity_in_stock`, `expiration_date`, `added_datetime_stamp`) values (null, '&quot;&amp;[.A281]&amp;&quot;', '-1', '0000-00-00', current_timestamp);&quot;" office:value-type="string" office:string-value="insert into `usbong_kms`.`inventory` (`inventory_id`, `item_id`, `quantity_in_stock`, `expiration_date`, `added_datetime_stamp`) values (null, '381', '-1', '0000-00-00', current_timestamp);" calcext:value-type="string">
            <text:p>insert into `usbong_kms`.`inventory` (`inventory_id`, `item_id`, `quantity_in_stock`, `expiration_date`, `added_datetime_stamp`) values (null, '381', '-1', '0000-00-00', current_timestamp);</text:p>
          </table:table-cell>
        </table:table-row>
        <table:table-row table:style-name="ro1">
          <table:table-cell table:formula="of:=[.A281]+1" office:value-type="float" office:value="382" calcext:value-type="float">
            <text:p>382</text:p>
          </table:table-cell>
          <table:table-cell table:formula="of:=&quot;insert into `usbong_kms`.`inventory` (`inventory_id`, `item_id`, `quantity_in_stock`, `expiration_date`, `added_datetime_stamp`) values (null, '&quot;&amp;[.A282]&amp;&quot;', '-1', '0000-00-00', current_timestamp);&quot;" office:value-type="string" office:string-value="insert into `usbong_kms`.`inventory` (`inventory_id`, `item_id`, `quantity_in_stock`, `expiration_date`, `added_datetime_stamp`) values (null, '382', '-1', '0000-00-00', current_timestamp);" calcext:value-type="string">
            <text:p>insert into `usbong_kms`.`inventory` (`inventory_id`, `item_id`, `quantity_in_stock`, `expiration_date`, `added_datetime_stamp`) values (null, '382', '-1', '0000-00-00', current_timestamp);</text:p>
          </table:table-cell>
        </table:table-row>
        <table:table-row table:style-name="ro1">
          <table:table-cell table:formula="of:=[.A282]+1" office:value-type="float" office:value="383" calcext:value-type="float">
            <text:p>383</text:p>
          </table:table-cell>
          <table:table-cell table:formula="of:=&quot;insert into `usbong_kms`.`inventory` (`inventory_id`, `item_id`, `quantity_in_stock`, `expiration_date`, `added_datetime_stamp`) values (null, '&quot;&amp;[.A283]&amp;&quot;', '-1', '0000-00-00', current_timestamp);&quot;" office:value-type="string" office:string-value="insert into `usbong_kms`.`inventory` (`inventory_id`, `item_id`, `quantity_in_stock`, `expiration_date`, `added_datetime_stamp`) values (null, '383', '-1', '0000-00-00', current_timestamp);" calcext:value-type="string">
            <text:p>insert into `usbong_kms`.`inventory` (`inventory_id`, `item_id`, `quantity_in_stock`, `expiration_date`, `added_datetime_stamp`) values (null, '383', '-1', '0000-00-00', current_timestamp);</text:p>
          </table:table-cell>
        </table:table-row>
        <table:table-row table:style-name="ro1">
          <table:table-cell table:formula="of:=[.A283]+1" office:value-type="float" office:value="384" calcext:value-type="float">
            <text:p>384</text:p>
          </table:table-cell>
          <table:table-cell table:formula="of:=&quot;insert into `usbong_kms`.`inventory` (`inventory_id`, `item_id`, `quantity_in_stock`, `expiration_date`, `added_datetime_stamp`) values (null, '&quot;&amp;[.A284]&amp;&quot;', '-1', '0000-00-00', current_timestamp);&quot;" office:value-type="string" office:string-value="insert into `usbong_kms`.`inventory` (`inventory_id`, `item_id`, `quantity_in_stock`, `expiration_date`, `added_datetime_stamp`) values (null, '384', '-1', '0000-00-00', current_timestamp);" calcext:value-type="string">
            <text:p>insert into `usbong_kms`.`inventory` (`inventory_id`, `item_id`, `quantity_in_stock`, `expiration_date`, `added_datetime_stamp`) values (null, '384', '-1', '0000-00-00', current_timestamp);</text:p>
          </table:table-cell>
        </table:table-row>
        <table:table-row table:style-name="ro1">
          <table:table-cell table:formula="of:=[.A284]+1" office:value-type="float" office:value="385" calcext:value-type="float">
            <text:p>385</text:p>
          </table:table-cell>
          <table:table-cell table:formula="of:=&quot;insert into `usbong_kms`.`inventory` (`inventory_id`, `item_id`, `quantity_in_stock`, `expiration_date`, `added_datetime_stamp`) values (null, '&quot;&amp;[.A285]&amp;&quot;', '-1', '0000-00-00', current_timestamp);&quot;" office:value-type="string" office:string-value="insert into `usbong_kms`.`inventory` (`inventory_id`, `item_id`, `quantity_in_stock`, `expiration_date`, `added_datetime_stamp`) values (null, '385', '-1', '0000-00-00', current_timestamp);" calcext:value-type="string">
            <text:p>insert into `usbong_kms`.`inventory` (`inventory_id`, `item_id`, `quantity_in_stock`, `expiration_date`, `added_datetime_stamp`) values (null, '385', '-1', '0000-00-00', current_timestamp);</text:p>
          </table:table-cell>
        </table:table-row>
        <table:table-row table:style-name="ro1">
          <table:table-cell table:formula="of:=[.A285]+1" office:value-type="float" office:value="386" calcext:value-type="float">
            <text:p>386</text:p>
          </table:table-cell>
          <table:table-cell table:formula="of:=&quot;insert into `usbong_kms`.`inventory` (`inventory_id`, `item_id`, `quantity_in_stock`, `expiration_date`, `added_datetime_stamp`) values (null, '&quot;&amp;[.A286]&amp;&quot;', '-1', '0000-00-00', current_timestamp);&quot;" office:value-type="string" office:string-value="insert into `usbong_kms`.`inventory` (`inventory_id`, `item_id`, `quantity_in_stock`, `expiration_date`, `added_datetime_stamp`) values (null, '386', '-1', '0000-00-00', current_timestamp);" calcext:value-type="string">
            <text:p>insert into `usbong_kms`.`inventory` (`inventory_id`, `item_id`, `quantity_in_stock`, `expiration_date`, `added_datetime_stamp`) values (null, '386', '-1', '0000-00-00', current_timestamp);</text:p>
          </table:table-cell>
        </table:table-row>
        <table:table-row table:style-name="ro1">
          <table:table-cell table:formula="of:=[.A286]+1" office:value-type="float" office:value="387" calcext:value-type="float">
            <text:p>387</text:p>
          </table:table-cell>
          <table:table-cell table:formula="of:=&quot;insert into `usbong_kms`.`inventory` (`inventory_id`, `item_id`, `quantity_in_stock`, `expiration_date`, `added_datetime_stamp`) values (null, '&quot;&amp;[.A287]&amp;&quot;', '-1', '0000-00-00', current_timestamp);&quot;" office:value-type="string" office:string-value="insert into `usbong_kms`.`inventory` (`inventory_id`, `item_id`, `quantity_in_stock`, `expiration_date`, `added_datetime_stamp`) values (null, '387', '-1', '0000-00-00', current_timestamp);" calcext:value-type="string">
            <text:p>insert into `usbong_kms`.`inventory` (`inventory_id`, `item_id`, `quantity_in_stock`, `expiration_date`, `added_datetime_stamp`) values (null, '387', '-1', '0000-00-00', current_timestamp);</text:p>
          </table:table-cell>
        </table:table-row>
        <table:table-row table:style-name="ro1">
          <table:table-cell table:formula="of:=[.A287]+1" office:value-type="float" office:value="388" calcext:value-type="float">
            <text:p>388</text:p>
          </table:table-cell>
          <table:table-cell table:formula="of:=&quot;insert into `usbong_kms`.`inventory` (`inventory_id`, `item_id`, `quantity_in_stock`, `expiration_date`, `added_datetime_stamp`) values (null, '&quot;&amp;[.A288]&amp;&quot;', '-1', '0000-00-00', current_timestamp);&quot;" office:value-type="string" office:string-value="insert into `usbong_kms`.`inventory` (`inventory_id`, `item_id`, `quantity_in_stock`, `expiration_date`, `added_datetime_stamp`) values (null, '388', '-1', '0000-00-00', current_timestamp);" calcext:value-type="string">
            <text:p>insert into `usbong_kms`.`inventory` (`inventory_id`, `item_id`, `quantity_in_stock`, `expiration_date`, `added_datetime_stamp`) values (null, '388', '-1', '0000-00-00', current_timestamp);</text:p>
          </table:table-cell>
        </table:table-row>
        <table:table-row table:style-name="ro1">
          <table:table-cell table:formula="of:=[.A288]+1" office:value-type="float" office:value="389" calcext:value-type="float">
            <text:p>389</text:p>
          </table:table-cell>
          <table:table-cell table:formula="of:=&quot;insert into `usbong_kms`.`inventory` (`inventory_id`, `item_id`, `quantity_in_stock`, `expiration_date`, `added_datetime_stamp`) values (null, '&quot;&amp;[.A289]&amp;&quot;', '-1', '0000-00-00', current_timestamp);&quot;" office:value-type="string" office:string-value="insert into `usbong_kms`.`inventory` (`inventory_id`, `item_id`, `quantity_in_stock`, `expiration_date`, `added_datetime_stamp`) values (null, '389', '-1', '0000-00-00', current_timestamp);" calcext:value-type="string">
            <text:p>insert into `usbong_kms`.`inventory` (`inventory_id`, `item_id`, `quantity_in_stock`, `expiration_date`, `added_datetime_stamp`) values (null, '389', '-1', '0000-00-00', current_timestamp);</text:p>
          </table:table-cell>
        </table:table-row>
        <table:table-row table:style-name="ro1">
          <table:table-cell table:formula="of:=[.A289]+1" office:value-type="float" office:value="390" calcext:value-type="float">
            <text:p>390</text:p>
          </table:table-cell>
          <table:table-cell table:formula="of:=&quot;insert into `usbong_kms`.`inventory` (`inventory_id`, `item_id`, `quantity_in_stock`, `expiration_date`, `added_datetime_stamp`) values (null, '&quot;&amp;[.A290]&amp;&quot;', '-1', '0000-00-00', current_timestamp);&quot;" office:value-type="string" office:string-value="insert into `usbong_kms`.`inventory` (`inventory_id`, `item_id`, `quantity_in_stock`, `expiration_date`, `added_datetime_stamp`) values (null, '390', '-1', '0000-00-00', current_timestamp);" calcext:value-type="string">
            <text:p>insert into `usbong_kms`.`inventory` (`inventory_id`, `item_id`, `quantity_in_stock`, `expiration_date`, `added_datetime_stamp`) values (null, '390', '-1', '0000-00-00', current_timestamp);</text:p>
          </table:table-cell>
        </table:table-row>
        <table:table-row table:style-name="ro1">
          <table:table-cell table:formula="of:=[.A290]+1" office:value-type="float" office:value="391" calcext:value-type="float">
            <text:p>391</text:p>
          </table:table-cell>
          <table:table-cell table:formula="of:=&quot;insert into `usbong_kms`.`inventory` (`inventory_id`, `item_id`, `quantity_in_stock`, `expiration_date`, `added_datetime_stamp`) values (null, '&quot;&amp;[.A291]&amp;&quot;', '-1', '0000-00-00', current_timestamp);&quot;" office:value-type="string" office:string-value="insert into `usbong_kms`.`inventory` (`inventory_id`, `item_id`, `quantity_in_stock`, `expiration_date`, `added_datetime_stamp`) values (null, '391', '-1', '0000-00-00', current_timestamp);" calcext:value-type="string">
            <text:p>insert into `usbong_kms`.`inventory` (`inventory_id`, `item_id`, `quantity_in_stock`, `expiration_date`, `added_datetime_stamp`) values (null, '391', '-1', '0000-00-00', current_timestamp);</text:p>
          </table:table-cell>
        </table:table-row>
        <table:table-row table:style-name="ro1">
          <table:table-cell table:formula="of:=[.A291]+1" office:value-type="float" office:value="392" calcext:value-type="float">
            <text:p>392</text:p>
          </table:table-cell>
          <table:table-cell table:formula="of:=&quot;insert into `usbong_kms`.`inventory` (`inventory_id`, `item_id`, `quantity_in_stock`, `expiration_date`, `added_datetime_stamp`) values (null, '&quot;&amp;[.A292]&amp;&quot;', '-1', '0000-00-00', current_timestamp);&quot;" office:value-type="string" office:string-value="insert into `usbong_kms`.`inventory` (`inventory_id`, `item_id`, `quantity_in_stock`, `expiration_date`, `added_datetime_stamp`) values (null, '392', '-1', '0000-00-00', current_timestamp);" calcext:value-type="string">
            <text:p>insert into `usbong_kms`.`inventory` (`inventory_id`, `item_id`, `quantity_in_stock`, `expiration_date`, `added_datetime_stamp`) values (null, '392', '-1', '0000-00-00', current_timestamp);</text:p>
          </table:table-cell>
        </table:table-row>
        <table:table-row table:style-name="ro1">
          <table:table-cell table:formula="of:=[.A292]+1" office:value-type="float" office:value="393" calcext:value-type="float">
            <text:p>393</text:p>
          </table:table-cell>
          <table:table-cell table:formula="of:=&quot;insert into `usbong_kms`.`inventory` (`inventory_id`, `item_id`, `quantity_in_stock`, `expiration_date`, `added_datetime_stamp`) values (null, '&quot;&amp;[.A293]&amp;&quot;', '-1', '0000-00-00', current_timestamp);&quot;" office:value-type="string" office:string-value="insert into `usbong_kms`.`inventory` (`inventory_id`, `item_id`, `quantity_in_stock`, `expiration_date`, `added_datetime_stamp`) values (null, '393', '-1', '0000-00-00', current_timestamp);" calcext:value-type="string">
            <text:p>insert into `usbong_kms`.`inventory` (`inventory_id`, `item_id`, `quantity_in_stock`, `expiration_date`, `added_datetime_stamp`) values (null, '393', '-1', '0000-00-00', current_timestamp);</text:p>
          </table:table-cell>
        </table:table-row>
        <table:table-row table:style-name="ro1">
          <table:table-cell table:formula="of:=[.A293]+1" office:value-type="float" office:value="394" calcext:value-type="float">
            <text:p>394</text:p>
          </table:table-cell>
          <table:table-cell table:formula="of:=&quot;insert into `usbong_kms`.`inventory` (`inventory_id`, `item_id`, `quantity_in_stock`, `expiration_date`, `added_datetime_stamp`) values (null, '&quot;&amp;[.A294]&amp;&quot;', '-1', '0000-00-00', current_timestamp);&quot;" office:value-type="string" office:string-value="insert into `usbong_kms`.`inventory` (`inventory_id`, `item_id`, `quantity_in_stock`, `expiration_date`, `added_datetime_stamp`) values (null, '394', '-1', '0000-00-00', current_timestamp);" calcext:value-type="string">
            <text:p>insert into `usbong_kms`.`inventory` (`inventory_id`, `item_id`, `quantity_in_stock`, `expiration_date`, `added_datetime_stamp`) values (null, '394', '-1', '0000-00-00', current_timestamp);</text:p>
          </table:table-cell>
        </table:table-row>
        <table:table-row table:style-name="ro1">
          <table:table-cell table:formula="of:=[.A294]+1" office:value-type="float" office:value="395" calcext:value-type="float">
            <text:p>395</text:p>
          </table:table-cell>
          <table:table-cell table:formula="of:=&quot;insert into `usbong_kms`.`inventory` (`inventory_id`, `item_id`, `quantity_in_stock`, `expiration_date`, `added_datetime_stamp`) values (null, '&quot;&amp;[.A295]&amp;&quot;', '-1', '0000-00-00', current_timestamp);&quot;" office:value-type="string" office:string-value="insert into `usbong_kms`.`inventory` (`inventory_id`, `item_id`, `quantity_in_stock`, `expiration_date`, `added_datetime_stamp`) values (null, '395', '-1', '0000-00-00', current_timestamp);" calcext:value-type="string">
            <text:p>insert into `usbong_kms`.`inventory` (`inventory_id`, `item_id`, `quantity_in_stock`, `expiration_date`, `added_datetime_stamp`) values (null, '395', '-1', '0000-00-00', current_timestamp);</text:p>
          </table:table-cell>
        </table:table-row>
        <table:table-row table:style-name="ro1">
          <table:table-cell table:formula="of:=[.A295]+1" office:value-type="float" office:value="396" calcext:value-type="float">
            <text:p>396</text:p>
          </table:table-cell>
          <table:table-cell table:formula="of:=&quot;insert into `usbong_kms`.`inventory` (`inventory_id`, `item_id`, `quantity_in_stock`, `expiration_date`, `added_datetime_stamp`) values (null, '&quot;&amp;[.A296]&amp;&quot;', '-1', '0000-00-00', current_timestamp);&quot;" office:value-type="string" office:string-value="insert into `usbong_kms`.`inventory` (`inventory_id`, `item_id`, `quantity_in_stock`, `expiration_date`, `added_datetime_stamp`) values (null, '396', '-1', '0000-00-00', current_timestamp);" calcext:value-type="string">
            <text:p>insert into `usbong_kms`.`inventory` (`inventory_id`, `item_id`, `quantity_in_stock`, `expiration_date`, `added_datetime_stamp`) values (null, '396', '-1', '0000-00-00', current_timestamp);</text:p>
          </table:table-cell>
        </table:table-row>
        <table:table-row table:style-name="ro1">
          <table:table-cell table:formula="of:=[.A296]+1" office:value-type="float" office:value="397" calcext:value-type="float">
            <text:p>397</text:p>
          </table:table-cell>
          <table:table-cell table:formula="of:=&quot;insert into `usbong_kms`.`inventory` (`inventory_id`, `item_id`, `quantity_in_stock`, `expiration_date`, `added_datetime_stamp`) values (null, '&quot;&amp;[.A297]&amp;&quot;', '-1', '0000-00-00', current_timestamp);&quot;" office:value-type="string" office:string-value="insert into `usbong_kms`.`inventory` (`inventory_id`, `item_id`, `quantity_in_stock`, `expiration_date`, `added_datetime_stamp`) values (null, '397', '-1', '0000-00-00', current_timestamp);" calcext:value-type="string">
            <text:p>insert into `usbong_kms`.`inventory` (`inventory_id`, `item_id`, `quantity_in_stock`, `expiration_date`, `added_datetime_stamp`) values (null, '397', '-1', '0000-00-00', current_timestamp);</text:p>
          </table:table-cell>
        </table:table-row>
        <table:table-row table:style-name="ro1">
          <table:table-cell table:formula="of:=[.A297]+1" office:value-type="float" office:value="398" calcext:value-type="float">
            <text:p>398</text:p>
          </table:table-cell>
          <table:table-cell table:formula="of:=&quot;insert into `usbong_kms`.`inventory` (`inventory_id`, `item_id`, `quantity_in_stock`, `expiration_date`, `added_datetime_stamp`) values (null, '&quot;&amp;[.A298]&amp;&quot;', '-1', '0000-00-00', current_timestamp);&quot;" office:value-type="string" office:string-value="insert into `usbong_kms`.`inventory` (`inventory_id`, `item_id`, `quantity_in_stock`, `expiration_date`, `added_datetime_stamp`) values (null, '398', '-1', '0000-00-00', current_timestamp);" calcext:value-type="string">
            <text:p>insert into `usbong_kms`.`inventory` (`inventory_id`, `item_id`, `quantity_in_stock`, `expiration_date`, `added_datetime_stamp`) values (null, '398', '-1', '0000-00-00', current_timestamp);</text:p>
          </table:table-cell>
        </table:table-row>
        <table:table-row table:style-name="ro1">
          <table:table-cell table:formula="of:=[.A298]+1" office:value-type="float" office:value="399" calcext:value-type="float">
            <text:p>399</text:p>
          </table:table-cell>
          <table:table-cell table:formula="of:=&quot;insert into `usbong_kms`.`inventory` (`inventory_id`, `item_id`, `quantity_in_stock`, `expiration_date`, `added_datetime_stamp`) values (null, '&quot;&amp;[.A299]&amp;&quot;', '-1', '0000-00-00', current_timestamp);&quot;" office:value-type="string" office:string-value="insert into `usbong_kms`.`inventory` (`inventory_id`, `item_id`, `quantity_in_stock`, `expiration_date`, `added_datetime_stamp`) values (null, '399', '-1', '0000-00-00', current_timestamp);" calcext:value-type="string">
            <text:p>insert into `usbong_kms`.`inventory` (`inventory_id`, `item_id`, `quantity_in_stock`, `expiration_date`, `added_datetime_stamp`) values (null, '399', '-1', '0000-00-00', current_timestamp);</text:p>
          </table:table-cell>
        </table:table-row>
        <table:table-row table:style-name="ro1">
          <table:table-cell table:formula="of:=[.A299]+1" office:value-type="float" office:value="400" calcext:value-type="float">
            <text:p>400</text:p>
          </table:table-cell>
          <table:table-cell table:formula="of:=&quot;insert into `usbong_kms`.`inventory` (`inventory_id`, `item_id`, `quantity_in_stock`, `expiration_date`, `added_datetime_stamp`) values (null, '&quot;&amp;[.A300]&amp;&quot;', '-1', '0000-00-00', current_timestamp);&quot;" office:value-type="string" office:string-value="insert into `usbong_kms`.`inventory` (`inventory_id`, `item_id`, `quantity_in_stock`, `expiration_date`, `added_datetime_stamp`) values (null, '400', '-1', '0000-00-00', current_timestamp);" calcext:value-type="string">
            <text:p>insert into `usbong_kms`.`inventory` (`inventory_id`, `item_id`, `quantity_in_stock`, `expiration_date`, `added_datetime_stamp`) values (null, '400', '-1', '0000-00-00', current_timestamp);</text:p>
          </table:table-cell>
        </table:table-row>
        <table:table-row table:style-name="ro1">
          <table:table-cell table:formula="of:=[.A300]+1" office:value-type="float" office:value="401" calcext:value-type="float">
            <text:p>401</text:p>
          </table:table-cell>
          <table:table-cell table:formula="of:=&quot;insert into `usbong_kms`.`inventory` (`inventory_id`, `item_id`, `quantity_in_stock`, `expiration_date`, `added_datetime_stamp`) values (null, '&quot;&amp;[.A301]&amp;&quot;', '-1', '0000-00-00', current_timestamp);&quot;" office:value-type="string" office:string-value="insert into `usbong_kms`.`inventory` (`inventory_id`, `item_id`, `quantity_in_stock`, `expiration_date`, `added_datetime_stamp`) values (null, '401', '-1', '0000-00-00', current_timestamp);" calcext:value-type="string">
            <text:p>insert into `usbong_kms`.`inventory` (`inventory_id`, `item_id`, `quantity_in_stock`, `expiration_date`, `added_datetime_stamp`) values (null, '401', '-1', '0000-00-00', current_timestamp);</text:p>
          </table:table-cell>
        </table:table-row>
        <table:table-row table:style-name="ro1">
          <table:table-cell table:formula="of:=[.A301]+1" office:value-type="float" office:value="402" calcext:value-type="float">
            <text:p>402</text:p>
          </table:table-cell>
          <table:table-cell table:formula="of:=&quot;insert into `usbong_kms`.`inventory` (`inventory_id`, `item_id`, `quantity_in_stock`, `expiration_date`, `added_datetime_stamp`) values (null, '&quot;&amp;[.A302]&amp;&quot;', '-1', '0000-00-00', current_timestamp);&quot;" office:value-type="string" office:string-value="insert into `usbong_kms`.`inventory` (`inventory_id`, `item_id`, `quantity_in_stock`, `expiration_date`, `added_datetime_stamp`) values (null, '402', '-1', '0000-00-00', current_timestamp);" calcext:value-type="string">
            <text:p>insert into `usbong_kms`.`inventory` (`inventory_id`, `item_id`, `quantity_in_stock`, `expiration_date`, `added_datetime_stamp`) values (null, '402', '-1', '0000-00-00', current_timestamp);</text:p>
          </table:table-cell>
        </table:table-row>
        <table:table-row table:style-name="ro1">
          <table:table-cell table:formula="of:=[.A302]+1" office:value-type="float" office:value="403" calcext:value-type="float">
            <text:p>403</text:p>
          </table:table-cell>
          <table:table-cell table:formula="of:=&quot;insert into `usbong_kms`.`inventory` (`inventory_id`, `item_id`, `quantity_in_stock`, `expiration_date`, `added_datetime_stamp`) values (null, '&quot;&amp;[.A303]&amp;&quot;', '-1', '0000-00-00', current_timestamp);&quot;" office:value-type="string" office:string-value="insert into `usbong_kms`.`inventory` (`inventory_id`, `item_id`, `quantity_in_stock`, `expiration_date`, `added_datetime_stamp`) values (null, '403', '-1', '0000-00-00', current_timestamp);" calcext:value-type="string">
            <text:p>insert into `usbong_kms`.`inventory` (`inventory_id`, `item_id`, `quantity_in_stock`, `expiration_date`, `added_datetime_stamp`) values (null, '403', '-1', '0000-00-00', current_timestamp);</text:p>
          </table:table-cell>
        </table:table-row>
        <table:table-row table:style-name="ro1">
          <table:table-cell table:formula="of:=[.A303]+1" office:value-type="float" office:value="404" calcext:value-type="float">
            <text:p>404</text:p>
          </table:table-cell>
          <table:table-cell table:formula="of:=&quot;insert into `usbong_kms`.`inventory` (`inventory_id`, `item_id`, `quantity_in_stock`, `expiration_date`, `added_datetime_stamp`) values (null, '&quot;&amp;[.A304]&amp;&quot;', '-1', '0000-00-00', current_timestamp);&quot;" office:value-type="string" office:string-value="insert into `usbong_kms`.`inventory` (`inventory_id`, `item_id`, `quantity_in_stock`, `expiration_date`, `added_datetime_stamp`) values (null, '404', '-1', '0000-00-00', current_timestamp);" calcext:value-type="string">
            <text:p>insert into `usbong_kms`.`inventory` (`inventory_id`, `item_id`, `quantity_in_stock`, `expiration_date`, `added_datetime_stamp`) values (null, '404', '-1', '0000-00-00', current_timestamp);</text:p>
          </table:table-cell>
        </table:table-row>
        <table:table-row table:style-name="ro1">
          <table:table-cell table:formula="of:=[.A304]+1" office:value-type="float" office:value="405" calcext:value-type="float">
            <text:p>405</text:p>
          </table:table-cell>
          <table:table-cell table:formula="of:=&quot;insert into `usbong_kms`.`inventory` (`inventory_id`, `item_id`, `quantity_in_stock`, `expiration_date`, `added_datetime_stamp`) values (null, '&quot;&amp;[.A305]&amp;&quot;', '-1', '0000-00-00', current_timestamp);&quot;" office:value-type="string" office:string-value="insert into `usbong_kms`.`inventory` (`inventory_id`, `item_id`, `quantity_in_stock`, `expiration_date`, `added_datetime_stamp`) values (null, '405', '-1', '0000-00-00', current_timestamp);" calcext:value-type="string">
            <text:p>insert into `usbong_kms`.`inventory` (`inventory_id`, `item_id`, `quantity_in_stock`, `expiration_date`, `added_datetime_stamp`) values (null, '405', '-1', '0000-00-00', current_timestamp);</text:p>
          </table:table-cell>
        </table:table-row>
        <table:table-row table:style-name="ro1">
          <table:table-cell table:formula="of:=[.A305]+1" office:value-type="float" office:value="406" calcext:value-type="float">
            <text:p>406</text:p>
          </table:table-cell>
          <table:table-cell table:formula="of:=&quot;insert into `usbong_kms`.`inventory` (`inventory_id`, `item_id`, `quantity_in_stock`, `expiration_date`, `added_datetime_stamp`) values (null, '&quot;&amp;[.A306]&amp;&quot;', '-1', '0000-00-00', current_timestamp);&quot;" office:value-type="string" office:string-value="insert into `usbong_kms`.`inventory` (`inventory_id`, `item_id`, `quantity_in_stock`, `expiration_date`, `added_datetime_stamp`) values (null, '406', '-1', '0000-00-00', current_timestamp);" calcext:value-type="string">
            <text:p>insert into `usbong_kms`.`inventory` (`inventory_id`, `item_id`, `quantity_in_stock`, `expiration_date`, `added_datetime_stamp`) values (null, '406', '-1', '0000-00-00', current_timestamp);</text:p>
          </table:table-cell>
        </table:table-row>
        <table:table-row table:style-name="ro1">
          <table:table-cell table:formula="of:=[.A306]+1" office:value-type="float" office:value="407" calcext:value-type="float">
            <text:p>407</text:p>
          </table:table-cell>
          <table:table-cell table:formula="of:=&quot;insert into `usbong_kms`.`inventory` (`inventory_id`, `item_id`, `quantity_in_stock`, `expiration_date`, `added_datetime_stamp`) values (null, '&quot;&amp;[.A307]&amp;&quot;', '-1', '0000-00-00', current_timestamp);&quot;" office:value-type="string" office:string-value="insert into `usbong_kms`.`inventory` (`inventory_id`, `item_id`, `quantity_in_stock`, `expiration_date`, `added_datetime_stamp`) values (null, '407', '-1', '0000-00-00', current_timestamp);" calcext:value-type="string">
            <text:p>insert into `usbong_kms`.`inventory` (`inventory_id`, `item_id`, `quantity_in_stock`, `expiration_date`, `added_datetime_stamp`) values (null, '407', '-1', '0000-00-00', current_timestamp);</text:p>
          </table:table-cell>
        </table:table-row>
        <table:table-row table:style-name="ro1">
          <table:table-cell table:formula="of:=[.A307]+1" office:value-type="float" office:value="408" calcext:value-type="float">
            <text:p>408</text:p>
          </table:table-cell>
          <table:table-cell table:formula="of:=&quot;insert into `usbong_kms`.`inventory` (`inventory_id`, `item_id`, `quantity_in_stock`, `expiration_date`, `added_datetime_stamp`) values (null, '&quot;&amp;[.A308]&amp;&quot;', '-1', '0000-00-00', current_timestamp);&quot;" office:value-type="string" office:string-value="insert into `usbong_kms`.`inventory` (`inventory_id`, `item_id`, `quantity_in_stock`, `expiration_date`, `added_datetime_stamp`) values (null, '408', '-1', '0000-00-00', current_timestamp);" calcext:value-type="string">
            <text:p>insert into `usbong_kms`.`inventory` (`inventory_id`, `item_id`, `quantity_in_stock`, `expiration_date`, `added_datetime_stamp`) values (null, '408', '-1', '0000-00-00', current_timestamp);</text:p>
          </table:table-cell>
        </table:table-row>
        <table:table-row table:style-name="ro1">
          <table:table-cell table:formula="of:=[.A308]+1" office:value-type="float" office:value="409" calcext:value-type="float">
            <text:p>409</text:p>
          </table:table-cell>
          <table:table-cell table:formula="of:=&quot;insert into `usbong_kms`.`inventory` (`inventory_id`, `item_id`, `quantity_in_stock`, `expiration_date`, `added_datetime_stamp`) values (null, '&quot;&amp;[.A309]&amp;&quot;', '-1', '0000-00-00', current_timestamp);&quot;" office:value-type="string" office:string-value="insert into `usbong_kms`.`inventory` (`inventory_id`, `item_id`, `quantity_in_stock`, `expiration_date`, `added_datetime_stamp`) values (null, '409', '-1', '0000-00-00', current_timestamp);" calcext:value-type="string">
            <text:p>insert into `usbong_kms`.`inventory` (`inventory_id`, `item_id`, `quantity_in_stock`, `expiration_date`, `added_datetime_stamp`) values (null, '409', '-1', '0000-00-00', current_timestamp);</text:p>
          </table:table-cell>
        </table:table-row>
        <table:table-row table:style-name="ro1">
          <table:table-cell table:formula="of:=[.A309]+1" office:value-type="float" office:value="410" calcext:value-type="float">
            <text:p>410</text:p>
          </table:table-cell>
          <table:table-cell table:formula="of:=&quot;insert into `usbong_kms`.`inventory` (`inventory_id`, `item_id`, `quantity_in_stock`, `expiration_date`, `added_datetime_stamp`) values (null, '&quot;&amp;[.A310]&amp;&quot;', '-1', '0000-00-00', current_timestamp);&quot;" office:value-type="string" office:string-value="insert into `usbong_kms`.`inventory` (`inventory_id`, `item_id`, `quantity_in_stock`, `expiration_date`, `added_datetime_stamp`) values (null, '410', '-1', '0000-00-00', current_timestamp);" calcext:value-type="string">
            <text:p>insert into `usbong_kms`.`inventory` (`inventory_id`, `item_id`, `quantity_in_stock`, `expiration_date`, `added_datetime_stamp`) values (null, '410', '-1', '0000-00-00', current_timestamp);</text:p>
          </table:table-cell>
        </table:table-row>
        <table:table-row table:style-name="ro1">
          <table:table-cell table:formula="of:=[.A310]+1" office:value-type="float" office:value="411" calcext:value-type="float">
            <text:p>411</text:p>
          </table:table-cell>
          <table:table-cell table:formula="of:=&quot;insert into `usbong_kms`.`inventory` (`inventory_id`, `item_id`, `quantity_in_stock`, `expiration_date`, `added_datetime_stamp`) values (null, '&quot;&amp;[.A311]&amp;&quot;', '-1', '0000-00-00', current_timestamp);&quot;" office:value-type="string" office:string-value="insert into `usbong_kms`.`inventory` (`inventory_id`, `item_id`, `quantity_in_stock`, `expiration_date`, `added_datetime_stamp`) values (null, '411', '-1', '0000-00-00', current_timestamp);" calcext:value-type="string">
            <text:p>insert into `usbong_kms`.`inventory` (`inventory_id`, `item_id`, `quantity_in_stock`, `expiration_date`, `added_datetime_stamp`) values (null, '411', '-1', '0000-00-00', current_timestamp);</text:p>
          </table:table-cell>
        </table:table-row>
        <table:table-row table:style-name="ro1">
          <table:table-cell table:formula="of:=[.A311]+1" office:value-type="float" office:value="412" calcext:value-type="float">
            <text:p>412</text:p>
          </table:table-cell>
          <table:table-cell table:formula="of:=&quot;insert into `usbong_kms`.`inventory` (`inventory_id`, `item_id`, `quantity_in_stock`, `expiration_date`, `added_datetime_stamp`) values (null, '&quot;&amp;[.A312]&amp;&quot;', '-1', '0000-00-00', current_timestamp);&quot;" office:value-type="string" office:string-value="insert into `usbong_kms`.`inventory` (`inventory_id`, `item_id`, `quantity_in_stock`, `expiration_date`, `added_datetime_stamp`) values (null, '412', '-1', '0000-00-00', current_timestamp);" calcext:value-type="string">
            <text:p>insert into `usbong_kms`.`inventory` (`inventory_id`, `item_id`, `quantity_in_stock`, `expiration_date`, `added_datetime_stamp`) values (null, '412', '-1', '0000-00-00', current_timestamp);</text:p>
          </table:table-cell>
        </table:table-row>
        <table:table-row table:style-name="ro1">
          <table:table-cell table:formula="of:=[.A312]+1" office:value-type="float" office:value="413" calcext:value-type="float">
            <text:p>413</text:p>
          </table:table-cell>
          <table:table-cell table:formula="of:=&quot;insert into `usbong_kms`.`inventory` (`inventory_id`, `item_id`, `quantity_in_stock`, `expiration_date`, `added_datetime_stamp`) values (null, '&quot;&amp;[.A313]&amp;&quot;', '-1', '0000-00-00', current_timestamp);&quot;" office:value-type="string" office:string-value="insert into `usbong_kms`.`inventory` (`inventory_id`, `item_id`, `quantity_in_stock`, `expiration_date`, `added_datetime_stamp`) values (null, '413', '-1', '0000-00-00', current_timestamp);" calcext:value-type="string">
            <text:p>insert into `usbong_kms`.`inventory` (`inventory_id`, `item_id`, `quantity_in_stock`, `expiration_date`, `added_datetime_stamp`) values (null, '413', '-1', '0000-00-00', current_timestamp);</text:p>
          </table:table-cell>
        </table:table-row>
        <table:table-row table:style-name="ro1">
          <table:table-cell table:formula="of:=[.A313]+1" office:value-type="float" office:value="414" calcext:value-type="float">
            <text:p>414</text:p>
          </table:table-cell>
          <table:table-cell table:formula="of:=&quot;insert into `usbong_kms`.`inventory` (`inventory_id`, `item_id`, `quantity_in_stock`, `expiration_date`, `added_datetime_stamp`) values (null, '&quot;&amp;[.A314]&amp;&quot;', '-1', '0000-00-00', current_timestamp);&quot;" office:value-type="string" office:string-value="insert into `usbong_kms`.`inventory` (`inventory_id`, `item_id`, `quantity_in_stock`, `expiration_date`, `added_datetime_stamp`) values (null, '414', '-1', '0000-00-00', current_timestamp);" calcext:value-type="string">
            <text:p>insert into `usbong_kms`.`inventory` (`inventory_id`, `item_id`, `quantity_in_stock`, `expiration_date`, `added_datetime_stamp`) values (null, '414', '-1', '0000-00-00', current_timestamp);</text:p>
          </table:table-cell>
        </table:table-row>
        <table:table-row table:style-name="ro1">
          <table:table-cell table:formula="of:=[.A314]+1" office:value-type="float" office:value="415" calcext:value-type="float">
            <text:p>415</text:p>
          </table:table-cell>
          <table:table-cell table:formula="of:=&quot;insert into `usbong_kms`.`inventory` (`inventory_id`, `item_id`, `quantity_in_stock`, `expiration_date`, `added_datetime_stamp`) values (null, '&quot;&amp;[.A315]&amp;&quot;', '-1', '0000-00-00', current_timestamp);&quot;" office:value-type="string" office:string-value="insert into `usbong_kms`.`inventory` (`inventory_id`, `item_id`, `quantity_in_stock`, `expiration_date`, `added_datetime_stamp`) values (null, '415', '-1', '0000-00-00', current_timestamp);" calcext:value-type="string">
            <text:p>insert into `usbong_kms`.`inventory` (`inventory_id`, `item_id`, `quantity_in_stock`, `expiration_date`, `added_datetime_stamp`) values (null, '415', '-1', '0000-00-00', current_timestamp);</text:p>
          </table:table-cell>
        </table:table-row>
        <table:table-row table:style-name="ro1">
          <table:table-cell table:formula="of:=[.A315]+1" office:value-type="float" office:value="416" calcext:value-type="float">
            <text:p>416</text:p>
          </table:table-cell>
          <table:table-cell table:formula="of:=&quot;insert into `usbong_kms`.`inventory` (`inventory_id`, `item_id`, `quantity_in_stock`, `expiration_date`, `added_datetime_stamp`) values (null, '&quot;&amp;[.A316]&amp;&quot;', '-1', '0000-00-00', current_timestamp);&quot;" office:value-type="string" office:string-value="insert into `usbong_kms`.`inventory` (`inventory_id`, `item_id`, `quantity_in_stock`, `expiration_date`, `added_datetime_stamp`) values (null, '416', '-1', '0000-00-00', current_timestamp);" calcext:value-type="string">
            <text:p>insert into `usbong_kms`.`inventory` (`inventory_id`, `item_id`, `quantity_in_stock`, `expiration_date`, `added_datetime_stamp`) values (null, '416', '-1', '0000-00-00', current_timestamp);</text:p>
          </table:table-cell>
        </table:table-row>
        <table:table-row table:style-name="ro1">
          <table:table-cell table:formula="of:=[.A316]+1" office:value-type="float" office:value="417" calcext:value-type="float">
            <text:p>417</text:p>
          </table:table-cell>
          <table:table-cell table:formula="of:=&quot;insert into `usbong_kms`.`inventory` (`inventory_id`, `item_id`, `quantity_in_stock`, `expiration_date`, `added_datetime_stamp`) values (null, '&quot;&amp;[.A317]&amp;&quot;', '-1', '0000-00-00', current_timestamp);&quot;" office:value-type="string" office:string-value="insert into `usbong_kms`.`inventory` (`inventory_id`, `item_id`, `quantity_in_stock`, `expiration_date`, `added_datetime_stamp`) values (null, '417', '-1', '0000-00-00', current_timestamp);" calcext:value-type="string">
            <text:p>insert into `usbong_kms`.`inventory` (`inventory_id`, `item_id`, `quantity_in_stock`, `expiration_date`, `added_datetime_stamp`) values (null, '417', '-1', '0000-00-00', current_timestamp);</text:p>
          </table:table-cell>
        </table:table-row>
        <table:table-row table:style-name="ro1">
          <table:table-cell table:formula="of:=[.A317]+1" office:value-type="float" office:value="418" calcext:value-type="float">
            <text:p>418</text:p>
          </table:table-cell>
          <table:table-cell table:formula="of:=&quot;insert into `usbong_kms`.`inventory` (`inventory_id`, `item_id`, `quantity_in_stock`, `expiration_date`, `added_datetime_stamp`) values (null, '&quot;&amp;[.A318]&amp;&quot;', '-1', '0000-00-00', current_timestamp);&quot;" office:value-type="string" office:string-value="insert into `usbong_kms`.`inventory` (`inventory_id`, `item_id`, `quantity_in_stock`, `expiration_date`, `added_datetime_stamp`) values (null, '418', '-1', '0000-00-00', current_timestamp);" calcext:value-type="string">
            <text:p>insert into `usbong_kms`.`inventory` (`inventory_id`, `item_id`, `quantity_in_stock`, `expiration_date`, `added_datetime_stamp`) values (null, '418', '-1', '0000-00-00', current_timestamp);</text:p>
          </table:table-cell>
        </table:table-row>
        <table:table-row table:style-name="ro1">
          <table:table-cell table:formula="of:=[.A318]+1" office:value-type="float" office:value="419" calcext:value-type="float">
            <text:p>419</text:p>
          </table:table-cell>
          <table:table-cell table:formula="of:=&quot;insert into `usbong_kms`.`inventory` (`inventory_id`, `item_id`, `quantity_in_stock`, `expiration_date`, `added_datetime_stamp`) values (null, '&quot;&amp;[.A319]&amp;&quot;', '-1', '0000-00-00', current_timestamp);&quot;" office:value-type="string" office:string-value="insert into `usbong_kms`.`inventory` (`inventory_id`, `item_id`, `quantity_in_stock`, `expiration_date`, `added_datetime_stamp`) values (null, '419', '-1', '0000-00-00', current_timestamp);" calcext:value-type="string">
            <text:p>insert into `usbong_kms`.`inventory` (`inventory_id`, `item_id`, `quantity_in_stock`, `expiration_date`, `added_datetime_stamp`) values (null, '419', '-1', '0000-00-00', current_timestamp);</text:p>
          </table:table-cell>
        </table:table-row>
        <table:table-row table:style-name="ro1">
          <table:table-cell table:formula="of:=[.A319]+1" office:value-type="float" office:value="420" calcext:value-type="float">
            <text:p>420</text:p>
          </table:table-cell>
          <table:table-cell table:formula="of:=&quot;insert into `usbong_kms`.`inventory` (`inventory_id`, `item_id`, `quantity_in_stock`, `expiration_date`, `added_datetime_stamp`) values (null, '&quot;&amp;[.A320]&amp;&quot;', '-1', '0000-00-00', current_timestamp);&quot;" office:value-type="string" office:string-value="insert into `usbong_kms`.`inventory` (`inventory_id`, `item_id`, `quantity_in_stock`, `expiration_date`, `added_datetime_stamp`) values (null, '420', '-1', '0000-00-00', current_timestamp);" calcext:value-type="string">
            <text:p>insert into `usbong_kms`.`inventory` (`inventory_id`, `item_id`, `quantity_in_stock`, `expiration_date`, `added_datetime_stamp`) values (null, '420', '-1', '0000-00-00', current_timestamp);</text:p>
          </table:table-cell>
        </table:table-row>
        <table:table-row table:style-name="ro1">
          <table:table-cell table:formula="of:=[.A320]+1" office:value-type="float" office:value="421" calcext:value-type="float">
            <text:p>421</text:p>
          </table:table-cell>
          <table:table-cell table:formula="of:=&quot;insert into `usbong_kms`.`inventory` (`inventory_id`, `item_id`, `quantity_in_stock`, `expiration_date`, `added_datetime_stamp`) values (null, '&quot;&amp;[.A321]&amp;&quot;', '-1', '0000-00-00', current_timestamp);&quot;" office:value-type="string" office:string-value="insert into `usbong_kms`.`inventory` (`inventory_id`, `item_id`, `quantity_in_stock`, `expiration_date`, `added_datetime_stamp`) values (null, '421', '-1', '0000-00-00', current_timestamp);" calcext:value-type="string">
            <text:p>insert into `usbong_kms`.`inventory` (`inventory_id`, `item_id`, `quantity_in_stock`, `expiration_date`, `added_datetime_stamp`) values (null, '421', '-1', '0000-00-00', current_timestamp);</text:p>
          </table:table-cell>
        </table:table-row>
        <table:table-row table:style-name="ro1">
          <table:table-cell table:formula="of:=[.A321]+1" office:value-type="float" office:value="422" calcext:value-type="float">
            <text:p>422</text:p>
          </table:table-cell>
          <table:table-cell table:formula="of:=&quot;insert into `usbong_kms`.`inventory` (`inventory_id`, `item_id`, `quantity_in_stock`, `expiration_date`, `added_datetime_stamp`) values (null, '&quot;&amp;[.A322]&amp;&quot;', '-1', '0000-00-00', current_timestamp);&quot;" office:value-type="string" office:string-value="insert into `usbong_kms`.`inventory` (`inventory_id`, `item_id`, `quantity_in_stock`, `expiration_date`, `added_datetime_stamp`) values (null, '422', '-1', '0000-00-00', current_timestamp);" calcext:value-type="string">
            <text:p>insert into `usbong_kms`.`inventory` (`inventory_id`, `item_id`, `quantity_in_stock`, `expiration_date`, `added_datetime_stamp`) values (null, '422', '-1', '0000-00-00', current_timestamp);</text:p>
          </table:table-cell>
        </table:table-row>
        <table:table-row table:style-name="ro1">
          <table:table-cell table:formula="of:=[.A322]+1" office:value-type="float" office:value="423" calcext:value-type="float">
            <text:p>423</text:p>
          </table:table-cell>
          <table:table-cell table:formula="of:=&quot;insert into `usbong_kms`.`inventory` (`inventory_id`, `item_id`, `quantity_in_stock`, `expiration_date`, `added_datetime_stamp`) values (null, '&quot;&amp;[.A323]&amp;&quot;', '-1', '0000-00-00', current_timestamp);&quot;" office:value-type="string" office:string-value="insert into `usbong_kms`.`inventory` (`inventory_id`, `item_id`, `quantity_in_stock`, `expiration_date`, `added_datetime_stamp`) values (null, '423', '-1', '0000-00-00', current_timestamp);" calcext:value-type="string">
            <text:p>insert into `usbong_kms`.`inventory` (`inventory_id`, `item_id`, `quantity_in_stock`, `expiration_date`, `added_datetime_stamp`) values (null, '423', '-1', '0000-00-00', current_timestamp);</text:p>
          </table:table-cell>
        </table:table-row>
        <table:table-row table:style-name="ro1">
          <table:table-cell table:formula="of:=[.A323]+1" office:value-type="float" office:value="424" calcext:value-type="float">
            <text:p>424</text:p>
          </table:table-cell>
          <table:table-cell table:formula="of:=&quot;insert into `usbong_kms`.`inventory` (`inventory_id`, `item_id`, `quantity_in_stock`, `expiration_date`, `added_datetime_stamp`) values (null, '&quot;&amp;[.A324]&amp;&quot;', '-1', '0000-00-00', current_timestamp);&quot;" office:value-type="string" office:string-value="insert into `usbong_kms`.`inventory` (`inventory_id`, `item_id`, `quantity_in_stock`, `expiration_date`, `added_datetime_stamp`) values (null, '424', '-1', '0000-00-00', current_timestamp);" calcext:value-type="string">
            <text:p>insert into `usbong_kms`.`inventory` (`inventory_id`, `item_id`, `quantity_in_stock`, `expiration_date`, `added_datetime_stamp`) values (null, '424', '-1', '0000-00-00', current_timestamp);</text:p>
          </table:table-cell>
        </table:table-row>
        <table:table-row table:style-name="ro1">
          <table:table-cell table:formula="of:=[.A324]+1" office:value-type="float" office:value="425" calcext:value-type="float">
            <text:p>425</text:p>
          </table:table-cell>
          <table:table-cell table:formula="of:=&quot;insert into `usbong_kms`.`inventory` (`inventory_id`, `item_id`, `quantity_in_stock`, `expiration_date`, `added_datetime_stamp`) values (null, '&quot;&amp;[.A325]&amp;&quot;', '-1', '0000-00-00', current_timestamp);&quot;" office:value-type="string" office:string-value="insert into `usbong_kms`.`inventory` (`inventory_id`, `item_id`, `quantity_in_stock`, `expiration_date`, `added_datetime_stamp`) values (null, '425', '-1', '0000-00-00', current_timestamp);" calcext:value-type="string">
            <text:p>insert into `usbong_kms`.`inventory` (`inventory_id`, `item_id`, `quantity_in_stock`, `expiration_date`, `added_datetime_stamp`) values (null, '425', '-1', '0000-00-00', current_timestamp);</text:p>
          </table:table-cell>
        </table:table-row>
        <table:table-row table:style-name="ro1">
          <table:table-cell table:formula="of:=[.A325]+1" office:value-type="float" office:value="426" calcext:value-type="float">
            <text:p>426</text:p>
          </table:table-cell>
          <table:table-cell table:formula="of:=&quot;insert into `usbong_kms`.`inventory` (`inventory_id`, `item_id`, `quantity_in_stock`, `expiration_date`, `added_datetime_stamp`) values (null, '&quot;&amp;[.A326]&amp;&quot;', '-1', '0000-00-00', current_timestamp);&quot;" office:value-type="string" office:string-value="insert into `usbong_kms`.`inventory` (`inventory_id`, `item_id`, `quantity_in_stock`, `expiration_date`, `added_datetime_stamp`) values (null, '426', '-1', '0000-00-00', current_timestamp);" calcext:value-type="string">
            <text:p>insert into `usbong_kms`.`inventory` (`inventory_id`, `item_id`, `quantity_in_stock`, `expiration_date`, `added_datetime_stamp`) values (null, '426', '-1', '0000-00-00', current_timestamp);</text:p>
          </table:table-cell>
        </table:table-row>
        <table:table-row table:style-name="ro1">
          <table:table-cell table:formula="of:=[.A326]+1" office:value-type="float" office:value="427" calcext:value-type="float">
            <text:p>427</text:p>
          </table:table-cell>
          <table:table-cell table:formula="of:=&quot;insert into `usbong_kms`.`inventory` (`inventory_id`, `item_id`, `quantity_in_stock`, `expiration_date`, `added_datetime_stamp`) values (null, '&quot;&amp;[.A327]&amp;&quot;', '-1', '0000-00-00', current_timestamp);&quot;" office:value-type="string" office:string-value="insert into `usbong_kms`.`inventory` (`inventory_id`, `item_id`, `quantity_in_stock`, `expiration_date`, `added_datetime_stamp`) values (null, '427', '-1', '0000-00-00', current_timestamp);" calcext:value-type="string">
            <text:p>insert into `usbong_kms`.`inventory` (`inventory_id`, `item_id`, `quantity_in_stock`, `expiration_date`, `added_datetime_stamp`) values (null, '427', '-1', '0000-00-00', current_timestamp);</text:p>
          </table:table-cell>
        </table:table-row>
        <table:table-row table:style-name="ro1">
          <table:table-cell table:formula="of:=[.A327]+1" office:value-type="float" office:value="428" calcext:value-type="float">
            <text:p>428</text:p>
          </table:table-cell>
          <table:table-cell table:formula="of:=&quot;insert into `usbong_kms`.`inventory` (`inventory_id`, `item_id`, `quantity_in_stock`, `expiration_date`, `added_datetime_stamp`) values (null, '&quot;&amp;[.A328]&amp;&quot;', '-1', '0000-00-00', current_timestamp);&quot;" office:value-type="string" office:string-value="insert into `usbong_kms`.`inventory` (`inventory_id`, `item_id`, `quantity_in_stock`, `expiration_date`, `added_datetime_stamp`) values (null, '428', '-1', '0000-00-00', current_timestamp);" calcext:value-type="string">
            <text:p>insert into `usbong_kms`.`inventory` (`inventory_id`, `item_id`, `quantity_in_stock`, `expiration_date`, `added_datetime_stamp`) values (null, '428', '-1', '0000-00-00', current_timestamp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7T07:13:59.679000000</meta:creation-date>
    <dc:date>2020-06-17T07:23:33.368000000</dc:date>
    <meta:editing-duration>PT9M39S</meta:editing-duration>
    <meta:editing-cycles>1</meta:editing-cycles>
    <meta:document-statistic meta:table-count="1" meta:cell-count="656" meta:object-count="0"/>
    <meta:generator>LibreOffice/6.3.5.2$Windows_x86 LibreOffice_project/dd0751754f11728f69b42ee2af66670068624673</meta:generator>
  </office:meta>
</office:document-meta>
</file>